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407000003212FADBE70.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C8000001A36762C076.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1EF00000255514ABD3B.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114cc0b" officeooo:paragraph-rsid="0114cc0b"/>
    </style:style>
    <style:style style:name="P2" style:family="paragraph" style:parent-style-name="Footer">
      <style:paragraph-properties fo:text-align="center" style:justify-single-word="false"/>
      <style:text-properties officeooo:paragraph-rsid="0114cc0b"/>
    </style:style>
    <style:style style:name="P3"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4" style:family="paragraph" style:parent-style-name="Text_20_body">
      <style:text-properties officeooo:paragraph-rsid="00decae6"/>
    </style:style>
    <style:style style:name="P5" style:family="paragraph" style:parent-style-name="Text_20_body">
      <style:text-properties officeooo:rsid="00e2d048" officeooo:paragraph-rsid="00e2d048"/>
    </style:style>
    <style:style style:name="P6" style:family="paragraph" style:parent-style-name="Text_20_body">
      <style:text-properties fo:language="fr" fo:country="FR" officeooo:rsid="00e3c144" officeooo:paragraph-rsid="00e9222c"/>
    </style:style>
    <style:style style:name="P7" style:family="paragraph" style:parent-style-name="Text_20_body">
      <style:text-properties fo:language="fr" fo:country="FR" fo:font-weight="bold" officeooo:rsid="00e959f6" officeooo:paragraph-rsid="00e959f6" style:font-weight-asian="bold" style:font-weight-complex="bold"/>
    </style:style>
    <style:style style:name="P8" style:family="paragraph" style:parent-style-name="Text_20_body">
      <style:text-properties fo:language="fr" fo:country="FR" officeooo:rsid="00e2d048" officeooo:paragraph-rsid="00ed5af3"/>
    </style:style>
    <style:style style:name="P9" style:family="paragraph" style:parent-style-name="Text_20_body">
      <style:text-properties fo:language="fr" fo:country="FR" fo:font-style="normal" officeooo:rsid="01088582" officeooo:paragraph-rsid="01088582" style:font-style-asian="normal" style:font-style-complex="normal"/>
    </style:style>
    <style:style style:name="P10" style:family="paragraph" style:parent-style-name="Text_20_body">
      <style:text-properties fo:language="fr" fo:country="FR" officeooo:rsid="01088582" officeooo:paragraph-rsid="01088582"/>
    </style:style>
    <style:style style:name="P11" style:family="paragraph" style:parent-style-name="Text_20_body">
      <style:text-properties officeooo:rsid="00e3c144" officeooo:paragraph-rsid="00e3c144"/>
    </style:style>
    <style:style style:name="P12" style:family="paragraph" style:parent-style-name="Text_20_body">
      <style:text-properties officeooo:rsid="00e3c144" officeooo:paragraph-rsid="00e9222c"/>
    </style:style>
    <style:style style:name="P13" style:family="paragraph" style:parent-style-name="Text_20_body">
      <style:text-properties officeooo:rsid="00e959f6" officeooo:paragraph-rsid="00e959f6"/>
    </style:style>
    <style:style style:name="P14" style:family="paragraph" style:parent-style-name="Text_20_body">
      <style:text-properties fo:font-style="normal" officeooo:rsid="00e959f6" officeooo:paragraph-rsid="00e959f6" style:font-style-asian="normal" style:font-style-complex="normal"/>
    </style:style>
    <style:style style:name="P15" style:family="paragraph" style:parent-style-name="Text_20_body">
      <style:text-properties fo:font-style="normal" officeooo:rsid="00eb1857" officeooo:paragraph-rsid="00eb1857" style:font-style-asian="normal" style:font-style-complex="normal"/>
    </style:style>
    <style:style style:name="P16" style:family="paragraph" style:parent-style-name="Text_20_body">
      <style:text-properties fo:font-style="normal" officeooo:rsid="01088582" officeooo:paragraph-rsid="01088582" style:font-style-asian="normal" style:font-style-complex="normal"/>
    </style:style>
    <style:style style:name="P17" style:family="paragraph" style:parent-style-name="Text_20_body">
      <style:text-properties officeooo:paragraph-rsid="00ed5af3"/>
    </style:style>
    <style:style style:name="P18" style:family="paragraph" style:parent-style-name="Text_20_body">
      <style:text-properties officeooo:paragraph-rsid="00fdb53d"/>
    </style:style>
    <style:style style:name="P1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20" style:family="paragraph" style:parent-style-name="Text_20_body">
      <style:text-properties officeooo:paragraph-rsid="00f7188c"/>
    </style:style>
    <style:style style:name="P21" style:family="paragraph" style:parent-style-name="Text_20_body">
      <style:text-properties officeooo:rsid="00f03f47" officeooo:paragraph-rsid="00f03f47"/>
    </style:style>
    <style:style style:name="P22" style:family="paragraph" style:parent-style-name="Text_20_body">
      <style:text-properties officeooo:rsid="00f7188c" officeooo:paragraph-rsid="00f7188c"/>
    </style:style>
    <style:style style:name="P23" style:family="paragraph" style:parent-style-name="Text_20_body">
      <style:text-properties officeooo:paragraph-rsid="00f85d0c"/>
    </style:style>
    <style:style style:name="P24" style:family="paragraph" style:parent-style-name="Text_20_body">
      <style:text-properties officeooo:paragraph-rsid="00f92685"/>
    </style:style>
    <style:style style:name="P25" style:family="paragraph" style:parent-style-name="Text_20_body">
      <style:text-properties officeooo:rsid="00f98a89" officeooo:paragraph-rsid="00f98a89"/>
    </style:style>
    <style:style style:name="P26" style:family="paragraph" style:parent-style-name="Text_20_body">
      <style:text-properties officeooo:rsid="00f98a89" officeooo:paragraph-rsid="00fb8275"/>
    </style:style>
    <style:style style:name="P27" style:family="paragraph" style:parent-style-name="Text_20_body">
      <style:text-properties officeooo:paragraph-rsid="00f98a89"/>
    </style:style>
    <style:style style:name="P28" style:family="paragraph" style:parent-style-name="Text_20_body">
      <style:text-properties officeooo:rsid="00fb8275" officeooo:paragraph-rsid="00fb8275"/>
    </style:style>
    <style:style style:name="P29" style:family="paragraph" style:parent-style-name="Text_20_body">
      <style:text-properties officeooo:rsid="00fc5c70" officeooo:paragraph-rsid="00fc5c70"/>
    </style:style>
    <style:style style:name="P30" style:family="paragraph" style:parent-style-name="Text_20_body">
      <style:text-properties officeooo:rsid="00fdb53d" officeooo:paragraph-rsid="00fdb53d"/>
    </style:style>
    <style:style style:name="P31" style:family="paragraph" style:parent-style-name="Text_20_body">
      <style:text-properties officeooo:rsid="00feb8ae" officeooo:paragraph-rsid="0100fb81"/>
    </style:style>
    <style:style style:name="P32" style:family="paragraph" style:parent-style-name="Text_20_body">
      <style:text-properties officeooo:rsid="01004c9b" officeooo:paragraph-rsid="01004c9b"/>
    </style:style>
    <style:style style:name="P33" style:family="paragraph" style:parent-style-name="Text_20_body">
      <style:text-properties officeooo:rsid="0100fb81" officeooo:paragraph-rsid="0100fb81"/>
    </style:style>
    <style:style style:name="P34" style:family="paragraph" style:parent-style-name="Text_20_body">
      <style:paragraph-properties fo:text-align="center" style:justify-single-word="false"/>
      <style:text-properties officeooo:paragraph-rsid="0080c244"/>
    </style:style>
    <style:style style:name="P35" style:family="paragraph" style:parent-style-name="Text_20_body">
      <style:text-properties officeooo:rsid="01039e5e" officeooo:paragraph-rsid="01039e5e"/>
    </style:style>
    <style:style style:name="P36" style:family="paragraph" style:parent-style-name="Text_20_body">
      <style:text-properties officeooo:rsid="01039e5e" officeooo:paragraph-rsid="01050ee4"/>
    </style:style>
    <style:style style:name="P37" style:family="paragraph" style:parent-style-name="Text_20_body">
      <style:text-properties officeooo:rsid="01039e5e" officeooo:paragraph-rsid="0105767f"/>
    </style:style>
    <style:style style:name="P38" style:family="paragraph" style:parent-style-name="Text_20_body">
      <style:text-properties officeooo:rsid="0105767f" officeooo:paragraph-rsid="0105767f"/>
    </style:style>
    <style:style style:name="P39" style:family="paragraph" style:parent-style-name="Text_20_body">
      <style:text-properties officeooo:paragraph-rsid="010b2ece"/>
    </style:style>
    <style:style style:name="P40" style:family="paragraph" style:parent-style-name="Text_20_body">
      <style:text-properties officeooo:rsid="010d0990" officeooo:paragraph-rsid="010d0990"/>
    </style:style>
    <style:style style:name="P41" style:family="paragraph" style:parent-style-name="Text_20_body">
      <style:text-properties officeooo:paragraph-rsid="010e0c86"/>
    </style:style>
    <style:style style:name="P42" style:family="paragraph" style:parent-style-name="Text_20_body">
      <style:text-properties officeooo:rsid="010e9299" officeooo:paragraph-rsid="010e9299"/>
    </style:style>
    <style:style style:name="P43" style:family="paragraph" style:parent-style-name="Text_20_body">
      <style:text-properties officeooo:rsid="010e9299" officeooo:paragraph-rsid="01195abb"/>
    </style:style>
    <style:style style:name="P44" style:family="paragraph" style:parent-style-name="Text_20_body">
      <style:text-properties officeooo:rsid="011001d0" officeooo:paragraph-rsid="0110c289"/>
    </style:style>
    <style:style style:name="P45" style:family="paragraph" style:parent-style-name="Text_20_body">
      <style:text-properties officeooo:rsid="011001d0" officeooo:paragraph-rsid="01140223"/>
    </style:style>
    <style:style style:name="P46" style:family="paragraph" style:parent-style-name="Text_20_body">
      <style:text-properties officeooo:paragraph-rsid="011001d0"/>
    </style:style>
    <style:style style:name="P47" style:family="paragraph" style:parent-style-name="Text_20_body">
      <style:text-properties officeooo:rsid="0114cc0b" officeooo:paragraph-rsid="011f1201"/>
    </style:style>
    <style:style style:name="P48" style:family="paragraph" style:parent-style-name="Text_20_body">
      <style:text-properties officeooo:paragraph-rsid="01163adb"/>
    </style:style>
    <style:style style:name="P49" style:family="paragraph" style:parent-style-name="Text_20_body">
      <style:text-properties officeooo:paragraph-rsid="0117bf84"/>
    </style:style>
    <style:style style:name="P50" style:family="paragraph" style:parent-style-name="Text_20_body">
      <style:text-properties officeooo:rsid="01195abb" officeooo:paragraph-rsid="01195abb"/>
    </style:style>
    <style:style style:name="P51" style:family="paragraph" style:parent-style-name="Text_20_body">
      <style:text-properties officeooo:rsid="0120a8d5" officeooo:paragraph-rsid="011f1201"/>
    </style:style>
    <style:style style:name="P52" style:family="paragraph" style:parent-style-name="Text_20_body">
      <style:text-properties officeooo:rsid="0120a8d5" officeooo:paragraph-rsid="0120a8d5"/>
    </style:style>
    <style:style style:name="P53" style:family="paragraph" style:parent-style-name="Text_20_body">
      <style:text-properties officeooo:rsid="012314f1" officeooo:paragraph-rsid="012314f1"/>
    </style:style>
    <style:style style:name="P54" style:family="paragraph" style:parent-style-name="Text_20_body">
      <style:text-properties officeooo:paragraph-rsid="012314f1"/>
    </style:style>
    <style:style style:name="P55" style:family="paragraph" style:parent-style-name="Text_20_body">
      <style:text-properties officeooo:rsid="01250f51" officeooo:paragraph-rsid="01250f51"/>
    </style:style>
    <style:style style:name="P56" style:family="paragraph" style:parent-style-name="Text_20_body">
      <style:text-properties officeooo:rsid="01261dda" officeooo:paragraph-rsid="01261dda"/>
    </style:style>
    <style:style style:name="P57" style:family="paragraph" style:parent-style-name="Title">
      <style:text-properties fo:color="#000000" fo:language="fr" fo:country="FR" officeooo:rsid="001ab4ae" officeooo:paragraph-rsid="0014f402"/>
    </style:style>
    <style:style style:name="P58"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59" style:family="paragraph" style:parent-style-name="Quotations">
      <style:paragraph-properties fo:text-align="end" style:justify-single-word="false"/>
      <style:text-properties fo:color="#000000" style:font-name="Times New Roman" fo:language="fr" fo:country="FR" officeooo:paragraph-rsid="0014f402"/>
    </style:style>
    <style:style style:name="P60"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6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6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63"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64"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65" style:family="paragraph" style:parent-style-name="Text_20_body">
      <style:paragraph-properties fo:break-before="page"/>
      <style:text-properties officeooo:rsid="00f98a89" officeooo:paragraph-rsid="00fb8275"/>
    </style:style>
    <style:style style:name="P66" style:family="paragraph" style:parent-style-name="Text_20_body">
      <style:paragraph-properties fo:margin-left="0in" fo:margin-right="0in" fo:text-indent="-0.25in" style:auto-text-indent="false"/>
      <style:text-properties officeooo:paragraph-rsid="00f56c1b"/>
    </style:style>
    <style:style style:name="P67" style:family="paragraph" style:parent-style-name="_5f_code">
      <style:text-properties officeooo:paragraph-rsid="01088582"/>
    </style:style>
    <style:style style:name="P68" style:family="paragraph" style:parent-style-name="_5f_code">
      <style:text-properties officeooo:rsid="01250f51" officeooo:paragraph-rsid="01261dda"/>
    </style:style>
    <style:style style:name="P69" style:family="paragraph" style:parent-style-name="Diagramme">
      <style:paragraph-properties fo:text-align="center" style:justify-single-word="false"/>
    </style:style>
    <style:style style:name="P70" style:family="paragraph" style:parent-style-name="Footnote">
      <style:text-properties officeooo:rsid="01163adb" officeooo:paragraph-rsid="01163adb"/>
    </style:style>
    <style:style style:name="P71"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72" style:family="paragraph" style:parent-style-name="Heading_20_1">
      <style:text-properties officeooo:rsid="00decae6"/>
    </style:style>
    <style:style style:name="P73" style:family="paragraph" style:parent-style-name="Heading_20_1" style:list-style-name="">
      <style:text-properties officeooo:rsid="00decae6" officeooo:paragraph-rsid="00decae6"/>
    </style:style>
    <style:style style:name="P74" style:family="paragraph" style:parent-style-name="Heading_20_1">
      <style:text-properties officeooo:rsid="00decae6" officeooo:paragraph-rsid="00decae6"/>
    </style:style>
    <style:style style:name="P75" style:family="paragraph" style:parent-style-name="Heading_20_1" style:list-style-name="">
      <style:text-properties officeooo:rsid="00fdb53d" officeooo:paragraph-rsid="00fdb53d"/>
    </style:style>
    <style:style style:name="P76" style:family="paragraph" style:parent-style-name="Heading_20_1" style:list-style-name="">
      <style:text-properties officeooo:rsid="01262ef9" officeooo:paragraph-rsid="01262ef9"/>
    </style:style>
    <style:style style:name="P77" style:family="paragraph" style:parent-style-name="Heading_20_1">
      <style:text-properties officeooo:rsid="012b77b1" officeooo:paragraph-rsid="012b77b1"/>
    </style:style>
    <style:style style:name="P78" style:family="paragraph" style:parent-style-name="Heading_20_1">
      <style:paragraph-properties fo:break-before="page"/>
      <style:text-properties officeooo:rsid="00decae6" officeooo:paragraph-rsid="00decae6"/>
    </style:style>
    <style:style style:name="P79" style:family="paragraph" style:parent-style-name="Heading_20_1">
      <style:paragraph-properties fo:break-before="page"/>
      <style:text-properties officeooo:rsid="01262ef9" officeooo:paragraph-rsid="01262ef9"/>
    </style:style>
    <style:style style:name="P80" style:family="paragraph" style:parent-style-name="Heading_20_1">
      <style:paragraph-properties fo:break-before="page"/>
      <style:text-properties officeooo:paragraph-rsid="01306d1b"/>
    </style:style>
    <style:style style:name="P81"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82" style:family="paragraph" style:parent-style-name="Text_20_body" style:list-style-name="">
      <style:text-properties officeooo:paragraph-rsid="0014f402"/>
    </style:style>
    <style:style style:name="P83" style:family="paragraph" style:parent-style-name="Text_20_body" style:list-style-name="L2"/>
    <style:style style:name="P84" style:family="paragraph" style:parent-style-name="Text_20_body" style:list-style-name="L2">
      <style:text-properties officeooo:paragraph-rsid="00f7188c"/>
    </style:style>
    <style:style style:name="P85" style:family="paragraph" style:parent-style-name="Text_20_body" style:list-style-name="L2">
      <style:text-properties officeooo:paragraph-rsid="00f56c1b"/>
    </style:style>
    <style:style style:name="P86" style:family="paragraph" style:parent-style-name="Text_20_body" style:list-style-name="L3">
      <style:text-properties officeooo:rsid="00f7188c" officeooo:paragraph-rsid="00f7188c"/>
    </style:style>
    <style:style style:name="P87" style:family="paragraph" style:parent-style-name="Text_20_body">
      <style:text-properties officeooo:rsid="00f7188c" officeooo:paragraph-rsid="00f7188c"/>
    </style:style>
    <style:style style:name="P88" style:family="paragraph" style:parent-style-name="Text_20_body">
      <style:text-properties officeooo:rsid="00f85d0c" officeooo:paragraph-rsid="00f85d0c"/>
    </style:style>
    <style:style style:name="P89" style:family="paragraph" style:parent-style-name="Text_20_body" style:list-style-name="L4">
      <style:text-properties officeooo:paragraph-rsid="00fdb53d"/>
    </style:style>
    <style:style style:name="P90" style:family="paragraph" style:parent-style-name="Text_20_body" style:list-style-name="L4">
      <style:text-properties officeooo:rsid="00fdb53d" officeooo:paragraph-rsid="00fdb53d"/>
    </style:style>
    <style:style style:name="P91" style:family="paragraph" style:parent-style-name="Text_20_body" style:list-style-name="L5">
      <style:text-properties officeooo:rsid="01004c9b" officeooo:paragraph-rsid="01004c9b"/>
    </style:style>
    <style:style style:name="P92" style:family="paragraph" style:parent-style-name="Text_20_body" style:list-style-name="L6">
      <style:text-properties officeooo:rsid="00e2d048" officeooo:paragraph-rsid="00e2d048"/>
    </style:style>
    <style:style style:name="P93" style:family="paragraph" style:parent-style-name="Text_20_body" style:list-style-name="L6">
      <style:text-properties officeooo:rsid="0100fb81" officeooo:paragraph-rsid="0100fb81"/>
    </style:style>
    <style:style style:name="P94" style:family="paragraph" style:parent-style-name="Text_20_body" style:list-style-name="L7">
      <style:text-properties fo:language="fr" fo:country="FR" fo:font-weight="bold" officeooo:rsid="00e959f6" officeooo:paragraph-rsid="00e959f6" style:font-weight-asian="bold" style:font-weight-complex="bold"/>
    </style:style>
    <style:style style:name="P95" style:family="paragraph" style:parent-style-name="Text_20_body" style:list-style-name="L8">
      <style:text-properties officeooo:rsid="01039e5e" officeooo:paragraph-rsid="0105767f"/>
    </style:style>
    <style:style style:name="P96" style:family="paragraph" style:parent-style-name="Text_20_body">
      <style:text-properties fo:font-style="normal" officeooo:rsid="010d0990" officeooo:paragraph-rsid="010d0990" style:font-style-asian="normal" style:font-style-complex="normal"/>
    </style:style>
    <style:style style:name="P97" style:family="paragraph" style:parent-style-name="Text_20_body">
      <style:text-properties fo:font-style="normal" officeooo:rsid="01250f51" officeooo:paragraph-rsid="01250f51" style:font-style-asian="normal" style:font-style-complex="normal"/>
    </style:style>
    <style:style style:name="P98" style:family="paragraph" style:parent-style-name="Text_20_body">
      <style:text-properties fo:font-style="normal" officeooo:rsid="01261dda" officeooo:paragraph-rsid="01261dda" style:font-style-asian="normal" style:font-style-complex="normal"/>
    </style:style>
    <style:style style:name="P99" style:family="paragraph" style:parent-style-name="Text_20_body" style:list-style-name="L13">
      <style:text-properties fo:font-style="normal" officeooo:rsid="01306d1b" officeooo:paragraph-rsid="01306d1b" style:font-style-asian="normal" style:font-style-complex="normal"/>
    </style:style>
    <style:style style:name="P100" style:family="paragraph" style:parent-style-name="Text_20_body" style:list-style-name="L13">
      <style:text-properties fo:font-style="normal" officeooo:rsid="01319d2c" officeooo:paragraph-rsid="01319d2c" style:font-style-asian="normal" style:font-style-complex="normal"/>
    </style:style>
    <style:style style:name="P101" style:family="paragraph" style:parent-style-name="Text_20_body" style:list-style-name="L9">
      <style:text-properties officeooo:paragraph-rsid="01195abb"/>
    </style:style>
    <style:style style:name="P102" style:family="paragraph" style:parent-style-name="Text_20_body" style:list-style-name="L9">
      <style:text-properties officeooo:rsid="01195abb" officeooo:paragraph-rsid="01195abb"/>
    </style:style>
    <style:style style:name="P103" style:family="paragraph" style:parent-style-name="Text_20_body" style:list-style-name="L10">
      <style:text-properties officeooo:rsid="0120a8d5" officeooo:paragraph-rsid="0120a8d5"/>
    </style:style>
    <style:style style:name="P104" style:family="paragraph" style:parent-style-name="Text_20_body">
      <style:text-properties officeooo:rsid="0120a8d5" officeooo:paragraph-rsid="0120a8d5"/>
    </style:style>
    <style:style style:name="P105" style:family="paragraph" style:parent-style-name="Text_20_body">
      <style:text-properties officeooo:rsid="0120a8d5" officeooo:paragraph-rsid="01295790"/>
    </style:style>
    <style:style style:name="P106" style:family="paragraph" style:parent-style-name="Text_20_body">
      <style:text-properties officeooo:rsid="012314f1" officeooo:paragraph-rsid="012314f1"/>
    </style:style>
    <style:style style:name="P107" style:family="paragraph" style:parent-style-name="Text_20_body">
      <style:text-properties officeooo:rsid="012314f1" officeooo:paragraph-rsid="0128798f"/>
    </style:style>
    <style:style style:name="P108" style:family="paragraph" style:parent-style-name="Text_20_body" style:list-style-name="L11">
      <style:text-properties officeooo:rsid="01261dda" officeooo:paragraph-rsid="01261dda"/>
    </style:style>
    <style:style style:name="P109" style:family="paragraph" style:parent-style-name="Text_20_body" style:list-style-name="L12">
      <style:text-properties officeooo:rsid="01262ef9" officeooo:paragraph-rsid="013a5771"/>
    </style:style>
    <style:style style:name="P110" style:family="paragraph" style:parent-style-name="Text_20_body">
      <style:text-properties officeooo:rsid="01262ef9" officeooo:paragraph-rsid="01262ef9"/>
    </style:style>
    <style:style style:name="P111" style:family="paragraph" style:parent-style-name="Text_20_body">
      <style:text-properties officeooo:rsid="01262ef9" officeooo:paragraph-rsid="013a5771"/>
    </style:style>
    <style:style style:name="P112" style:family="paragraph" style:parent-style-name="Text_20_body">
      <style:text-properties officeooo:rsid="01269a16" officeooo:paragraph-rsid="01269a16"/>
    </style:style>
    <style:style style:name="P113" style:family="paragraph" style:parent-style-name="Text_20_body">
      <style:text-properties officeooo:rsid="01269a16" officeooo:paragraph-rsid="0127bda8"/>
    </style:style>
    <style:style style:name="P114" style:family="paragraph" style:parent-style-name="Text_20_body">
      <style:text-properties officeooo:rsid="0127bda8" officeooo:paragraph-rsid="0127bda8"/>
    </style:style>
    <style:style style:name="P115" style:family="paragraph" style:parent-style-name="Text_20_body">
      <style:text-properties officeooo:paragraph-rsid="01250f51"/>
    </style:style>
    <style:style style:name="P116" style:family="paragraph" style:parent-style-name="Text_20_body">
      <style:text-properties officeooo:rsid="012a83f5" officeooo:paragraph-rsid="012a83f5"/>
    </style:style>
    <style:style style:name="P117" style:family="paragraph" style:parent-style-name="Text_20_body">
      <style:text-properties officeooo:rsid="012a83f5" officeooo:paragraph-rsid="012ae993"/>
    </style:style>
    <style:style style:name="P118" style:family="paragraph" style:parent-style-name="Text_20_body">
      <style:text-properties officeooo:rsid="012ae993" officeooo:paragraph-rsid="012ae993"/>
    </style:style>
    <style:style style:name="P119" style:family="paragraph" style:parent-style-name="Text_20_body">
      <style:text-properties officeooo:paragraph-rsid="00e2d048"/>
    </style:style>
    <style:style style:name="P120" style:family="paragraph" style:parent-style-name="Text_20_body">
      <style:text-properties officeooo:rsid="012b77b1" officeooo:paragraph-rsid="012b77b1"/>
    </style:style>
    <style:style style:name="P121" style:family="paragraph" style:parent-style-name="Text_20_body">
      <style:text-properties officeooo:rsid="012b77b1" officeooo:paragraph-rsid="012c9430"/>
    </style:style>
    <style:style style:name="P122" style:family="paragraph" style:parent-style-name="Text_20_body">
      <style:text-properties officeooo:rsid="012b77b1" officeooo:paragraph-rsid="012d9297"/>
    </style:style>
    <style:style style:name="P123" style:family="paragraph" style:parent-style-name="Text_20_body">
      <style:text-properties officeooo:rsid="012b77b1" officeooo:paragraph-rsid="012e9942"/>
    </style:style>
    <style:style style:name="P124" style:family="paragraph" style:parent-style-name="Text_20_body">
      <style:text-properties officeooo:paragraph-rsid="012b77b1"/>
    </style:style>
    <style:style style:name="P125" style:family="paragraph" style:parent-style-name="Text_20_body">
      <style:text-properties officeooo:rsid="012c9430" officeooo:paragraph-rsid="012c9430"/>
    </style:style>
    <style:style style:name="P126" style:family="paragraph" style:parent-style-name="Text_20_body">
      <style:text-properties officeooo:rsid="012c9430" officeooo:paragraph-rsid="012cde69"/>
    </style:style>
    <style:style style:name="P127" style:family="paragraph" style:parent-style-name="Text_20_body">
      <style:text-properties officeooo:rsid="012c9430" officeooo:paragraph-rsid="012f4ae3"/>
    </style:style>
    <style:style style:name="P128" style:family="paragraph" style:parent-style-name="Text_20_body">
      <style:text-properties officeooo:rsid="012d9297" officeooo:paragraph-rsid="012d9297"/>
    </style:style>
    <style:style style:name="P129" style:family="paragraph" style:parent-style-name="Text_20_body">
      <style:text-properties officeooo:rsid="012e59e6" officeooo:paragraph-rsid="012e59e6"/>
    </style:style>
    <style:style style:name="P130" style:family="paragraph" style:parent-style-name="Text_20_body">
      <style:text-properties officeooo:rsid="012e59e6" officeooo:paragraph-rsid="012f4ae3"/>
    </style:style>
    <style:style style:name="P131" style:family="paragraph" style:parent-style-name="Text_20_body">
      <style:text-properties officeooo:rsid="012e9942" officeooo:paragraph-rsid="012e9942"/>
    </style:style>
    <style:style style:name="P132" style:family="paragraph" style:parent-style-name="Text_20_body">
      <style:text-properties officeooo:rsid="012f4ae3" officeooo:paragraph-rsid="012f4ae3"/>
    </style:style>
    <style:style style:name="P133" style:family="paragraph" style:parent-style-name="Text_20_body">
      <style:text-properties officeooo:rsid="01306d1b" officeooo:paragraph-rsid="01306d1b"/>
    </style:style>
    <style:style style:name="P134" style:family="paragraph" style:parent-style-name="Text_20_body">
      <style:text-properties officeooo:rsid="0132ad0f" officeooo:paragraph-rsid="0132ad0f"/>
    </style:style>
    <style:style style:name="P135" style:family="paragraph" style:parent-style-name="Text_20_body">
      <style:text-properties officeooo:rsid="0132ad0f" officeooo:paragraph-rsid="01342571"/>
    </style:style>
    <style:style style:name="P136" style:family="paragraph" style:parent-style-name="Text_20_body">
      <style:text-properties officeooo:rsid="0132ad0f" officeooo:paragraph-rsid="01361d7c"/>
    </style:style>
    <style:style style:name="P137" style:family="paragraph" style:parent-style-name="Text_20_body" style:list-style-name="L14">
      <style:text-properties officeooo:rsid="01395235" officeooo:paragraph-rsid="013a5771"/>
    </style:style>
    <style:style style:name="P138" style:family="paragraph" style:parent-style-name="Text_20_body">
      <style:text-properties officeooo:rsid="01395235" officeooo:paragraph-rsid="013a5771"/>
    </style:style>
    <style:style style:name="P139" style:family="paragraph" style:parent-style-name="Text_20_body" style:list-style-name="L18">
      <style:text-properties officeooo:rsid="01395235" officeooo:paragraph-rsid="013a5771"/>
    </style:style>
    <style:style style:name="P140" style:family="paragraph" style:parent-style-name="Text_20_body">
      <style:text-properties officeooo:rsid="013a5771" officeooo:paragraph-rsid="013a5771"/>
    </style:style>
    <style:style style:name="P141" style:family="paragraph" style:parent-style-name="Text_20_body" style:list-style-name="L19">
      <style:text-properties officeooo:rsid="013a5771" officeooo:paragraph-rsid="013a5771"/>
    </style:style>
    <style:style style:name="P142" style:family="paragraph" style:parent-style-name="Text_20_body">
      <style:text-properties officeooo:rsid="013b529e" officeooo:paragraph-rsid="01400019"/>
    </style:style>
    <style:style style:name="P143" style:family="paragraph" style:parent-style-name="Text_20_body">
      <style:text-properties officeooo:rsid="013e1bb6" officeooo:paragraph-rsid="013e1bb6"/>
    </style:style>
    <style:style style:name="P144" style:family="paragraph" style:parent-style-name="Text_20_body">
      <style:text-properties officeooo:rsid="01400019" officeooo:paragraph-rsid="01400019"/>
    </style:style>
    <style:style style:name="P145" style:family="paragraph" style:parent-style-name="Text_20_body">
      <style:text-properties officeooo:paragraph-rsid="01400019"/>
    </style:style>
    <style:style style:name="P146" style:family="paragraph" style:parent-style-name="Text_20_body" style:list-style-name="L2">
      <style:paragraph-properties fo:margin-left="0in" fo:margin-right="0in" fo:text-indent="-0.25in" style:auto-text-indent="false"/>
      <style:text-properties officeooo:paragraph-rsid="00f56c1b"/>
    </style:style>
    <style:style style:name="P147" style:family="paragraph" style:parent-style-name="Text_20_body">
      <style:paragraph-properties fo:break-before="page"/>
      <style:text-properties officeooo:rsid="01400019" officeooo:paragraph-rsid="01400019"/>
    </style:style>
    <style:style style:name="P148" style:family="paragraph" style:parent-style-name="Text_20_body">
      <style:paragraph-properties fo:margin-left="-0.25in" fo:margin-right="0in" fo:text-align="center" style:justify-single-word="false" fo:text-indent="0in" style:auto-text-indent="false"/>
      <style:text-properties officeooo:paragraph-rsid="00f959ba"/>
    </style:style>
    <style:style style:name="P149" style:family="paragraph" style:parent-style-name="Text_20_body">
      <style:paragraph-properties fo:margin-left="-0.25in" fo:margin-right="0in" fo:text-indent="0in" style:auto-text-indent="false"/>
      <style:text-properties officeooo:paragraph-rsid="00f56c1b"/>
    </style:style>
    <style:style style:name="P150"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51" style:family="paragraph" style:parent-style-name="Heading_20_2">
      <style:text-properties officeooo:rsid="00ed5af3" officeooo:paragraph-rsid="00ed5af3"/>
    </style:style>
    <style:style style:name="P152" style:family="paragraph" style:parent-style-name="Heading_20_2">
      <style:text-properties officeooo:rsid="00ed5af3" officeooo:paragraph-rsid="00f85d0c"/>
    </style:style>
    <style:style style:name="P153" style:family="paragraph" style:parent-style-name="Heading_20_2">
      <style:text-properties officeooo:rsid="00feb8ae" officeooo:paragraph-rsid="00feb8ae"/>
    </style:style>
    <style:style style:name="P154" style:family="paragraph" style:parent-style-name="Heading_20_2">
      <style:text-properties officeooo:rsid="00e3c144" officeooo:paragraph-rsid="00e3c144"/>
    </style:style>
    <style:style style:name="P155" style:family="paragraph" style:parent-style-name="Heading_20_2">
      <style:text-properties officeooo:rsid="010e0c86"/>
    </style:style>
    <style:style style:name="P156" style:family="paragraph" style:parent-style-name="Heading_20_2" style:list-style-name="">
      <style:text-properties officeooo:paragraph-rsid="01140223"/>
    </style:style>
    <style:style style:name="P157" style:family="paragraph" style:parent-style-name="Heading_20_2" style:list-style-name="">
      <style:text-properties officeooo:rsid="011f1201" officeooo:paragraph-rsid="011f1201"/>
    </style:style>
    <style:style style:name="P158" style:family="paragraph" style:parent-style-name="Heading_20_2">
      <style:text-properties officeooo:paragraph-rsid="0112b35b"/>
    </style:style>
    <style:style style:name="P159" style:family="paragraph" style:parent-style-name="Heading_20_2">
      <style:text-properties officeooo:rsid="012a83f5" officeooo:paragraph-rsid="012a83f5"/>
    </style:style>
    <style:style style:name="P160" style:family="paragraph" style:parent-style-name="Heading_20_2">
      <style:text-properties officeooo:rsid="013a5771" officeooo:paragraph-rsid="01395235"/>
    </style:style>
    <style:style style:name="P161" style:family="paragraph" style:parent-style-name="Heading_20_2">
      <style:text-properties officeooo:paragraph-rsid="013a5771"/>
    </style:style>
    <style:style style:name="P162" style:family="paragraph" style:parent-style-name="Heading_20_2">
      <style:text-properties officeooo:rsid="013e1bb6" officeooo:paragraph-rsid="013e1bb6"/>
    </style:style>
    <style:style style:name="P163" style:family="paragraph" style:parent-style-name="Heading_20_2">
      <style:text-properties officeooo:paragraph-rsid="01400019"/>
    </style:style>
    <style:style style:name="P164" style:family="paragraph" style:parent-style-name="Heading_20_2">
      <style:paragraph-properties fo:break-before="page"/>
      <style:text-properties officeooo:rsid="0100fb81" officeooo:paragraph-rsid="0100fb81"/>
    </style:style>
    <style:style style:name="P165" style:family="paragraph" style:parent-style-name="_5f_code">
      <style:text-properties officeooo:rsid="012314f1" officeooo:paragraph-rsid="01250f51"/>
    </style:style>
    <style:style style:name="P166" style:family="paragraph" style:parent-style-name="_5f_code">
      <style:text-properties officeooo:rsid="012314f1" officeooo:paragraph-rsid="012ae993"/>
    </style:style>
    <style:style style:name="P167" style:family="paragraph" style:parent-style-name="_5f_code">
      <style:text-properties officeooo:paragraph-rsid="012ae993"/>
    </style:style>
    <style:style style:name="P168" style:family="paragraph" style:parent-style-name="_5f_code">
      <style:text-properties officeooo:rsid="013a5771" officeooo:paragraph-rsid="013a5771"/>
    </style:style>
    <style:style style:name="P169" style:family="paragraph" style:parent-style-name="_5f_code">
      <style:text-properties officeooo:rsid="013a5771" officeooo:paragraph-rsid="013cf256"/>
    </style:style>
    <style:style style:name="P170" style:family="paragraph" style:parent-style-name="_5f_code">
      <style:text-properties officeooo:paragraph-rsid="013a5771"/>
    </style:style>
    <style:style style:name="P171" style:family="paragraph" style:parent-style-name="_5f_code">
      <style:text-properties officeooo:rsid="01395235" officeooo:paragraph-rsid="013cf256"/>
    </style:style>
    <style:style style:name="P172" style:family="paragraph" style:parent-style-name="_5f_code">
      <style:text-properties officeooo:paragraph-rsid="013cf256"/>
    </style:style>
    <style:style style:name="P173" style:family="paragraph" style:parent-style-name="_5f_code">
      <style:text-properties officeooo:paragraph-rsid="013e1bb6"/>
    </style:style>
    <style:style style:name="P174" style:family="paragraph" style:parent-style-name="Heading_20_3">
      <style:text-properties officeooo:rsid="00fc5c70"/>
    </style:style>
    <style:style style:name="P175" style:family="paragraph" style:parent-style-name="Heading_20_3" style:list-style-name=""/>
    <style:style style:name="P176" style:family="paragraph" style:parent-style-name="Heading_20_3" style:list-style-name="">
      <style:text-properties officeooo:rsid="01039e5e" officeooo:paragraph-rsid="01039e5e"/>
    </style:style>
    <style:style style:name="P177" style:family="paragraph" style:parent-style-name="Heading_20_3">
      <style:text-properties officeooo:rsid="010e0c86" officeooo:paragraph-rsid="011001d0"/>
    </style:style>
    <style:style style:name="P178" style:family="paragraph" style:parent-style-name="Heading_20_3">
      <style:text-properties officeooo:rsid="012a83f5" officeooo:paragraph-rsid="012a83f5"/>
    </style:style>
    <style:style style:name="P179" style:family="paragraph" style:parent-style-name="Heading_20_3">
      <style:text-properties officeooo:rsid="012b77b1" officeooo:paragraph-rsid="012b77b1"/>
    </style:style>
    <style:style style:name="P180" style:family="paragraph" style:parent-style-name="Heading_20_3">
      <style:paragraph-properties fo:break-before="page"/>
    </style:style>
    <style:style style:name="P181" style:family="paragraph" style:parent-style-name="Heading_20_3">
      <style:paragraph-properties fo:break-before="page"/>
      <style:text-properties officeooo:rsid="01039e5e" officeooo:paragraph-rsid="01039e5e"/>
    </style:style>
    <style:style style:name="P182" style:family="paragraph" style:parent-style-name="Heading_20_5">
      <style:text-properties officeooo:paragraph-rsid="01250f51"/>
    </style:style>
    <style:style style:name="P183" style:family="paragraph" style:parent-style-name="Heading_20_5">
      <style:text-properties officeooo:paragraph-rsid="01261dda"/>
    </style:style>
    <style:style style:name="P184" style:family="paragraph" style:parent-style-name="Heading_20_5">
      <style:text-properties officeooo:paragraph-rsid="012ae993"/>
    </style:style>
    <style:style style:name="P185" style:family="paragraph" style:parent-style-name="Contents_20_1">
      <style:paragraph-properties>
        <style:tab-stops>
          <style:tab-stop style:position="6.6929in" style:type="right" style:leader-style="dotted" style:leader-text="."/>
        </style:tab-stops>
      </style:paragraph-properties>
    </style:style>
    <style:style style:name="P186" style:family="paragraph" style:parent-style-name="Contents_20_2">
      <style:paragraph-properties>
        <style:tab-stops>
          <style:tab-stop style:position="6.4965in" style:type="right" style:leader-style="dotted" style:leader-text="."/>
        </style:tab-stops>
      </style:paragraph-properties>
    </style:style>
    <style:style style:name="P187" style:family="paragraph" style:parent-style-name="Contents_20_3">
      <style:paragraph-properties>
        <style:tab-stops>
          <style:tab-stop style:position="6.3in" style:type="right" style:leader-style="dotted" style:leader-text="."/>
        </style:tab-stops>
      </style:paragraph-properties>
    </style:style>
    <style:style style:name="P188" style:family="paragraph" style:parent-style-name="ScreenShot">
      <style:paragraph-properties fo:text-align="center" style:justify-single-word="false"/>
    </style:style>
    <style:style style:name="P189" style:family="paragraph" style:parent-style-name="Diagramme">
      <style:paragraph-properties fo:text-align="center" style:justify-single-word="false"/>
    </style:style>
    <style:style style:name="P190" style:family="paragraph" style:parent-style-name="Contents_20_5">
      <style:paragraph-properties>
        <style:tab-stops>
          <style:tab-stop style:position="5.9071in" style:type="right" style:leader-style="dotted" style:leader-text="."/>
        </style:tab-stops>
      </style:paragraph-properties>
    </style:style>
    <style:style style:name="P191" style:family="paragraph" style:parent-style-name="Footnote">
      <style:text-properties officeooo:rsid="012f4ae3" officeooo:paragraph-rsid="012f4ae3"/>
    </style:style>
    <style:style style:name="P192" style:family="paragraph" style:parent-style-name="Footnote">
      <style:text-properties officeooo:rsid="01400019" officeooo:paragraph-rsid="0140001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b4ae" style:font-weight-asian="bold" style:font-weight-complex="bold"/>
    </style:style>
    <style:style style:name="T4" style:family="text">
      <style:text-properties fo:font-weight="bold" officeooo:rsid="00ed5af3" style:font-weight-asian="bold" style:font-weight-complex="bold"/>
    </style:style>
    <style:style style:name="T5" style:family="text">
      <style:text-properties fo:font-weight="bold" officeooo:rsid="0127bda8" style:font-weight-asian="bold" style:font-weight-complex="bold"/>
    </style:style>
    <style:style style:name="T6" style:family="text">
      <style:text-properties fo:font-weight="bold" officeooo:rsid="01295790" style:font-weight-asian="bold" style:font-weight-complex="bold"/>
    </style:style>
    <style:style style:name="T7" style:family="text">
      <style:text-properties fo:font-weight="bold" officeooo:rsid="012e9942" style:font-weight-asian="bold" style:font-weight-complex="bold"/>
    </style:style>
    <style:style style:name="T8" style:family="text">
      <style:text-properties fo:font-weight="bold" officeooo:rsid="012e9942"/>
    </style:style>
    <style:style style:name="T9" style:family="text">
      <style:text-properties officeooo:rsid="001ab4ae"/>
    </style:style>
    <style:style style:name="T10" style:family="text">
      <style:text-properties officeooo:rsid="00dcd572"/>
    </style:style>
    <style:style style:name="T11" style:family="text">
      <style:text-properties officeooo:rsid="00e2d048"/>
    </style:style>
    <style:style style:name="T12" style:family="text">
      <style:text-properties officeooo:rsid="00e3c144"/>
    </style:style>
    <style:style style:name="T13" style:family="text">
      <style:text-properties officeooo:rsid="00e561f5"/>
    </style:style>
    <style:style style:name="T14" style:family="text">
      <style:text-properties officeooo:rsid="00e9222c"/>
    </style:style>
    <style:style style:name="T15" style:family="text">
      <style:text-properties fo:language="fr" fo:country="FR"/>
    </style:style>
    <style:style style:name="T16" style:family="text">
      <style:text-properties fo:language="fr" fo:country="FR" officeooo:rsid="00e561f5"/>
    </style:style>
    <style:style style:name="T17" style:family="text">
      <style:text-properties fo:language="fr" fo:country="FR" officeooo:rsid="00e2d048"/>
    </style:style>
    <style:style style:name="T18" style:family="text">
      <style:text-properties fo:language="fr" fo:country="FR" officeooo:rsid="00e3c144"/>
    </style:style>
    <style:style style:name="T19" style:family="text">
      <style:text-properties fo:language="fr" fo:country="FR" officeooo:rsid="00ed5af3"/>
    </style:style>
    <style:style style:name="T20" style:family="text">
      <style:text-properties fo:language="fr" fo:country="FR" officeooo:rsid="00fb8275"/>
    </style:style>
    <style:style style:name="T21" style:family="text">
      <style:text-properties fo:language="fr" fo:country="FR" officeooo:rsid="0100fb81"/>
    </style:style>
    <style:style style:name="T22" style:family="text">
      <style:text-properties fo:language="fr" fo:country="FR" officeooo:rsid="010e0c86"/>
    </style:style>
    <style:style style:name="T23" style:family="text">
      <style:text-properties officeooo:rsid="00eceb9c"/>
    </style:style>
    <style:style style:name="T24" style:family="text">
      <style:text-properties officeooo:rsid="00ed5af3"/>
    </style:style>
    <style:style style:name="T25"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6"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7" style:family="text">
      <style:text-properties fo:font-variant="normal" fo:text-transform="none" fo:color="#8e181b" style:font-name="Verdana" fo:font-size="14pt" fo:letter-spacing="normal" fo:font-style="normal" fo:font-weight="normal"/>
    </style:style>
    <style:style style:name="T28" style:family="text">
      <style:text-properties fo:font-variant="normal" fo:text-transform="none" fo:color="#252525" style:font-name="sans-serif" fo:font-size="10.5pt" fo:letter-spacing="normal" fo:font-style="normal" fo:font-weight="normal"/>
    </style:style>
    <style:style style:name="T29"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31"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32"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33" style:family="text">
      <style:text-properties fo:font-variant="normal" fo:text-transform="none" fo:color="#252525" fo:letter-spacing="normal" officeooo:rsid="00f85d0c"/>
    </style:style>
    <style:style style:name="T34"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5" style:family="text">
      <style:text-properties fo:font-variant="normal" fo:text-transform="none" fo:color="#545454" style:font-name="arial" fo:font-size="12pt" fo:letter-spacing="normal" fo:font-style="normal" fo:font-weight="normal"/>
    </style:style>
    <style:style style:name="T36" style:family="text">
      <style:text-properties fo:font-style="normal" style:font-style-asian="normal" style:font-style-complex="normal"/>
    </style:style>
    <style:style style:name="T37" style:family="text">
      <style:text-properties fo:font-style="normal" officeooo:rsid="010de12c" style:font-style-asian="normal" style:font-style-complex="normal"/>
    </style:style>
    <style:style style:name="T38" style:family="text">
      <style:text-properties fo:font-style="normal" officeooo:rsid="01269a16" style:font-style-asian="normal" style:font-style-complex="normal"/>
    </style:style>
    <style:style style:name="T39" style:family="text">
      <style:text-properties fo:font-style="normal" officeooo:rsid="0127bda8" style:font-style-asian="normal" style:font-style-complex="normal"/>
    </style:style>
    <style:style style:name="T40" style:family="text">
      <style:text-properties fo:font-style="normal" officeooo:rsid="012e59e6" style:font-style-asian="normal" style:font-style-complex="normal"/>
    </style:style>
    <style:style style:name="T41" style:family="text">
      <style:text-properties fo:font-style="normal" officeooo:rsid="012c9430" style:font-style-asian="normal" style:font-style-complex="normal"/>
    </style:style>
    <style:style style:name="T42" style:family="text">
      <style:text-properties fo:font-style="normal" officeooo:rsid="012f4ae3" style:font-style-asian="normal" style:font-style-complex="normal"/>
    </style:style>
    <style:style style:name="T43" style:family="text">
      <style:text-properties fo:font-style="normal" officeooo:rsid="01342571" style:font-style-asian="normal" style:font-style-complex="normal"/>
    </style:style>
    <style:style style:name="T44" style:family="text">
      <style:text-properties fo:font-style="normal" officeooo:rsid="0140f372" style:font-style-asian="normal" style:font-style-complex="normal"/>
    </style:style>
    <style:style style:name="T45" style:family="text">
      <style:text-properties officeooo:rsid="00f39561"/>
    </style:style>
    <style:style style:name="T46" style:family="text">
      <style:text-properties fo:language="en" fo:country="US"/>
    </style:style>
    <style:style style:name="T47" style:family="text">
      <style:text-properties officeooo:rsid="00f40dcb"/>
    </style:style>
    <style:style style:name="T48" style:family="text">
      <style:text-properties fo:font-size="12pt"/>
    </style:style>
    <style:style style:name="T49" style:family="text">
      <style:text-properties fo:font-size="12pt" officeooo:rsid="0105767f"/>
    </style:style>
    <style:style style:name="T50" style:family="text">
      <style:text-properties fo:font-size="12pt" fo:font-weight="bold"/>
    </style:style>
    <style:style style:name="T51" style:family="text">
      <style:text-properties fo:font-size="12pt" fo:font-style="italic"/>
    </style:style>
    <style:style style:name="T52" style:family="text">
      <style:text-properties fo:font-size="12pt" fo:font-style="italic" officeooo:rsid="012e9942"/>
    </style:style>
    <style:style style:name="T53" style:family="text">
      <style:text-properties fo:font-size="12pt" fo:font-style="italic" officeooo:rsid="013b529e"/>
    </style:style>
    <style:style style:name="T54" style:family="text">
      <style:text-properties fo:font-size="12pt" fo:font-style="italic" officeooo:rsid="013e1bb6"/>
    </style:style>
    <style:style style:name="T55" style:family="text">
      <style:text-properties fo:font-size="12pt" fo:font-style="italic" fo:font-weight="bold"/>
    </style:style>
    <style:style style:name="T56" style:family="text">
      <style:text-properties fo:font-size="12pt" officeooo:rsid="01075165"/>
    </style:style>
    <style:style style:name="T57" style:family="text">
      <style:text-properties fo:font-size="12pt" officeooo:rsid="01088582"/>
    </style:style>
    <style:style style:name="T58" style:family="text">
      <style:text-properties fo:font-size="12pt" officeooo:rsid="012e9942"/>
    </style:style>
    <style:style style:name="T59" style:family="text">
      <style:text-properties fo:font-size="12pt" fo:background-color="#e4e4ff" loext:char-shading-value="0"/>
    </style:style>
    <style:style style:name="T60" style:family="text">
      <style:text-properties fo:font-size="12pt" officeooo:rsid="013b529e"/>
    </style:style>
    <style:style style:name="T61" style:family="text">
      <style:text-properties officeooo:rsid="00f7188c"/>
    </style:style>
    <style:style style:name="T62" style:family="text">
      <style:text-properties officeooo:rsid="00f85d0c"/>
    </style:style>
    <style:style style:name="T63" style:family="text">
      <style:text-properties fo:font-style="italic" style:font-style-asian="italic" style:font-style-complex="italic"/>
    </style:style>
    <style:style style:name="T64" style:family="text">
      <style:text-properties fo:font-style="italic" officeooo:rsid="01050ee4" style:font-style-asian="italic" style:font-style-complex="italic"/>
    </style:style>
    <style:style style:name="T65" style:family="text">
      <style:text-properties fo:font-style="italic" officeooo:rsid="010e9299" style:font-style-asian="italic" style:font-style-complex="italic"/>
    </style:style>
    <style:style style:name="T66" style:family="text">
      <style:text-properties fo:font-style="italic" officeooo:rsid="01140223" style:font-style-asian="italic" style:font-style-complex="italic"/>
    </style:style>
    <style:style style:name="T67" style:family="text">
      <style:text-properties fo:font-style="italic" officeooo:rsid="0114cc0b" style:font-style-asian="italic" style:font-style-complex="italic"/>
    </style:style>
    <style:style style:name="T68" style:family="text">
      <style:text-properties fo:font-style="italic" officeooo:rsid="01269a16" style:font-style-asian="italic" style:font-style-complex="italic"/>
    </style:style>
    <style:style style:name="T69" style:family="text">
      <style:text-properties fo:font-style="italic" officeooo:rsid="01261dda" style:font-style-asian="italic" style:font-style-complex="italic"/>
    </style:style>
    <style:style style:name="T70" style:family="text">
      <style:text-properties fo:font-style="italic" officeooo:rsid="0127bda8" style:font-style-asian="italic" style:font-style-complex="italic"/>
    </style:style>
    <style:style style:name="T71" style:family="text">
      <style:text-properties fo:font-style="italic" officeooo:rsid="012e59e6" style:font-style-asian="italic" style:font-style-complex="italic"/>
    </style:style>
    <style:style style:name="T72" style:family="text">
      <style:text-properties fo:font-style="italic" officeooo:rsid="012c9430" style:font-style-asian="italic" style:font-style-complex="italic"/>
    </style:style>
    <style:style style:name="T73" style:family="text">
      <style:text-properties fo:font-style="italic" officeooo:rsid="012b77b1" style:font-style-asian="italic" style:font-style-complex="italic"/>
    </style:style>
    <style:style style:name="T74" style:family="text">
      <style:text-properties officeooo:rsid="00f92685"/>
    </style:style>
    <style:style style:name="T75" style:family="text">
      <style:text-properties officeooo:rsid="00fb8275"/>
    </style:style>
    <style:style style:name="T76" style:family="text">
      <style:text-properties officeooo:rsid="00fc5c70"/>
    </style:style>
    <style:style style:name="T77" style:family="text">
      <style:text-properties officeooo:rsid="00fdb53d"/>
    </style:style>
    <style:style style:name="T78" style:family="text">
      <style:text-properties officeooo:rsid="00fe5937"/>
    </style:style>
    <style:style style:name="T79" style:family="text">
      <style:text-properties officeooo:rsid="00feb8ae"/>
    </style:style>
    <style:style style:name="T80" style:family="text">
      <style:text-properties officeooo:rsid="0100fb81"/>
    </style:style>
    <style:style style:name="T81" style:family="text">
      <style:text-properties officeooo:rsid="0102d8b0"/>
    </style:style>
    <style:style style:name="T82" style:family="text">
      <style:text-properties officeooo:rsid="01050ee4"/>
    </style:style>
    <style:style style:name="T83" style:family="text">
      <style:text-properties officeooo:rsid="0105767f"/>
    </style:style>
    <style:style style:name="T84" style:family="text">
      <style:text-properties fo:color="#000080"/>
    </style:style>
    <style:style style:name="T85" style:family="text">
      <style:text-properties fo:color="#000080" fo:font-weight="bold"/>
    </style:style>
    <style:style style:name="T86" style:family="text">
      <style:text-properties fo:color="#000080" style:font-name="DejaVu Sans Mono1" fo:font-size="12pt"/>
    </style:style>
    <style:style style:name="T87" style:family="text">
      <style:text-properties fo:color="#000080" style:font-name="DejaVu Sans Mono1" fo:font-size="12pt" fo:font-weight="bold"/>
    </style:style>
    <style:style style:name="T88" style:family="text">
      <style:text-properties fo:color="#000080" officeooo:rsid="01261dda"/>
    </style:style>
    <style:style style:name="T89" style:family="text">
      <style:text-properties fo:color="#94558d"/>
    </style:style>
    <style:style style:name="T90" style:family="text">
      <style:text-properties fo:color="#94558d" style:font-name="DejaVu Sans Mono1" fo:font-size="12pt"/>
    </style:style>
    <style:style style:name="T91" style:family="text">
      <style:text-properties style:font-name="DejaVu Sans Mono1" fo:font-size="12pt"/>
    </style:style>
    <style:style style:name="T92" style:family="text">
      <style:text-properties style:font-name="DejaVu Sans Mono1" fo:font-size="12pt" fo:font-style="italic"/>
    </style:style>
    <style:style style:name="T93" style:family="text">
      <style:text-properties style:font-name="DejaVu Sans Mono1" fo:font-size="12pt" fo:font-style="italic" officeooo:rsid="013e1bb6"/>
    </style:style>
    <style:style style:name="T94" style:family="text">
      <style:text-properties style:font-name="DejaVu Sans Mono1" fo:font-size="12pt" fo:font-style="italic" fo:font-weight="bold"/>
    </style:style>
    <style:style style:name="T95" style:family="text">
      <style:text-properties style:font-name="DejaVu Sans Mono1" fo:font-size="12pt" officeooo:rsid="0105767f"/>
    </style:style>
    <style:style style:name="T96" style:family="text">
      <style:text-properties style:font-name="DejaVu Sans Mono1" fo:font-size="12pt" officeooo:rsid="01088582"/>
    </style:style>
    <style:style style:name="T97" style:family="text">
      <style:text-properties fo:color="#0000ff"/>
    </style:style>
    <style:style style:name="T98" style:family="text">
      <style:text-properties fo:color="#0000ff" style:font-name="DejaVu Sans Mono1" fo:font-size="12pt"/>
    </style:style>
    <style:style style:name="T99" style:family="text">
      <style:text-properties fo:color="#008080" style:font-name="DejaVu Sans Mono1" fo:font-size="12pt" fo:font-weight="bold"/>
    </style:style>
    <style:style style:name="T100" style:family="text">
      <style:text-properties fo:color="#008080" fo:font-weight="bold"/>
    </style:style>
    <style:style style:name="T101" style:family="text">
      <style:text-properties fo:color="#808080"/>
    </style:style>
    <style:style style:name="T102" style:family="text">
      <style:text-properties fo:color="#808080" style:font-name="DejaVu Sans Mono1" fo:font-size="12pt" fo:font-style="italic"/>
    </style:style>
    <style:style style:name="T103" style:family="text">
      <style:text-properties fo:color="#808080" style:font-name="DejaVu Sans Mono1" fo:font-size="12pt" fo:font-style="italic" officeooo:rsid="013b529e"/>
    </style:style>
    <style:style style:name="T104" style:family="text">
      <style:text-properties officeooo:rsid="01088582"/>
    </style:style>
    <style:style style:name="T105" style:family="text">
      <style:text-properties fo:color="#ff3333"/>
    </style:style>
    <style:style style:name="T106" style:family="text">
      <style:text-properties fo:color="#ff3333" fo:font-size="12pt" fo:font-style="italic"/>
    </style:style>
    <style:style style:name="T107" style:family="text">
      <style:text-properties fo:color="#ff3333" fo:font-weight="bold"/>
    </style:style>
    <style:style style:name="T108" style:family="text">
      <style:text-properties fo:color="#ff3333" fo:font-style="italic"/>
    </style:style>
    <style:style style:name="T109" style:family="text">
      <style:text-properties fo:color="#ff3333" fo:font-style="italic" fo:font-weight="normal" officeooo:rsid="01088582" style:font-weight-asian="normal" style:font-weight-complex="normal"/>
    </style:style>
    <style:style style:name="T110" style:family="text">
      <style:text-properties fo:color="#ff3333" officeooo:rsid="01088582"/>
    </style:style>
    <style:style style:name="T111" style:family="text">
      <style:text-properties officeooo:rsid="010e0c86"/>
    </style:style>
    <style:style style:name="T112" style:family="text">
      <style:text-properties officeooo:rsid="010e9299"/>
    </style:style>
    <style:style style:name="T113" style:family="text">
      <style:text-properties officeooo:rsid="011001d0"/>
    </style:style>
    <style:style style:name="T114" style:family="text">
      <style:text-properties officeooo:rsid="0110c289"/>
    </style:style>
    <style:style style:name="T115" style:family="text">
      <style:text-properties officeooo:rsid="0112b35b"/>
    </style:style>
    <style:style style:name="T116" style:family="text">
      <style:text-properties officeooo:rsid="01140223"/>
    </style:style>
    <style:style style:name="T117" style:family="text">
      <style:text-properties officeooo:rsid="0114cc0b"/>
    </style:style>
    <style:style style:name="T118" style:family="text">
      <style:text-properties officeooo:rsid="01163adb"/>
    </style:style>
    <style:style style:name="T119" style:family="text">
      <style:text-properties officeooo:rsid="01195abb"/>
    </style:style>
    <style:style style:name="T120" style:family="text">
      <style:text-properties officeooo:rsid="012314f1"/>
    </style:style>
    <style:style style:name="T121" style:family="text">
      <style:text-properties officeooo:rsid="01250f51"/>
    </style:style>
    <style:style style:name="T122" style:family="text">
      <style:text-properties officeooo:rsid="01261dda"/>
    </style:style>
    <style:style style:name="T123" style:family="text">
      <style:text-properties fo:color="#b200b2" style:font-name="DejaVu Sans Mono1" fo:font-size="12pt"/>
    </style:style>
    <style:style style:name="T124" style:family="text">
      <style:text-properties officeooo:rsid="01269a16"/>
    </style:style>
    <style:style style:name="T125" style:family="text">
      <style:text-properties officeooo:rsid="0127bda8"/>
    </style:style>
    <style:style style:name="T126" style:family="text">
      <style:text-properties officeooo:rsid="0128798f"/>
    </style:style>
    <style:style style:name="T127" style:family="text">
      <style:text-properties officeooo:rsid="01295790"/>
    </style:style>
    <style:style style:name="T128" style:family="text">
      <style:text-properties officeooo:rsid="012a83f5"/>
    </style:style>
    <style:style style:name="T129" style:family="text">
      <style:text-properties officeooo:rsid="00f98a89"/>
    </style:style>
    <style:style style:name="T130" style:family="text">
      <style:text-properties officeooo:rsid="012ae993"/>
    </style:style>
    <style:style style:name="T131" style:family="text">
      <style:text-properties officeooo:rsid="012b77b1"/>
    </style:style>
    <style:style style:name="T132" style:family="text">
      <style:text-properties officeooo:rsid="012cde69"/>
    </style:style>
    <style:style style:name="T133" style:family="text">
      <style:text-properties officeooo:rsid="012e59e6"/>
    </style:style>
    <style:style style:name="T134" style:family="text">
      <style:text-properties officeooo:rsid="012e9942"/>
    </style:style>
    <style:style style:name="T135" style:family="text">
      <style:text-properties officeooo:rsid="01306d1b"/>
    </style:style>
    <style:style style:name="T136" style:family="text">
      <style:text-properties officeooo:rsid="01319d2c"/>
    </style:style>
    <style:style style:name="T137" style:family="text">
      <style:text-properties officeooo:rsid="01342571"/>
    </style:style>
    <style:style style:name="T138" style:family="text">
      <style:text-properties officeooo:rsid="0137ea40"/>
    </style:style>
    <style:style style:name="T139" style:family="text">
      <style:text-properties officeooo:rsid="01395235"/>
    </style:style>
    <style:style style:name="T140" style:family="text">
      <style:text-properties officeooo:rsid="013a5771"/>
    </style:style>
    <style:style style:name="T141" style:family="text">
      <style:text-properties officeooo:rsid="01262ef9"/>
    </style:style>
    <style:style style:name="T142" style:family="text">
      <style:text-properties officeooo:rsid="013b529e"/>
    </style:style>
    <style:style style:name="T143" style:family="text">
      <style:text-properties officeooo:rsid="013e1bb6"/>
    </style:style>
    <style:style style:name="T144" style:family="text">
      <style:text-properties fo:color="#00cc33"/>
    </style:style>
    <style:style style:name="T145" style:family="text">
      <style:text-properties fo:color="#00cc33" fo:font-size="12pt" fo:font-style="italic"/>
    </style:style>
    <style:style style:name="T146" style:family="text">
      <style:text-properties fo:color="#00cc33" fo:font-size="12pt" fo:font-style="italic" officeooo:rsid="013e1bb6"/>
    </style:style>
    <style:style style:name="T147" style:family="text">
      <style:text-properties fo:color="#00cc33" fo:font-size="12pt" fo:font-style="italic" officeooo:rsid="01400019"/>
    </style:style>
    <style:style style:name="T148" style:family="text">
      <style:text-properties fo:color="#00cc33" style:font-name="DejaVu Sans Mono1" fo:font-size="12pt" fo:font-style="italic"/>
    </style:style>
    <style:style style:name="T149" style:family="text">
      <style:text-properties officeooo:rsid="01400019"/>
    </style:style>
    <style:style style:name="T150" style:family="text">
      <style:text-properties officeooo:rsid="0140f372"/>
    </style:style>
    <style:style style:name="T151" style:family="text">
      <style:text-properties officeooo:rsid="01411b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3in" fo:text-indent="-0.25in" fo:margin-left="0.7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3in" fo:text-indent="-0.25in" fo:margin-left="1.0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3in" fo:text-indent="-0.25in" fo:margin-left="1.2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3in" fo:text-indent="-0.25in" fo:margin-left="1.5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3in" fo:text-indent="-0.25in" fo:margin-left="1.7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3in" fo:text-indent="-0.25in" fo:margin-left="2.0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3in" fo:text-indent="-0.25in" fo:margin-left="2.2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3in" fo:text-indent="-0.25in" fo:margin-left="2.5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3in" fo:text-indent="-0.25in" fo:margin-left="2.795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150"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57"/>
      <text:h text:style-name="P71" text:outline-level="1"/>
      <text:h text:style-name="P71" text:outline-level="1"><text:bookmark-start text:name="__RefHeading__1300_918576416"/>Jeux de cartes <text:line-break/><text:span text:style-name="T10">PSTL</text:span><text:bookmark-end text:name="__RefHeading__1300_918576416"/></text:h>
      <text:p text:style-name="P34"/>
      <text:p text:style-name="P34"/>
      <text:p text:style-name="P19"><draw:frame draw:style-name="fr4" draw:name="Image5" text:anchor-type="paragraph" svg:width="5.2083in" svg:height="3.911in" draw:z-index="5"><draw:image xlink:href="Pictures/10000000000003FC000002FED02760F6.png" xlink:type="simple" xlink:show="embed" xlink:actuate="onLoad"/></draw:frame></text:p>
      <text:list xml:id="list5664622894527311585" text:style-name="L1">
        <text:list-header>
          <text:p text:style-name="P81"/>
        </text:list-header>
      </text:list>
      <text:p text:style-name="P3"/>
      <text:p text:style-name="P59"><text:span text:style-name="T4">F</text:span><text:span text:style-name="T3">EDERICO</text:span><text:span text:style-name="T9"> Giuseppe</text:span></text:p>
      <text:p text:style-name="P63">giuseppe.federico@etu.upmc.fr</text:p>
      <text:p text:style-name="P61"/>
      <text:p text:style-name="P62"><text:span text:style-name="T26">Encadrants : </text:span><text:a xlink:type="simple" xlink:href="https://www-master.ufr-info-p6.jussieu.fr/2014/Genitrini-Antoine?sujet=Stage%20Jeux%20de%20cartes%20multijoueurs"><text:span text:style-name="T25">Aurélien Deharbe </text:span></text:a><text:a xlink:type="simple" xlink:href="https://www-master.ufr-info-p6.jussieu.fr/2014/Genitrini-Antoine?sujet=Stage%20Jeux%20de%20cartes%20multijoueurs"><text:span text:style-name="T26">et </text:span></text:a><text:a xlink:type="simple" xlink:href="https://www-master.ufr-info-p6.jussieu.fr/2014/Genitrini-Antoine?sujet=Stage%20Jeux%20de%20cartes%20multijoueurs"><text:span text:style-name="T25">Matthieu Dien</text:span></text:a></text:p>
      <text:p text:style-name="P58"/>
      <text:p text:style-name="P60"><text:soft-page-break/></text:p>
      <text:p text:style-name="P6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85"><text:a xlink:type="simple" xlink:href="#__RefHeading__1300_918576416" text:style-name="Index_20_Link" text:visited-style-name="Index_20_Link">Jeux de cartes PSTL<text:tab/>1</text:a></text:p>
          <text:p text:style-name="P185"><text:a xlink:type="simple" xlink:href="#__RefHeading__502_1668826222" text:style-name="Index_20_Link" text:visited-style-name="Index_20_Link">Introduction<text:tab/>3</text:a></text:p>
          <text:p text:style-name="P186"><text:a xlink:type="simple" xlink:href="#__RefHeading__504_1668826222" text:style-name="Index_20_Link" text:visited-style-name="Index_20_Link">Qu'est-ce qu'un moteur de jeu?<text:tab/>3</text:a></text:p>
          <text:p text:style-name="P187"><text:a xlink:type="simple" xlink:href="#__RefHeading__555_1668826222" text:style-name="Index_20_Link" text:visited-style-name="Index_20_Link">Les avantages<text:tab/>4</text:a></text:p>
          <text:p text:style-name="P186"><text:a xlink:type="simple" xlink:href="#__RefHeading__589_1668826222" text:style-name="Index_20_Link" text:visited-style-name="Index_20_Link">Qu'est-ce qu'un plugin?<text:tab/>4</text:a></text:p>
          <text:p text:style-name="P186"><text:a xlink:type="simple" xlink:href="#__RefHeading__620_1668826222" text:style-name="Index_20_Link" text:visited-style-name="Index_20_Link">Développement du PSTL<text:tab/>6</text:a></text:p>
          <text:p text:style-name="P185"><text:a xlink:type="simple" xlink:href="#__RefHeading__1302_918576416" text:style-name="Index_20_Link" text:visited-style-name="Index_20_Link">Structure du PSTL<text:tab/>7</text:a></text:p>
          <text:p text:style-name="P186"><text:a xlink:type="simple" xlink:href="#__RefHeading__622_1668826222" text:style-name="Index_20_Link" text:visited-style-name="Index_20_Link">Introduction<text:tab/>7</text:a></text:p>
          <text:p text:style-name="P186"><text:a xlink:type="simple" xlink:href="#__RefHeading__506_1668826222" text:style-name="Index_20_Link" text:visited-style-name="Index_20_Link">La structure du moteur de jeu<text:tab/>8</text:a></text:p>
          <text:p text:style-name="P187"><text:a xlink:type="simple" xlink:href="#__RefHeading__2896_1668826222" text:style-name="Index_20_Link" text:visited-style-name="Index_20_Link">Introduction<text:tab/>8</text:a></text:p>
          <text:p text:style-name="P187"><text:a xlink:type="simple" xlink:href="#__RefHeading__665_1668826222" text:style-name="Index_20_Link" text:visited-style-name="Index_20_Link">La classe Game<text:tab/>9</text:a></text:p>
          <text:p text:style-name="P190"><text:a xlink:type="simple" xlink:href="#__RefHeading__2860_1668826222" text:style-name="Index_20_Link" text:visited-style-name="Index_20_Link">Pseudocode<text:tab/>9</text:a></text:p>
          <text:p text:style-name="P187"><text:a xlink:type="simple" xlink:href="#__RefHeading__508_1668826222" text:style-name="Index_20_Link" text:visited-style-name="Index_20_Link">La classe Joueur<text:tab/>9</text:a></text:p>
          <text:p text:style-name="P187"><text:a xlink:type="simple" xlink:href="#__RefHeading__510_1668826222" text:style-name="Index_20_Link" text:visited-style-name="Index_20_Link">La classe GameState<text:tab/>10</text:a></text:p>
          <text:p text:style-name="P190"><text:a xlink:type="simple" xlink:href="#__RefHeading__2862_1668826222" text:style-name="Index_20_Link" text:visited-style-name="Index_20_Link">Pseudocode<text:tab/>11</text:a></text:p>
          <text:p text:style-name="P187"><text:a xlink:type="simple" xlink:href="#__RefHeading__2876_1668826222" text:style-name="Index_20_Link" text:visited-style-name="Index_20_Link">La classe table<text:tab/>11</text:a></text:p>
          <text:p text:style-name="P186"><text:a xlink:type="simple" xlink:href="#__RefHeading__512_1668826222" text:style-name="Index_20_Link" text:visited-style-name="Index_20_Link">L'interface graphique<text:tab/>12</text:a></text:p>
          <text:p text:style-name="P187"><text:a xlink:type="simple" xlink:href="#__RefHeading__2971_1668826222" text:style-name="Index_20_Link" text:visited-style-name="Index_20_Link">Introduction<text:tab/>12</text:a></text:p>
          <text:p text:style-name="P187"><text:a xlink:type="simple" xlink:href="#__RefHeading__2973_1668826222" text:style-name="Index_20_Link" text:visited-style-name="Index_20_Link">La bibliothèque Pyglet<text:tab/>13</text:a></text:p>
          <text:p text:style-name="P187"><text:a xlink:type="simple" xlink:href="#__RefHeading__3322_1668826222" text:style-name="Index_20_Link" text:visited-style-name="Index_20_Link">Les conteneurs<text:tab/>14</text:a></text:p>
          <text:p text:style-name="P187"><text:a xlink:type="simple" xlink:href="#__RefHeading__3324_1668826222" text:style-name="Index_20_Link" text:visited-style-name="Index_20_Link">La fenêtre de jeu<text:tab/>16</text:a></text:p>
          <text:p text:style-name="P190"><text:a xlink:type="simple" xlink:href="#__RefHeading__3326_1668826222" text:style-name="Index_20_Link" text:visited-style-name="Index_20_Link">Pseudocode<text:tab/>16</text:a></text:p>
          <text:p text:style-name="P187"><text:a xlink:type="simple" xlink:href="#__RefHeading__3570_1668826222" text:style-name="Index_20_Link" text:visited-style-name="Index_20_Link">La Capture des événements<text:tab/>16</text:a></text:p>
          <text:p text:style-name="P190"><text:a xlink:type="simple" xlink:href="#__RefHeading__3572_1668826222" text:style-name="Index_20_Link" text:visited-style-name="Index_20_Link">Pseudocode<text:tab/>17</text:a></text:p>
          <text:p text:style-name="P186"><text:a xlink:type="simple" xlink:href="#__RefHeading__514_1668826222" text:style-name="Index_20_Link" text:visited-style-name="Index_20_Link">La structure du plugin<text:tab/>17</text:a></text:p>
          <text:p text:style-name="P187"><text:a xlink:type="simple" xlink:href="#__RefHeading__5127_1795008082" text:style-name="Index_20_Link" text:visited-style-name="Index_20_Link">Introduction<text:tab/>17</text:a></text:p>
          <text:p text:style-name="P187"><text:a xlink:type="simple" xlink:href="#__RefHeading__5129_1795008082" text:style-name="Index_20_Link" text:visited-style-name="Index_20_Link">Importer le plugin<text:tab/>18</text:a></text:p>
          <text:p text:style-name="P190"><text:a xlink:type="simple" xlink:href="#__RefHeading__5131_1795008082" text:style-name="Index_20_Link" text:visited-style-name="Index_20_Link">Pseudocode<text:tab/>18</text:a></text:p>
          <text:p text:style-name="P187"><text:a xlink:type="simple" xlink:href="#__RefHeading__5133_1795008082" text:style-name="Index_20_Link" text:visited-style-name="Index_20_Link">La classe pluginManager<text:tab/>18</text:a></text:p>
          <text:p text:style-name="P185"><text:a xlink:type="simple" xlink:href="#__RefHeading__3582_1668826222" text:style-name="Index_20_Link" text:visited-style-name="Index_20_Link">Tutoriel<text:tab/>21</text:a></text:p>
          <text:p text:style-name="P187"><text:a xlink:type="simple" xlink:href="#__RefHeading__6575_1795008082" text:style-name="Index_20_Link" text:visited-style-name="Index_20_Link">Implémentation<text:tab/>21</text:a></text:p>
          <text:p text:style-name="P186"><text:a xlink:type="simple" xlink:href="#__RefHeading__6577_1795008082" text:style-name="Index_20_Link" text:visited-style-name="Index_20_Link">Les phases du jeu<text:tab/>22</text:a></text:p>
          <text:p text:style-name="P186"><text:a xlink:type="simple" xlink:href="#__RefHeading__6601_1795008082" text:style-name="Index_20_Link" text:visited-style-name="Index_20_Link">La fonction nextState du plugin<text:tab/>24</text:a></text:p>
          <text:p text:style-name="P186"><text:a xlink:type="simple" xlink:href="#__RefHeading__6603_1795008082" text:style-name="Index_20_Link" text:visited-style-name="Index_20_Link">Les fonctions isWin() et is Lost()<text:tab/>25</text:a></text:p>
          <text:p text:style-name="P186"><text:a xlink:type="simple" xlink:href="#__RefHeading__6605_1795008082" text:style-name="Index_20_Link" text:visited-style-name="Index_20_Link">La fonction isLegalMove<text:tab/>25</text:a></text:p>
          <text:p text:style-name="P186"><text:a xlink:type="simple" xlink:href="#__RefHeading__6751_1795008082" text:style-name="Index_20_Link" text:visited-style-name="Index_20_Link">L'opposant<text:tab/>26</text:a></text:p>
          <text:p text:style-name="P185"><text:a xlink:type="simple" xlink:href="#__RefHeading__593_1668826222" text:style-name="Index_20_Link" text:visited-style-name="Index_20_Link">Journal de bord<text:tab/>28</text:a></text:p>
          <text:p text:style-name="P185"><text:a xlink:type="simple" xlink:href="#__RefHeading__1318_918576416" text:style-name="Index_20_Link" text:visited-style-name="Index_20_Link">Conclusion<text:tab/>28</text:a></text:p>
          <text:p text:style-name="P185"><text:a xlink:type="simple" xlink:href="#__RefHeading__1320_918576416" text:style-name="Index_20_Link" text:visited-style-name="Index_20_Link">Annexe<text:tab/>29</text:a></text:p>
        </text:index-body>
      </text:table-of-content>
      <text:h text:style-name="P82" text:outline-level="1"><text:soft-page-break/></text:h>
      <text:h text:style-name="P72" text:outline-level="1"><text:bookmark-start text:name="__RefHeading__502_1668826222"/>Introduction<text:bookmark-end text:name="__RefHeading__502_1668826222"/></text:h>
      <text:p text:style-name="P17">Le but de ce <text:span text:style-name="T24">PSTL</text:span> <text:span text:style-name="T11">est </text:span>la conception d'un<text:span text:style-name="T27"> </text:span>logiciel de jeu de cartes <text:span text:style-name="T24">qui peut être étendu à l'aide de plugins .</text:span></text:p>
      <text:p text:style-name="P23"><text:span text:style-name="T17">Le langage utilisée pour l'implément</text:span><text:span text:style-name="T19">ation</text:span><text:span text:style-name="T17"> </text:span><text:span text:style-name="T18">est </text:span><text:span text:style-name="T17">Python 3.</text:span></text:p>
      <text:p text:style-name="P8"/>
      <text:h text:style-name="P15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5731330383356094649" text:style-name="L2">
        <text:list-item>
          <text:p text:style-name="P83">La gestion des entrées / sorties (clavier, souris, haut parleur, etc.)</text:p>
        </text:list-item>
        <text:list-item>
          <text:p text:style-name="P83">Le moteur graphique</text:p>
        </text:list-item>
        <text:list-item>
          <text:p text:style-name="P84">Le réseau ( jeux multijoueurs )</text:p>
        </text:list-item>
        <text:list-item>
          <text:p text:style-name="P84"><text:span text:style-name="T61">L</text:span>a physique</text:p>
        </text:list-item>
        <text:list-item>
          <text:p text:style-name="P85"><text:s/>l'intelligence artificielle<text:line-break/></text:p>
          <text:p text:style-name="P146"><text:span text:style-name="T47">Ainsi</text:span><text:span text:style-name="T34"> </text:span><text:span text:style-name="T47">, tout ce qui se rapporte à la gestion du scenario du jeu ne fera pas partie du moteur , puisqu'il s'agit d'une partie totalement en rapport avec le contexte du jeu.</text:span></text:p>
        </text:list-item>
      </text:list>
      <text:p text:style-name="P66"><text:soft-page-break/></text:p>
      <text:p text:style-name="P149"/>
      <text:p text:style-name="P148"/>
      <text:h text:style-name="P174" text:outline-level="3"><text:bookmark-start text:name="__RefHeading__555_1668826222"/>Les avantages <text:bookmark-end text:name="__RefHeading__555_1668826222"/></text:h>
      <text:p text:style-name="P21">L<text:span text:style-name="T45">es avantages</text:span> d'écrire un moteur de jeu <text:span text:style-name="T61">sont différents :</text:span></text:p>
      <text:list xml:id="list1365631279186054473" text:style-name="L3">
        <text:list-item>
          <text:p text:style-name="P86">Réutilisation du code</text:p>
        </text:list-item>
        <text:list-item>
          <text:p text:style-name="P86">Modularité</text:p>
        </text:list-item>
        <text:list-item>
          <text:p text:style-name="P86">Commercialisation</text:p>
        </text:list-item>
        <text:list-item>
          <text:p text:style-name="P86">Maintenance du code</text:p>
        </text:list-item>
      </text:list>
      <text:p text:style-name="P22"/>
      <text:p text:style-name="P22">Souvent, le même moteur de jeu est utilisé pour des jeux de même nature.</text:p>
      <text:p text:style-name="P20"><text:span text:style-name="T61">On peut citer le célèbre Unreal Engine produit par</text:span><text:span text:style-name="T28"> </text:span>Epic Games <text:span text:style-name="T61">qui a été implanté par beaucoup de jeux.</text:span></text:p>
      <text:p text:style-name="P22"/>
      <text:p text:style-name="P22">Le moteur est un composant autonome, qui peut donc être développé et maintenu indépendamment d'un jeu en particulier, et par conséquence, être vendu à part.</text:p>
      <text:p text:style-name="P22"><text:s/></text:p>
      <text:h text:style-name="P152" text:outline-level="2"><text:bookmark-start text:name="__RefHeading__589_1668826222"/>Qu'est-ce qu'un plugin?<text:bookmark-end text:name="__RefHeading__589_1668826222"/></text:h>
      <text:p text:style-name="P23"><text:span text:style-name="T62">On parle fréquemment de</text:span><text:span text:style-name="T33"> </text:span><text:span text:style-name="T31">plug-in </text:span><text:span text:style-name="T29">(</text:span><text:span text:style-name="T30">ou</text:span><text:span text:style-name="T29"> </text:span><text:span text:style-name="T31">add-in</text:span><text:span text:style-name="T32"> </text:span><text:span text:style-name="T29">/ </text:span><text:span text:style-name="T31">addin</text:span><text:span text:style-name="T29">, </text:span><text:span text:style-name="T31">plugin</text:span><text:span text:style-name="T29">, </text:span><text:span text:style-name="T31">extension</text:span><text:span text:style-name="T32"> </text:span><text:span text:style-name="T29">or add-on</text:span><text:span text:style-name="T32"> </text:span><text:span text:style-name="T29">/ addon)</text:span><text:span text:style-name="T62"> dans le domaine des jeux video, browsers, editeur de text etc... </text:span></text:p>
      <text:p text:style-name="P23"/>
      <text:p text:style-name="P88">La traduction <text:s/>du mot anglais plugin : « Capable d'être branché », <text:s/>définis suffisamment bien <text:s/>ce qu'un plugin représente en informatique . </text:p>
      <text:p text:style-name="P24"><text:span text:style-name="T62">En fait, <text:s/></text:span>un plugin est un petit bout de code qui va venir s'ajouter à un programme existant, <text:s/>en étendent ses<text:bookmark-start text:name="__DdeLink__562_1668826222"/> fonctionnalité<text:span text:style-name="T74">s</text:span>.<text:bookmark-end text:name="__DdeLink__562_1668826222"/></text:p>
      <text:p text:style-name="P26"/>
      <text:p text:style-name="P26"/>
      <text:p text:style-name="P65"><text:span text:style-name="T74">Ce qui est intéressant quand on parle de plugins</text:span> <text:span text:style-name="T74">n'est pas seulement le fait de pouvoir étendre les fonctionnalités d'un logiciel, mais notamment le fait que l'on puisse le faire pendant <text:s/>son exécution ; donc, pas la peine de recompiler.</text:span></text:p>
      <text:p text:style-name="P26"/>
      <text:p text:style-name="P27"/>
      <text:p text:style-name="P24"/>
      <text:p text:style-name="P24"/>
      <text:p text:style-name="P24"><draw:frame draw:style-name="fr1" draw:name="Frame1" text:anchor-type="paragraph" svg:width="5.2043in" draw:z-index="1"><draw:text-box fo:min-height="3.548in"><text:p text:style-name="P69"><draw:frame draw:style-name="fr5"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25">Ci-dessus on peut visualiser la manière dont un plugin <text:span text:style-name="T75">est </text:span>branch<text:span text:style-name="T75">é</text:span> à l'application principale.</text:p>
      <text:p text:style-name="P25"/>
      <text:p text:style-name="P26">Souvent, et c'est le cas dans ce projet, les plugins peuvent être produit par les utilisateur mêmes.</text:p>
      <text:p text:style-name="P26"/>
      <text:p text:style-name="P26">Le but du développeur étant dans ce cas celui de fournir des fonctions simples et intuitives pour pouvoir permettre à l'utilisateur/développeur du plugin, <text:span text:style-name="T20">d'</text:span><text:span text:style-name="T75">interagir avec le moteur de jeu de manière indirecte ( avec une c</text:span><text:span text:style-name="T15">ouche d'abstraction </text:span><text:span text:style-name="T20">par example)</text:span><text:span text:style-name="T75">.</text:span></text:p>
      <text:h text:style-name="P75" text:outline-level="1"/>
      <text:h text:style-name="P164" text:outline-level="2"><text:bookmark-start text:name="__RefHeading__620_1668826222"/>Développement <text:span text:style-name="T124">du PSTL</text:span><text:bookmark-end text:name="__RefHeading__620_1668826222"/></text:h>
      <text:p text:style-name="P30">Le défi fondamental <text:span text:style-name="T78">sera</text:span> donc celui de concevoir <text:span text:style-name="T76"><text:s/>un moteur de jeu de cartes qui peut être étendu à l'aide de plugins crées par l'utilisateur.</text:span></text:p>
      <text:p text:style-name="P18"><text:span text:style-name="T24">Ceci sera </text:span>découpé en <text:span text:style-name="T77">différents phase de développement</text:span>:</text:p>
      <text:list xml:id="list7486727897638238147" text:style-name="L4">
        <text:list-item>
          <text:p text:style-name="P89"><text:s/><text:span text:style-name="T77">La conception d'un </text:span>moteur générique de <text:span text:style-name="T24">J</text:span>eu de cartes </text:p>
        </text:list-item>
        <text:list-item>
          <text:p text:style-name="P89"><text:s/><text:span text:style-name="T77">La conception</text:span> <text:span text:style-name="T77">d'un c</text:span>lient graphique pour interagir avec ce moteur</text:p>
        </text:list-item>
        <text:list-item>
          <text:p text:style-name="P90"><text:s/>La conception d'une <text:span text:style-name="T75">c</text:span><text:span text:style-name="T20">ouche d'abstraction</text:span> capable, au même temps, d'isoler et de servir d'intermédiaire entre le plugin et le moteur de jeu.</text:p>
        </text:list-item>
        <text:list-item>
          <text:p text:style-name="P90"><text:s/><text:span text:style-name="T24">Des</text:span> plugins <text:span text:style-name="T24">décrivant</text:span> <text:s/>les règles d’un jeu de cartes</text:p>
        </text:list-item>
      </text:list>
      <text:p text:style-name="P30"/>
      <text:p text:style-name="P32">Les difficultés principales seront les suivantes :</text:p>
      <text:list xml:id="list9104941732391458768" text:style-name="L5">
        <text:list-item>
          <text:p text:style-name="P91">Réussir à isoler le moteur de jeu et le plugin avec une couche d'abstraction </text:p>
        </text:list-item>
        <text:list-item>
          <text:p text:style-name="P91">Fournir des fonction et une structure simple et intuitive au développeur de plugins de notre plugin.</text:p>
        </text:list-item>
      </text:list>
      <text:p text:style-name="P32">On doit notamment s'assurer de fournir des fonction qui recouvrent un nombre optimal de règles et caractéristiques qui permettent ainsi au développeur potentiel d'implémenter une grande variété de jeux de cartes sans contraintes.</text:p>
      <text:p text:style-name="P29"/>
      <text:p text:style-name="P28"/>
      <text:p text:style-name="P28"/>
      <text:p text:style-name="P28"/>
      <text:h text:style-name="P74" text:outline-level="1"/>
      <text:h text:style-name="P73" text:outline-level="1"/>
      <text:h text:style-name="P78" text:outline-level="1"><text:bookmark-start text:name="__RefHeading__1302_918576416"/>Structure <text:span text:style-name="T124">du </text:span>P<text:span text:style-name="T124">STL</text:span><text:bookmark-end text:name="__RefHeading__1302_918576416"/></text:h>
      <text:h text:style-name="P153" text:outline-level="2"><text:bookmark-start text:name="__RefHeading__622_1668826222"/>Introduction<text:bookmark-end text:name="__RefHeading__622_1668826222"/></text:h>
      <text:p text:style-name="P31">Dans cette partie je vais illustrer, <text:span text:style-name="T80">à l'aide des diagrammes UML , </text:span>la structure <text:span text:style-name="T80">du projet</text:span> en <text:span text:style-name="T80">détaillant</text:span> les composants clés de la structure du logiciel.</text:p>
      <text:p text:style-name="P31"/>
      <text:p text:style-name="P33">Ci-dessous vous pouvez apprécier une vue d'ensemble des composant du projet.</text:p>
      <text:p text:style-name="P4"/>
      <text:p text:style-name="P4"><draw:frame draw:style-name="fr1" draw:name="Frame2" text:anchor-type="paragraph" svg:width="5.822in" draw:z-index="3"><draw:text-box fo:min-height="3.8535in"><text:p text:style-name="P69"><draw:frame draw:style-name="fr5"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79">d'ensemble du projet </text:span></text:p></draw:text-box></draw:frame></text:p>
      <text:p text:style-name="P5"/>
      <text:p text:style-name="P5"><text:span text:style-name="T80">On remarque donc que l</text:span>e code du projet <text:span text:style-name="T80">se</text:span> <text:s/>divis<text:span text:style-name="T80">e</text:span> en <text:s/><text:span text:style-name="T80">4 </text:span>parties principales :</text:p>
      <text:list xml:id="list6894298642050000079" text:style-name="L6">
        <text:list-item>
          <text:p text:style-name="P92">Le moteur de jeu </text:p>
        </text:list-item>
        <text:list-item>
          <text:p text:style-name="P92"><text:span text:style-name="T111">Interface Graphique</text:span> <text:span text:style-name="T12">( Pyglet )</text:span></text:p>
        </text:list-item>
        <text:list-item>
          <text:p text:style-name="P93">La couche intermédiaire </text:p>
        </text:list-item>
        <text:list-item>
          <text:p text:style-name="P93">Un plugin</text:p>
        </text:list-item>
      </text:list>
      <text:p text:style-name="P5"/>
      <text:h text:style-name="P154"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12"><text:span text:style-name="T80">Comme l'on a vu précédemment, l</text:span>e but du moteur de jeu <text:span text:style-name="T14"><text:s/></text:span>celui de gérer les événements qui proviennent d<text:span text:style-name="T111">e l'interface graphique </text:span>et calculer un nouveau état de jeu <text:span text:style-name="T14">en fonction de ces événements.</text:span></text:p>
      <text:p text:style-name="P12"><text:span text:style-name="T21">Dans le projet,</text:span><text:span text:style-name="T15"> le moteur de jeu est composé par une liste de joueurs, </text:span><text:span text:style-name="T16">des observateurs </text:span><text:span text:style-name="T21">( </text:span><text:span text:style-name="T22">l'interface graphique</text:span><text:span text:style-name="T21">) </text:span><text:span text:style-name="T16">, un état de jeu et une pile d'événements.</text:span></text:p>
      <text:p text:style-name="P13"><text:span text:style-name="T16">V</text:span><text:span text:style-name="T15">oici </text:span><text:span text:style-name="T21">ci-dessous</text:span><text:span text:style-name="T15"> les </text:span><text:span text:style-name="T21">classes </text:span><text:span text:style-name="T15">qui font partie du moteur de jeu :</text:span></text:p>
      <text:list xml:id="list1378749099284799880" text:style-name="L7">
        <text:list-header>
          <text:p text:style-name="P94"/>
          <text:p text:style-name="P94"/>
        </text:list-header>
      </text:list>
      <text:p text:style-name="P7"><draw:frame draw:style-name="fr2" draw:name="Frame4" text:anchor-type="paragraph" svg:x="0.2154in" svg:y="0.0925in" svg:width="6.6929in" draw:z-index="8"><draw:text-box fo:min-height="4.2346in"><text:p text:style-name="P69"><draw:frame draw:style-name="fr5"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2" text:name="Diagramme" text:formula="ooow:Diagramme+1" style:num-format="1">3</text:sequence>: La structure du moteur de jeu</text:p></draw:text-box></draw:frame></text:p>
      <text:p text:style-name="P11"/>
      <text:h text:style-name="P176" text:outline-level="3"/>
      <text:h text:style-name="P181" text:outline-level="3"><text:bookmark-start text:name="__RefHeading__665_1668826222"/>La classe Game<text:bookmark-end text:name="__RefHeading__665_1668826222"/></text:h>
      <text:p text:style-name="P36">La classe game est le <text:span text:style-name="T82">cœur</text:span> du moteur. On y retrouve notamment la <text:span text:style-name="T82">méthode</text:span> updateGame qui met à jour l'état de jeu en fonction d'une queue événements générés par l<text:span text:style-name="T111">'interface graphique</text:span>.</text:p>
      <text:p text:style-name="P35"/>
      <text:p text:style-name="P36">Un <text:span text:style-name="T63">événement</text:span> contient tous les informations dérivant d'un clic ( coordonnes, objet cliqué etc...).</text:p>
      <text:p text:style-name="P36"/>
      <text:p text:style-name="P37">Plus précisément, la fonction <text:span text:style-name="T63">updateGame</text:span> <text:span text:style-name="T82">appelle la fonction </text:span><text:span text:style-name="T64">nextSate</text:span><text:span text:style-name="T82"> du</text:span><text:span text:style-name="T64"> gameState </text:span><text:span text:style-name="T82">et met à jour le jeu.</text:span></text:p>
      <text:p text:style-name="P38">La fonction est appelé dans la boucle principale de la fenêtre, <text:span text:style-name="T82">voici son pseudo-code:</text:span></text:p>
      <text:p text:style-name="P35"/>
      <text:h text:style-name="Heading_20_5" text:outline-level="5"><text:bookmark-start text:name="__RefHeading__2860_1668826222"/>Pseudocode<text:bookmark-end text:name="__RefHeading__2860_1668826222"/></text:h>
      <text:p text:style-name="_5f_code"><text:span text:style-name="_5f_OOoComputerKeyWord"><text:span text:style-name="T83">def</text:span></text:span><text:span text:style-name="T83"> </text:span><text:span text:style-name="_5f_OOoComputerIdent"><text:span text:style-name="T83">updateGamestate</text:span></text:span><text:span text:style-name="_5f_OOoComputerSpecial">()</text:span> <text:span text:style-name="_5f_OOoComputerSpecial">:</text:span></text:p>
      <text:p text:style-name="_5f_code"><text:tab/><text:span text:style-name="_5f_OOoComputerComment"><text:span text:style-name="T83"># Le tour courant</text:span></text:span></text:p>
      <text:p text:style-name="_5f_code"><text:tab/><text:span text:style-name="_5f_OOoComputerIdent"><text:span text:style-name="T48">turn</text:span></text:span><text:span text:style-name="T91"> </text:span><text:span text:style-name="_5f_OOoComputerSpecial"><text:span text:style-name="T48">=</text:span></text:span><text:span text:style-name="T91"> </text:span><text:span text:style-name="_5f_OOoComputerIdent"><text:span text:style-name="T48">game_state</text:span></text:span><text:span text:style-name="_5f_OOoComputerSpecial"><text:span text:style-name="T48">.</text:span></text:span><text:span text:style-name="_5f_OOoComputerIdent"><text:span text:style-name="T49">current</text:span></text:span><text:span text:style-name="_5f_OOoComputerIdent"><text:span text:style-name="T48">turn</text:span></text:span></text:p>
      <text:p text:style-name="_5f_code"><text:span text:style-name="T85"><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97"> </text:span><text:span text:style-name="_5f_OOoComputerSpecial">):</text:span></text:p>
      <text:p text:style-name="_5f_code"><text:s text:c="4"/><text:tab/><text:tab/><text:span text:style-name="_5f_OOoComputerKeyWord"><text:span text:style-name="T50">if</text:span></text:span><text:span text:style-name="_5f_OOoComputerSpecial"><text:span text:style-name="T48">(</text:span></text:span><text:span text:style-name="T91"> </text:span><text:span text:style-name="_5f_OOoComputerKeyWord"><text:span text:style-name="T50">not</text:span></text:span><text:span text:style-name="T87"> </text:span><text:span text:style-name="_5f_OOoComputerIdent"><text:span text:style-name="T48">eventsQueue</text:span></text:span><text:span text:style-name="_5f_OOoComputerSpecial"><text:span text:style-name="T48">):</text:span></text:span></text:p>
      <text:p text:style-name="_5f_code"><text:s text:c="8"/><text:tab/><text:tab/><text:tab/><text:span text:style-name="_5f_OOoComputerIdent"><text:span text:style-name="T48">action</text:span></text:span><text:span text:style-name="T91"> </text:span><text:span text:style-name="_5f_OOoComputerSpecial"><text:span text:style-name="T48">=</text:span></text:span><text:span text:style-name="T91"> </text:span><text:span text:style-name="_5f_OOoComputerKeyWord"><text:span text:style-name="T49">none</text:span></text:span></text:p>
      <text:p text:style-name="_5f_code"><text:s text:c="4"/><text:tab/><text:tab/><text:span text:style-name="_5f_OOoComputerKeyWord"><text:span text:style-name="T50">else</text:span></text:span><text:span text:style-name="_5f_OOoComputerSpecial"><text:span text:style-name="T48">:</text:span></text:span></text:p>
      <text:p text:style-name="_5f_code"><text:span text:style-name="T91"><text:tab/><text:tab/><text:tab/></text:span><text:span text:style-name="_5f_OOoComputerComment"><text:span text:style-name="T49">#On </text:span></text:span><text:span text:style-name="_5f_OOoComputerComment"><text:span text:style-name="T56">récupère</text:span></text:span><text:span text:style-name="_5f_OOoComputerComment"><text:span text:style-name="T49"> l'action du joueur humain</text:span></text:span></text:p>
      <text:p text:style-name="_5f_code"><text:s text:c="8"/><text:tab/><text:tab/><text:tab/><text:span text:style-name="_5f_OOoComputerIdent"><text:span text:style-name="T48">action</text:span></text:span><text:span text:style-name="T91"> </text:span><text:span text:style-name="_5f_OOoComputerSpecial"><text:span text:style-name="T48">=</text:span></text:span><text:span text:style-name="T91"> </text:span><text:span text:style-name="_5f_OOoComputerIdent"><text:span text:style-name="T49">human_player</text:span></text:span><text:span text:style-name="_5f_OOoComputerSpecial"><text:span text:style-name="T48">.</text:span></text:span><text:span text:style-name="_5f_OOoComputerIdent"><text:span text:style-name="T48">getAction</text:span></text:span><text:span text:style-name="_5f_OOoComputerSpecial"><text:span text:style-name="T48">(</text:span></text:span><text:span text:style-name="_5f_OOoComputerIdent"><text:span text:style-name="T48">eventsQueue</text:span></text:span><text:span text:style-name="_5f_OOoComputerSpecial"><text:span text:style-name="T48">.</text:span></text:span><text:span text:style-name="_5f_OOoComputerIdent"><text:span text:style-name="T48">pop</text:span></text:span><text:span text:style-name="_5f_OOoComputerSpecial"><text:span text:style-name="T48">())</text:span></text:span></text:p>
      <text:p text:style-name="_5f_code"><text:span text:style-name="T85"><text:tab/></text:span><text:span text:style-name="_5f_OOoComputerKeyWord"><text:span text:style-name="T1">else</text:span></text:span><text:span text:style-name="_5f_OOoComputerSpecial">:</text:span></text:p>
      <text:p text:style-name="_5f_code"><text:s text:c="6"/><text:span text:style-name="T91"><text:s/><text:tab/><text:tab/></text:span><text:span text:style-name="_5f_OOoComputerComment"><text:span text:style-name="T49"># On </text:span></text:span><text:span text:style-name="_5f_OOoComputerComment"><text:span text:style-name="T56">récupère</text:span></text:span><text:span text:style-name="_5f_OOoComputerComment"><text:span text:style-name="T49"> l'action de l'adversaire qui doit jouer </text:span></text:span></text:p>
      <text:p text:style-name="_5f_code"><text:span text:style-name="_5f_OOoComputerComment"><text:span text:style-name="T49"><text:tab/><text:tab/></text:span></text:span><text:span text:style-name="_5f_OOoComputerComment"><text:span text:style-name="T56"># L'action est récupéré à partir du plugin!</text:span></text:span></text:p>
      <text:p text:style-name="_5f_code"><text:span text:style-name="T95"><text:tab/><text:tab/></text:span><text:span text:style-name="_5f_OOoComputerIdent"><text:span text:style-name="T49">a</text:span></text:span><text:span text:style-name="_5f_OOoComputerIdent"><text:span text:style-name="T48">ction</text:span></text:span><text:span text:style-name="_5f_OOoComputerSpecial"><text:span text:style-name="T48">=</text:span></text:span><text:span text:style-name="_5f_OOoComputerIdent"><text:span text:style-name="T49">opponents</text:span></text:span><text:span text:style-name="_5f_OOoComputerSpecial"><text:span text:style-name="T49">[</text:span></text:span><text:span text:style-name="_5f_OOoComputerIdent"><text:span text:style-name="T49">turn</text:span></text:span><text:span text:style-name="_5f_OOoComputerSpecial"><text:span text:style-name="T49">].</text:span></text:span><text:span text:style-name="_5f_OOoComputerIdent"><text:span text:style-name="T48">get</text:span></text:span><text:span text:style-name="_5f_OOoComputerIdent"><text:span text:style-name="T56">Plugin</text:span></text:span><text:span text:style-name="_5f_OOoComputerIdent"><text:span text:style-name="T48">Action</text:span></text:span><text:span text:style-name="_5f_OOoComputerSpecial"><text:span text:style-name="T48">()</text:span></text:span></text:p>
      <text:p text:style-name="_5f_code"><text:s text:c="2"/><text:tab/><text:tab/><text:span text:style-name="_5f_OOoComputerComment"><text:span text:style-name="T51"># Effectue l'action et met à jour l'état du jeu</text:span></text:span></text:p>
      <text:p text:style-name="_5f_code"><text:span text:style-name="T101"><text:s text:c="4"/><text:tab/><text:tab/></text:span><text:span text:style-name="_5f_OOoComputerIdent"><text:span text:style-name="T48">game_state</text:span></text:span><text:span text:style-name="T91"> </text:span><text:span text:style-name="_5f_OOoComputerSpecial"><text:span text:style-name="T48">=</text:span></text:span><text:span text:style-name="T91"> </text:span><text:span text:style-name="_5f_OOoComputerIdent"><text:span text:style-name="T48">game_state</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tab/><text:tab/><text:span text:style-name="_5f_OOoComputerComment"># On met à jour tous les observateurs du jeu</text:span></text:p>
      <text:p text:style-name="_5f_code"><text:span text:style-name="T89"><text:tab/><text:tab/></text:span><text:span text:style-name="_5f_OOoComputerIdent">updateObserver</text:span><text:span text:style-name="_5f_OOoComputerIdent"><text:span text:style-name="T83">s</text:span></text:span><text:span text:style-name="_5f_OOoComputerSpecial">()</text:span></text:p>
      <text:p text:style-name="_5f_code"><text:s/></text:p>
      <text:list xml:id="list8622558072075598851" text:style-name="L8">
        <text:list-header>
          <text:p text:style-name="P95"/>
        </text:list-header>
      </text:list>
      <text:h text:style-name="Heading_20_3" text:outline-level="3"><text:bookmark-start text:name="__RefHeading__508_1668826222"/><text:span text:style-name="T115">La classe </text:span>Joueur<text:bookmark-end text:name="__RefHeading__508_1668826222"/></text:h>
      <text:p text:style-name="P6"><text:span text:style-name="T13">Un joueur est une classe</text:span> muni<text:span text:style-name="T13">e </text:span>d'une méthode <text:span text:style-name="T13">getAction() </text:span>qui étant donné un état de jeu nous renvoie une action qui va se traduire en suite en un changement de l'état du jeu.</text:p>
      <text:p text:style-name="P6"><text:soft-page-break/></text:p>
      <text:p text:style-name="P10">Le comportement d'un adversaire est défini dans le plugin, il faudra donc définir une fonction getPluginAction() dans le plugin pour définit le comportement d'un opposant.</text:p>
      <text:p text:style-name="P6"><text:s/></text:p>
      <text:h text:style-name="Heading_20_3" text:outline-level="3"><text:bookmark-start text:name="__RefHeading__510_1668826222"/><text:span text:style-name="T115">La classe </text:span>GameState<text:bookmark-end text:name="__RefHeading__510_1668826222"/></text:h>
      <text:p text:style-name="P14">Le gameState est le composant qui contient les informations sur l'état de jeu courant.</text:p>
      <text:p text:style-name="P15">Ce composant permet d’accéder <text:span text:style-name="T81">facilement</text:span> à la table, où se trouvent tous les objet qui font <text:span text:style-name="T23">partie du contexte de jeu.</text:span></text:p>
      <text:p text:style-name="P15"><draw:frame draw:style-name="fr2" draw:name="Frame3" text:anchor-type="paragraph" svg:x="0in" svg:y="0.0228in" svg:width="6.6929in" draw:z-index="6"><draw:text-box fo:min-height="1.3354in"><text:p text:style-name="P69"><draw:frame draw:style-name="fr5"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3" text:name="Diagramme" text:formula="ooow:Diagramme+1" style:num-format="1">4</text:sequence>: La classe GameState</text:p></draw:text-box></draw:frame></text:p>
      <text:p text:style-name="P15"/>
      <text:p text:style-name="P15">On y retrouve notamment la fonction <text:span text:style-name="T63">nextState</text:span>, qui calcule le prochain état de jeu à partir d<text:span text:style-name="T104">e</text:span> action d'un <text:span text:style-name="T81">joueur.</text:span></text:p>
      <text:p text:style-name="P15">Cette fonction est particulièrement intéressante car c'est grâce à <text:span text:style-name="T23">elle</text:span> que l'on puisse accéder aux fonctions du plugin.</text:p>
      <text:p text:style-name="P16"/>
      <text:h text:style-name="Heading_20_5" text:outline-level="5"><text:bookmark-start text:name="__RefHeading__2862_1668826222"/><text:soft-page-break/>Pseudocode<text:bookmark-end text:name="__RefHeading__2862_1668826222"/></text:h>
      <text:p text:style-name="P67"><text:span text:style-name="_5f_OOoComputerKeyWord"><text:span text:style-name="T83">def</text:span></text:span><text:span text:style-name="T83"> </text:span><text:span text:style-name="_5f_OOoComputerIdent"><text:span text:style-name="T104">nextState</text:span></text:span><text:span text:style-name="_5f_OOoComputerSpecial">(</text:span><text:span text:style-name="_5f_OOoComputerIdent"><text:span text:style-name="T104">action</text:span></text:span><text:span text:style-name="_5f_OOoComputerSpecial">)</text:span> <text:span text:style-name="_5f_OOoComputerSpecial">:</text:span></text:p>
      <text:p text:style-name="_5f_code"><text:tab/><text:span text:style-name="_5f_OOoComputerLiteral"><text:span text:style-name="T106">"""</text:span></text:span></text:p>
      <text:p text:style-name="_5f_code"><text:span text:style-name="T105"><text:tab/></text:span><text:span text:style-name="_5f_OOoComputerIdent"><text:span text:style-name="T105">Renvoie</text:span></text:span><text:span text:style-name="T105"> </text:span><text:span text:style-name="_5f_OOoComputerIdent"><text:span text:style-name="T105">l</text:span></text:span><text:span text:style-name="_5f_OOoComputerIdent"><text:span text:style-name="T110">e prochain </text:span></text:span><text:span text:style-name="_5f_OOoComputerLiteral"><text:span text:style-name="T105">état de jeu étant donné une action</text:span></text:span></text:p>
      <text:p text:style-name="_5f_code"><text:span text:style-name="T107"><text:tab/></text:span><text:span text:style-name="_5f_OOoComputerSpecial"><text:span text:style-name="T107">:</text:span></text:span><text:span text:style-name="_5f_OOoComputerIdent"><text:span text:style-name="T107">param</text:span></text:span><text:span text:style-name="T105"> <text:s/></text:span><text:span text:style-name="_5f_OOoComputerIdent"><text:span text:style-name="T108">action</text:span></text:span><text:span text:style-name="_5f_OOoComputerSpecial"><text:span text:style-name="T108">:</text:span></text:span><text:span text:style-name="T108"> </text:span><text:span text:style-name="T109">PlayerAction</text:span><text:span text:style-name="T108"> </text:span><text:span text:style-name="_5f_OOoComputerIdent"><text:span text:style-name="T108">l</text:span></text:span><text:span text:style-name="_5f_OOoComputerLiteral"><text:span text:style-name="T108">'action du joueur</text:span></text:span></text:p>
      <text:p text:style-name="_5f_code"><text:span text:style-name="T107"><text:tab/></text:span><text:span text:style-name="_5f_OOoComputerLiteral"><text:span text:style-name="T105">"""</text:span></text:span></text:p>
      <text:p text:style-name="_5f_code"/>
      <text:p text:style-name="_5f_code"><text:span text:style-name="T85"><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50">return</text:span></text:span><text:span text:style-name="T87"> </text:span><text:span text:style-name="_5f_OOoComputerIdent"><text:span text:style-name="T48">plugin</text:span></text:span><text:span text:style-name="_5f_OOoComputerSpecial"><text:span text:style-name="T48">.</text:span></text:span><text:span text:style-name="_5f_OOoComputerIdent"><text:span text:style-name="T57">n</text:span></text:span><text:span text:style-name="_5f_OOoComputerIdent"><text:span text:style-name="T48">extState</text:span></text:span><text:span text:style-name="_5f_OOoComputerSpecial"><text:span text:style-name="T48">(</text:span></text:span><text:span text:style-name="_5f_OOoComputerIdent"><text:span text:style-name="T48">action</text:span></text:span><text:span text:style-name="_5f_OOoComputerSpecial"><text:span text:style-name="T48">)</text:span></text:span></text:p>
      <text:p text:style-name="_5f_code"><text:span text:style-name="T85"><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57">print</text:span></text:span><text:span text:style-name="_5f_OOoComputerSpecial"><text:span text:style-name="T57">(</text:span></text:span><text:span text:style-name="_5f_OOoComputerLiteral"><text:span text:style-name="T57">'ILLEGAL MOVE !'</text:span></text:span><text:span text:style-name="T96"> </text:span><text:span text:style-name="_5f_OOoComputerSpecial"><text:span text:style-name="T57">)</text:span></text:span></text:p>
      <text:p text:style-name="_5f_code"><text:s text:c="4"/><text:tab/><text:span text:style-name="_5f_OOoComputerKeyWord"><text:span text:style-name="T50">return</text:span></text:span><text:span text:style-name="T87"> </text:span><text:span text:style-name="_5f_OOoComputerIdent"><text:span text:style-name="T48">self</text:span></text:span></text:p>
      <text:p text:style-name="_5f_code"><text:s/></text:p>
      <text:p text:style-name="P15"/>
      <text:p text:style-name="P9">Ci-dessous le pseudocode de la fonction <text:span text:style-name="T63">nextState</text:span>, on peut remarquer que le <text:span text:style-name="T63">nextState</text:span> est calculé à l'intérieur du plugin.</text:p>
      <text:list xml:id="list165234986604173" text:continue-list="list6894298642050000079" text:style-name="L6">
        <text:list-header>
          <text:p text:style-name="P92"/>
        </text:list-header>
      </text:list>
      <text:h text:style-name="Heading_20_3" text:outline-level="3"><text:bookmark-start text:name="__RefHeading__2876_1668826222"/>La classe table<text:bookmark-end text:name="__RefHeading__2876_1668826222"/></text:h>
      <text:p text:style-name="P40">La classe table contient un le « terrain  de jeu », ou plus précisément, tous les états des joueurs, représentés avec la classe <text:span text:style-name="T63">PlayerState </text:span><text:span text:style-name="T36">et le contenu de la table ( les cartés joués ).</text:span></text:p>
      <text:p text:style-name="P40">Un <text:span text:style-name="T63">PlayerState </text:span><text:span text:style-name="T36">contient les informations d'un joueur (l'id, le score, sa main etc... ).</text:span></text:p>
      <text:p text:style-name="P40"><text:span text:style-name="T36">C'est </text:span><text:span text:style-name="T37">grâce</text:span><text:span text:style-name="T36"> cette classe que l'on accède aux information du joueur pendant le déroulement du jeu.</text:span></text:p>
      <text:p text:style-name="P40"/>
      <text:p text:style-name="P96"/>
      <text:p text:style-name="P39"><draw:frame draw:style-name="fr1" draw:name="Frame5" text:anchor-type="paragraph" svg:width="6.6929in" draw:z-index="10"><draw:text-box fo:min-height="3.398in"><text:p text:style-name="P69"><draw:frame draw:style-name="fr5"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P155" text:outline-level="2"><text:bookmark-start text:name="__RefHeading__512_1668826222"/>L'interface graphique<text:bookmark-end text:name="__RefHeading__512_1668826222"/></text:h>
      <text:h text:style-name="P177" text:outline-level="3"><text:bookmark-start text:name="__RefHeading__2971_1668826222"/>Introduction<text:bookmark-end text:name="__RefHeading__2971_1668826222"/></text:h>
      <text:p text:style-name="Text_20_body"><text:span text:style-name="T112">U</text:span>ne interface graphique (anglais <text:span text:style-name="T46">GUI</text:span> pour <text:span text:style-name="T46">graphical user interface</text:span>) est un dispositif de dialogue homme-machine dans lequel les objets à manipuler sont dessinés l'écran.</text:p>
      <text:p text:style-name="P42"/>
      <text:p text:style-name="Text_20_body"><text:span text:style-name="T112">Le monde </text:span><text:span text:style-name="T65">Open source</text:span><text:span text:style-name="T112"> offre plusieurs </text:span>bibliothèque<text:span text:style-name="T116">s</text:span><text:span text:style-name="T35"> </text:span><text:span text:style-name="T112">graphiques pour pouvoir implémenter une interface graphique en </text:span><text:span text:style-name="T65">Python</text:span><text:span text:style-name="T112">.</text:span></text:p>
      <text:p text:style-name="P45">J'ai décidé de choisir un bibliothèque conçue pour le développement de jeux 2D. </text:p>
      <text:p text:style-name="P45">Au début j’étais <text:span text:style-name="T114">captivé</text:span> par <text:span text:style-name="T63">PyGame</text:span>, une des bibliothèque<text:span text:style-name="T116">s</text:span><text:span text:style-name="T35"> </text:span><text:s/>plus célébrés pour développer des jeux 2d en <text:span text:style-name="T66">P</text:span><text:span text:style-name="T63">ython</text:span>, mais malheureusement elle ne supportait pas <text:span text:style-name="T63">Python 3</text:span>. </text:p>
      <text:p text:style-name="P44">Après des recherches, j'ai finalement décidé d'exploiter la librairie PyGlet, pas très connue mais très intéressante pour les raisons que je vais détailler par la suite.</text:p>
      <text:h text:style-name="P156" text:outline-level="2"/>
      <text:h text:style-name="P180" text:outline-level="3"><text:bookmark-start text:name="__RefHeading__2973_1668826222"/><text:span text:style-name="T113">La bibliothèque P</text:span>yglet<text:bookmark-end text:name="__RefHeading__2973_1668826222"/></text:h>
      <text:p text:style-name="P46"/>
      <text:p text:style-name="P43"><text:span text:style-name="T114">J</text:span>'ai décidé d'utiliser <text:span text:style-name="T63">Pyglet</text:span> parmi d'autres pour <text:span text:style-name="T119">les raisons suivantes :</text:span></text:p>
      <text:list xml:id="list7117522197237402310" text:style-name="L9">
        <text:list-item>
          <text:p text:style-name="P102">Simplicité</text:p>
        </text:list-item>
        <text:list-item>
          <text:p text:style-name="P102">Compatibilité avec Python 3 </text:p>
        </text:list-item>
        <text:list-item>
          <text:p text:style-name="P102">Très bonne <text:s/>documentation.</text:p>
          <text:p text:style-name="P101"/>
        </text:list-item>
      </text:list>
      <text:p text:style-name="P47">En effet, <text:span text:style-name="T119">le critère <text:s/>principale c'est toute à fait sa simplicité ; de plus </text:span>ils fournissent <text:s/>un très bon tutoriel sur le site principal de la <text:span text:style-name="T118">bibliothèque avec beaucoup d’exemples.</text:span><text:span text:style-name="T118"><text:note text:id="ftn1" text:note-class="footnote"><text:note-citation>1</text:note-citation><text:note-body><text:p text:style-name="P70">Le site de Pyglet si vous êtes interessés- http://www.pyglet.org/</text:p></text:note-body></text:note></text:span><text:reference-mark text:name="pyglet"/></text:p>
      <text:p text:style-name="P48"/>
      <text:p text:style-name="P48"><text:span text:style-name="T117">Un autre aspect intéressant de </text:span><text:span text:style-name="T67">Pyglet</text:span><text:span text:style-name="T117"> est sa puissance ; le fait qu'il soit basé sur </text:span><text:span text:style-name="T67">OpenGL</text:span><text:span text:style-name="T117"> <text:s/>donne la possibilité d'utiliser tous ses fonctions.</text:span></text:p>
      <text:p text:style-name="P48"/>
      <text:p text:style-name="P50">La qualité et la simplicité de Pyglet m'ont permis de concevoir rapidement une interface </text:p>
      <text:p text:style-name="P50">graphique pur mon projet.</text:p>
      <text:p text:style-name="P50"/>
      <text:h text:style-name="P157" text:outline-level="2"/>
      <text:h text:style-name="P180" text:outline-level="3"><text:bookmark-start text:name="__RefHeading__3322_1668826222"/>L<text:span text:style-name="T124">es conteneurs</text:span><text:bookmark-end text:name="__RefHeading__3322_1668826222"/></text:h>
      <text:p text:style-name="P51"/>
      <text:p text:style-name="P52">Pour l'interface graphique j'ai défini trois conteneurs graphiques :</text:p>
      <text:list xml:id="list6398631413730446240" text:style-name="L10">
        <text:list-item>
          <text:p text:style-name="P103">Les Composants</text:p>
        </text:list-item>
        <text:list-item>
          <text:p text:style-name="P103">Les Drawables</text:p>
        </text:list-item>
        <text:list-item>
          <text:p text:style-name="P103">Les Sprites</text:p>
        </text:list-item>
      </text:list>
      <text:p text:style-name="P112">Concrètement c'est des classes abstraites qui <text:span text:style-name="T125">implémentent d'une interface </text:span><text:span text:style-name="T70">ConteneurGraphique</text:span><text:span text:style-name="T125"> qui </text:span>conti<text:span text:style-name="T125">ent</text:span> <text:span text:style-name="T125">l</text:span>es fonctions <text:span text:style-name="T63">isClicked(), draw(), update(</text:span><text:span text:style-name="T70">) </text:span><text:span text:style-name="T39">et les fonctions </text:span></text:p>
      <text:p text:style-name="P114"><text:span text:style-name="T36">pour obtenir le contenu ou en ajouter.</text:span></text:p>
      <text:p text:style-name="P113"><text:span text:style-name="T125">Ci-dessus</text:span> un diagramme pour mieux <text:span text:style-name="T125">visualiser</text:span> cette structure. </text:p>
      <text:p text:style-name="P52"/>
      <text:p text:style-name="P52"><draw:frame draw:style-name="fr1" draw:name="Frame7" text:anchor-type="paragraph" svg:width="6.6929in" draw:z-index="14"><draw:text-box fo:min-height="3.9382in"><text:p text:style-name="P69"><draw:frame draw:style-name="fr7" draw:name="Image8" text:anchor-type="paragraph" svg:width="6.6929in" style:rel-width="100%" svg:height="3.9382in" style:rel-height="scale" draw:z-index="15"><draw:image xlink:href="Pictures/10000000000002C8000001A36762C076.png" xlink:type="simple" xlink:show="embed" xlink:actuate="onLoad"/></draw:frame>Diagramme <text:sequence text:ref-name="refDiagramme6" text:name="Diagramme" text:formula="ooow:Diagramme+1" style:num-format="1">6</text:sequence>: Les conteneurs graphiques</text:p></draw:text-box></draw:frame></text:p>
      <text:p text:style-name="P52">Tout <text:span text:style-name="T127">conteneur</text:span> graphique fait partie de la fenêtre principale, les <text:span text:style-name="T127">conteneurs</text:span> à l’intérieur de la fenêtre sont distribués ainsi :</text:p>
      <text:p text:style-name="P52">Dans une fenêtre on peut dessiner ( avec la fonction draw de Pyglet ) un ensemble <text:span text:style-name="T6">Component</text:span>.</text:p>
      <text:p text:style-name="P105"><text:soft-page-break/>Un <text:span text:style-name="T5">C</text:span><text:span text:style-name="T2">ompo</text:span><text:span text:style-name="T6">nent</text:span><text:span text:style-name="T2"> </text:span>est un ensemble de <text:span text:style-name="T5">D</text:span><text:span text:style-name="T2">rawable</text:span> et un <text:span text:style-name="T63">Drawable</text:span> est un ensemble de<text:span text:style-name="T2"> </text:span><text:span text:style-name="T5">S</text:span><text:span text:style-name="T2">prite</text:span>.</text:p>
      <text:p text:style-name="P112">Un <text:span text:style-name="T2">Sprite</text:span> est défini par une dimension et <text:span text:style-name="T127">contient </text:span>un <text:span text:style-name="T127">Sprite Pyglet ( qui peut être dessiné dans la fenêtre).</text:span></text:p>
      <text:p text:style-name="P52"/>
      <text:p text:style-name="P52">Par exemple, la table est un <text:span text:style-name="T120">C</text:span>omposant <text:span text:style-name="T120">qui </text:span>contient <text:s/>les main des joueurs, l<text:span text:style-name="T120">e contenu de </text:span><text:s/>table etc … </text:p>
      <text:p text:style-name="P53">Les mains des joueurs sont <text:span text:style-name="T125">donc </text:span>des <text:span text:style-name="T125">D</text:span>rawable qui contien<text:span text:style-name="T125">nent</text:span> des <text:span text:style-name="T125">cartes</text:span> ( <text:span text:style-name="T125">des sprites</text:span> ).</text:p>
      <text:p text:style-name="P52"><text:span text:style-name="T120">De cette manière, q</text:span>uand on va <text:span text:style-name="T120">produire</text:span> un clic, le moteur de jeu <text:span text:style-name="T120">reçois un objet de type Event qui contient une référence sur le composant cliqué, le Drawable cliqué et le Sprite cliqué.</text:span> </text:p>
      <text:p text:style-name="P53">De plus, pour pouvoir afficher tous les composants graphiques il suffit d'appeler la fonction draw sur <text:span text:style-name="T127">l'ensemble des C</text:span>omposant.</text:p>
      <text:p text:style-name="P54"><text:span text:style-name="T120">Voici une </text:span><text:bookmark text:name="tw-target-text2"/>capture d'écran <text:span text:style-name="T120">qui illustre cette division.</text:span></text:p>
      <text:p text:style-name="P53"><draw:frame draw:style-name="fr1" draw:name="Frame6" text:anchor-type="paragraph" svg:width="6.6929in" draw:z-index="12"><draw:text-box fo:min-height="5.0264in"><text:p text:style-name="P69"><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7</text:sequence>: Les conteneurs</text:p></draw:text-box></draw:frame> </text:p>
      <text:p text:style-name="P50"><text:soft-page-break/></text:p>
      <text:p text:style-name="P50"/>
      <text:h text:style-name="Heading_20_3" text:outline-level="3"><text:bookmark-start text:name="__RefHeading__3324_1668826222"/>La fenêtre de jeu<text:bookmark-end text:name="__RefHeading__3324_1668826222"/></text:h>
      <text:p text:style-name="P107">La fenêtre principale du jeu contient la boucle <text:span text:style-name="T121">principale et est responsable de intercepter et envoyer les événements au moteur de jeu.</text:span></text:p>
      <text:p text:style-name="P107"><text:span text:style-name="T126">Voici le pseudo-code de la boucle principale:</text:span></text:p>
      <text:h text:style-name="P182" text:outline-level="5"><text:bookmark-start text:name="__RefHeading__3326_1668826222"/>Pseudocode<text:bookmark-end text:name="__RefHeading__3326_1668826222"/></text:h>
      <text:p text:style-name="_5f_code"><text:span text:style-name="_5f_OOoComputerKeyWord"><text:span text:style-name="T1">def</text:span></text:span><text:span text:style-name="T85">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51">""" La boucle principale du jeu</text:span></text:span></text:p>
      <text:p text:style-name="_5f_code"><text:s text:c="4"/><text:span text:style-name="_5f_OOoComputerLiteral"><text:span text:style-name="T51">"""</text:span></text:span></text:p>
      <text:p text:style-name="_5f_code"><text:s/></text:p>
      <text:p text:style-name="_5f_code"><text:s text:c="4"/><text:span text:style-name="_5f_OOoComputerKeyWord"><text:span text:style-name="T50">while</text:span></text:span><text:span text:style-name="T87"> </text:span><text:span text:style-name="_5f_OOoComputerKeyWord"><text:span text:style-name="T50">not</text:span></text:span><text:span text:style-name="T87"> </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has_exit</text:span></text:span><text:span text:style-name="_5f_OOoComputerSpecial"><text:span text:style-name="T48">):</text:span></text:span></text:p>
      <text:p text:style-name="_5f_code"><text:s text:c="7"/><text:span text:style-name="_5f_OOoComputerIdent"><text:span text:style-name="T48">dispatch_events</text:span></text:span><text:span text:style-name="_5f_OOoComputerSpecial"><text:span text:style-name="T48">()</text:span></text:span></text:p>
      <text:p text:style-name="_5f_code"><text:s text:c="8"/><text:span text:style-name="_5f_OOoComputerIdent"><text:span text:style-name="T48">clear</text:span></text:span><text:span text:style-name="_5f_OOoComputerSpecial"><text:span text:style-name="T48">()</text:span></text:span></text:p>
      <text:p text:style-name="_5f_code"><text:s text:c="4"/></text:p>
      <text:p text:style-name="_5f_code"><text:s text:c="8"/><text:span text:style-name="_5f_OOoComputerIdent"><text:span text:style-name="T48">game</text:span></text:span><text:span text:style-name="_5f_OOoComputerSpecial"><text:span text:style-name="T48">.</text:span></text:span><text:span text:style-name="_5f_OOoComputerIdent"><text:span text:style-name="T48">updateGame</text:span></text:span><text:span text:style-name="_5f_OOoComputerSpecial"><text:span text:style-name="T48">()</text:span></text:span></text:p>
      <text:p text:style-name="_5f_code"><text:s text:c="8"/><text:span text:style-name="_5f_OOoComputerIdent"><text:span text:style-name="T48">draw</text:span></text:span><text:span text:style-name="_5f_OOoComputerSpecial"><text:span text:style-name="T48">()</text:span></text:span></text:p>
      <text:p text:style-name="_5f_code"><text:span text:style-name="_5f_OOoComputerSpecial"><text:span text:style-name="T48"/></text:span></text:p>
      <text:p text:style-name="_5f_code"><text:s text:c="8"/><text:span text:style-name="_5f_OOoComputerComment"><text:span text:style-name="T51">#Tick the clock</text:span></text:span></text:p>
      <text:p text:style-name="_5f_code"><text:span text:style-name="T101"><text:s text:c="8"/></text:span><text:span text:style-name="_5f_OOoComputerIdent"><text:span text:style-name="T48">clock</text:span></text:span><text:span text:style-name="_5f_OOoComputerSpecial"><text:span text:style-name="T48">.</text:span></text:span><text:span text:style-name="_5f_OOoComputerIdent"><text:span text:style-name="T48">tick</text:span></text:span><text:span text:style-name="_5f_OOoComputerSpecial"><text:span text:style-name="T48">()</text:span></text:span></text:p>
      <text:p text:style-name="_5f_code"><text:s text:c="8"/><text:span text:style-name="_5f_OOoComputerIdent"><text:span text:style-name="T48">flip</text:span></text:span><text:span text:style-name="_5f_OOoComputerSpecial"><text:span text:style-name="T48">()</text:span></text:span></text:p>
      <text:p text:style-name="P165"><text:s/></text:p>
      <text:p text:style-name="Text_20_body"/>
      <text:p text:style-name="P55">On remarque que c'est à l'intérieur de cette boucle qu'on appelle la fonction updateGame() qui met à jour le jeu.</text:p>
      <text:p text:style-name="P55"/>
      <text:h text:style-name="Heading_20_3" text:outline-level="3"><text:bookmark-start text:name="__RefHeading__3570_1668826222"/><text:span text:style-name="T124">La </text:span>Capture des événements<text:bookmark-end text:name="__RefHeading__3570_1668826222"/></text:h>
      <text:p text:style-name="P115"><text:span text:style-name="T121">Pyglet offre un gestionnaire d'événements très simple et efficace .</text:span></text:p>
      <text:p text:style-name="P55">Dans la fenêtre principale les inputs externes sont gérés par des fonctions <text:span text:style-name="T63">handlers </text:span><text:span text:style-name="T36">qui son exécutée successivement à un événement, le clic de la souris par </text:span><text:span text:style-name="T38">exemple.</text:span></text:p>
      <text:p text:style-name="P97">De cette manière, gérer les événements devient triviale, il suffit de remplir la queue des événements du <text:s/>moteur de jeu <text:span text:style-name="T124">puis de les traiter au cours de l'exécution.</text:span></text:p>
      <text:p text:style-name="P98">Voici le pseudo-code de <text:s/>la fonction on<text:span text:style-name="T63">_mause_press</text:span>, <text:span text:style-name="T124">déclenché</text:span> par <text:span text:style-name="T124">l’</text:span><text:span text:style-name="T68">Event</text:span><text:span text:style-name="T63"> </text:span><text:span text:style-name="T68">D</text:span><text:span text:style-name="T63">ispatcher</text:span> de <text:span text:style-name="T68">P</text:span><text:span text:style-name="T63">yglet</text:span> :</text:p>
      <text:p text:style-name="P98"><text:s/></text:p>
      <text:h text:style-name="P183"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85">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pan text:style-name="_5f_OOoComputerSpecial"><text:s text:c="2"/></text:span><text:span text:style-name="_5f_OOoComputerSpecial"><text:span text:style-name="T124"># Last event est un objet de type événement qui sera passé au</text:span></text:span></text:p>
      <text:p text:style-name="_5f_code"><text:span text:style-name="_5f_OOoComputerSpecial"><text:s text:c="2"/></text:span><text:span text:style-name="_5f_OOoComputerSpecial"><text:span text:style-name="T124"># moteur de jeu parmi la fonction updateGame</text:span></text:span></text:p>
      <text:p text:style-name="_5f_code"><text:s text:c="3"/><text:span text:style-name="_5f_OOoComputerIdent"><text:span text:style-name="T48">last_event</text:span></text:span><text:span text:style-name="T91"> </text:span><text:span text:style-name="_5f_OOoComputerSpecial"><text:span text:style-name="T48">=</text:span></text:span><text:span text:style-name="T91"> </text:span><text:span text:style-name="_5f_OOoComputerIdent"><text:span text:style-name="T48">Event</text:span></text:span><text:span text:style-name="_5f_OOoComputerSpecial"><text:span text:style-name="T48">(</text:span></text:span><text:span text:style-name="_5f_OOoComputerLiteral"><text:span text:style-name="T50">"mouse_click"</text:span></text:span><text:span text:style-name="_5f_OOoComputerSpecial"><text:span text:style-name="T48">)</text:span></text:span></text:p>
      <text:p text:style-name="_5f_code"><text:s text:c="3"/><text:span text:style-name="_5f_OOoComputerIdent"><text:span text:style-name="T48">last_event</text:span></text:span><text:span text:style-name="_5f_OOoComputerSpecial"><text:span text:style-name="T48">.</text:span></text:span><text:span text:style-name="_5f_OOoComputerIdent"><text:span text:style-name="T48">add_mouse_coords</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text:span text:style-name="_5f_OOoComputerKeyWord"><text:span text:style-name="T50">for</text:span></text:span><text:span text:style-name="T87"> </text:span><text:span text:style-name="_5f_OOoComputerIdent"><text:span text:style-name="T48">component</text:span></text:span><text:span text:style-name="T91"> </text:span><text:span text:style-name="_5f_OOoComputerKeyWord"><text:span text:style-name="T50">in</text:span></text:span><text:span text:style-name="T87"> </text:span><text:span text:style-name="_5f_OOoComputerIdent"><text:span text:style-name="T48">components</text:span></text:span><text:span text:style-name="_5f_OOoComputerSpecial"><text:span text:style-name="T48">:</text:span></text:span></text:p>
      <text:p text:style-name="_5f_code"><text:s text:c="11"/><text:span text:style-name="_5f_OOoComputerKeyWord"><text:span text:style-name="T50">if</text:span></text:span><text:span text:style-name="T87"> </text:span><text:span text:style-name="_5f_OOoComputerIdent"><text:span text:style-name="T48">component</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12"/><text:span text:style-name="_5f_OOoComputerSpecial"><text:span text:style-name="T48"><text:s text:c="2"/></text:span></text:span><text:span text:style-name="_5f_OOoComputerIdent"><text:span text:style-name="T48">last_event</text:span></text:span><text:span text:style-name="_5f_OOoComputerSpecial"><text:span text:style-name="T48">.</text:span></text:span><text:span text:style-name="_5f_OOoComputerIdent"><text:span text:style-name="T48">componentClicked</text:span></text:span><text:span text:style-name="T91"> </text:span><text:span text:style-name="_5f_OOoComputerSpecial"><text:span text:style-name="T48">=</text:span></text:span><text:span text:style-name="T91"> </text:span><text:span text:style-name="_5f_OOoComputerIdent"><text:span text:style-name="T48">component</text:span></text:span></text:p>
      <text:p text:style-name="_5f_code"><text:s text:c="12"/><text:span text:style-name="_5f_OOoComputerKeyWord"><text:span text:style-name="T50">for</text:span></text:span><text:span text:style-name="T87"> </text:span><text:span text:style-name="_5f_OOoComputerIdent"><text:span text:style-name="T48">drawable</text:span></text:span><text:span text:style-name="T91"> </text:span><text:span text:style-name="_5f_OOoComputerKeyWord"><text:span text:style-name="T50">in</text:span></text:span><text:span text:style-name="T87"> </text:span><text:span text:style-name="_5f_OOoComputerIdent"><text:span text:style-name="T48">component</text:span></text:span><text:span text:style-name="_5f_OOoComputerSpecial"><text:span text:style-name="T48">.</text:span></text:span><text:span text:style-name="_5f_OOoComputerIdent"><text:span text:style-name="T48">getDrawables</text:span></text:span><text:span text:style-name="_5f_OOoComputerSpecial"><text:span text:style-name="T48">():</text:span></text:span></text:p>
      <text:p text:style-name="_5f_code"><text:s text:c="18"/><text:span text:style-name="_5f_OOoComputerKeyWord"><text:span text:style-name="T50">if</text:span></text:span><text:span text:style-name="T87"> </text:span><text:span text:style-name="_5f_OOoComputerIdent"><text:span text:style-name="T48">drawabl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24"/><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drawableClicked</text:span></text:span><text:span text:style-name="T91"> </text:span><text:span text:style-name="_5f_OOoComputerSpecial"><text:span text:style-name="T48">=</text:span></text:span><text:span text:style-name="T91"> </text:span><text:span text:style-name="_5f_OOoComputerIdent"><text:span text:style-name="T48">drawable</text:span></text:span></text:p>
      <text:p text:style-name="_5f_code"><text:s text:c="19"/><text:span text:style-name="_5f_OOoComputerKeyWord"><text:span text:style-name="T50">for</text:span></text:span><text:span text:style-name="T87"> </text:span><text:span text:style-name="_5f_OOoComputerIdent"><text:span text:style-name="T48">sprite</text:span></text:span><text:span text:style-name="T91"> </text:span><text:span text:style-name="_5f_OOoComputerKeyWord"><text:span text:style-name="T50">in</text:span></text:span><text:span text:style-name="T87"> </text:span><text:span text:style-name="_5f_OOoComputerIdent"><text:span text:style-name="T48">drawable</text:span></text:span><text:span text:style-name="_5f_OOoComputerSpecial"><text:span text:style-name="T48">.</text:span></text:span><text:span text:style-name="_5f_OOoComputerIdent"><text:span text:style-name="T48">getSprites</text:span></text:span><text:span text:style-name="_5f_OOoComputerSpecial"><text:span text:style-name="T48">():</text:span></text:span></text:p>
      <text:p text:style-name="_5f_code"><text:s text:c="6"/><text:span text:style-name="T84"><text:s text:c="19"/></text:span><text:span text:style-name="T88">if </text:span><text:span text:style-name="_5f_OOoComputerIdent"><text:span text:style-name="T48">sprite</text:span></text:span><text:span text:style-name="_5f_OOoComputerSpecial"><text:span text:style-name="T48">.</text:span></text:span><text:span text:style-name="_5f_OOoComputerIdent"><text:span text:style-name="T48">isClicked</text:span></text:span><text:span text:style-name="_5f_OOoComputerSpecial"><text:span text:style-name="T48">(</text:span></text:span><text:span text:style-name="_5f_OOoComputerIdent"><text:span text:style-name="T48">x</text:span></text:span><text:span text:style-name="_5f_OOoComputerSpecial"><text:span text:style-name="T48">,</text:span></text:span><text:span text:style-name="_5f_OOoComputerIdent"><text:span text:style-name="T48">y</text:span></text:span><text:span text:style-name="_5f_OOoComputerSpecial"><text:span text:style-name="T48">)):</text:span></text:span></text:p>
      <text:p text:style-name="_5f_code"><text:s text:c="31"/><text:span text:style-name="_5f_OOoComputerIdent"><text:span text:style-name="T48">self</text:span></text:span><text:span text:style-name="_5f_OOoComputerSpecial"><text:span text:style-name="T48">.</text:span></text:span><text:span text:style-name="_5f_OOoComputerIdent"><text:span text:style-name="T48">last_event</text:span></text:span><text:span text:style-name="_5f_OOoComputerSpecial"><text:span text:style-name="T48">.</text:span></text:span><text:span text:style-name="_5f_OOoComputerIdent"><text:span text:style-name="T48">spriteClicked</text:span></text:span><text:span text:style-name="T91"> </text:span><text:span text:style-name="_5f_OOoComputerSpecial"><text:span text:style-name="T48">=</text:span></text:span><text:span text:style-name="T91"> </text:span><text:span text:style-name="_5f_OOoComputerIdent"><text:span text:style-name="T48">sprite</text:span></text:span></text:p>
      <text:p text:style-name="_5f_code"><text:s text:c="4"/><text:span text:style-name="_5f_OOoComputerIdent"><text:span text:style-name="T48">info</text:span></text:span><text:span text:style-name="_5f_OOoComputerSpecial"><text:span text:style-name="T48">(</text:span></text:span><text:span text:style-name="_5f_OOoComputerLiteral"><text:span text:style-name="T50">'Mouse press: X:%s Y:%s'</text:span></text:span><text:span text:style-name="_5f_OOoComputerSpecial"><text:span text:style-name="T48">,</text:span></text:span><text:span text:style-name="_5f_OOoComputerIdent"><text:span text:style-name="T48">x</text:span></text:span><text:span text:style-name="T91"> </text:span><text:span text:style-name="_5f_OOoComputerSpecial"><text:span text:style-name="T48">,</text:span></text:span><text:span text:style-name="_5f_OOoComputerIdent"><text:span text:style-name="T48">y</text:span></text:span><text:span text:style-name="T91"> </text:span><text:span text:style-name="_5f_OOoComputerSpecial"><text:span text:style-name="T48">)</text:span></text:span></text:p>
      <text:p text:style-name="_5f_code"><text:s text:c="4"/></text:p>
      <text:p text:style-name="P68"/>
      <text:p text:style-name="Text_20_body"><text:line-break/><text:span text:style-name="T122">Appuyer sur un bouton de la souris génère un objet </text:span><text:span text:style-name="T69">Event</text:span><text:span text:style-name="T122"> qui contient :</text:span></text:p>
      <text:list xml:id="list5196874677985858825" text:style-name="L11">
        <text:list-item>
          <text:p text:style-name="P108">Les coordonnes <text:span text:style-name="T128">du clic</text:span></text:p>
        </text:list-item>
        <text:list-item>
          <text:p text:style-name="P108">Le composant cliqué</text:p>
        </text:list-item>
        <text:list-item>
          <text:p text:style-name="P108">Le drawable cliqué</text:p>
        </text:list-item>
        <text:list-item>
          <text:p text:style-name="P108">Le sprite cliqué</text:p>
        </text:list-item>
      </text:list>
      <text:p text:style-name="P56">L<text:span text:style-name="T128">'Event</text:span> est <text:span text:style-name="T128">en suite</text:span> placé dans la queue des <text:span text:style-name="T124">événements</text:span> du moteur de jeu.</text:p>
      <text:p text:style-name="P41"><text:bookmark-start text:name="__RefHeading__1308_918576416"/><text:bookmark-end text:name="__RefHeading__1308_918576416"/></text:p>
      <text:h text:style-name="P159" text:outline-level="2"><text:bookmark-start text:name="__RefHeading__514_1668826222"/>La structure du plugin<text:bookmark-end text:name="__RefHeading__514_1668826222"/></text:h>
      <text:h text:style-name="P178" text:outline-level="3"><text:bookmark-start text:name="__RefHeading__5127_1795008082"/>Introduction<text:bookmark-end text:name="__RefHeading__5127_1795008082"/></text:h>
      <text:p text:style-name="P116">Le plugin définit les règles d'un jeu de cartes et le comportement d'un adversaire.</text:p>
      <text:p text:style-name="P116">Le but c'était celui de rendre l'écriture d'un plugin <text:span text:style-name="T129"><text:s/>simple, intuitive <text:s/></text:span>et transparente.</text:p>
      <text:p text:style-name="P118"/>
      <text:p text:style-name="P116"/>
      <text:p text:style-name="P116"/>
      <text:h text:style-name="P175" text:outline-level="3"/>
      <text:h text:style-name="P180" text:outline-level="3"><text:bookmark-start text:name="__RefHeading__5129_1795008082"/>Importer le plugin<text:bookmark-end text:name="__RefHeading__5129_1795008082"/></text:h>
      <text:p text:style-name="P117"><text:span text:style-name="T130">U</text:span>n plugin est importé au runtime <text:s/>par la classe main du programme et passé en paramètre au moteur de jeu.</text:p>
      <text:p text:style-name="P118">La fonction <text:span text:style-name="T63">_import_()</text:span> de Python offre la possibilité d'importer un module ; le but ici est d'importer le module du plugin pendant l'éxécution du programme, cette fonction est donc très utile.</text:p>
      <text:p text:style-name="P118">Voici le pseudo-code de son utilisation :</text:p>
      <text:h text:style-name="P184" text:outline-level="5"><text:bookmark-start text:name="__RefHeading__5131_1795008082"/>Pseudocode<text:bookmark-end text:name="__RefHeading__5131_1795008082"/></text:h>
      <text:p text:style-name="_5f_code"><text:span text:style-name="_5f_OOoComputerComment"># On importe le plugin passé en argument, de cette façon</text:span></text:p>
      <text:p text:style-name="_5f_code"><text:span text:style-name="_5f_OOoComputerComment"># on pourra importer le plugin à tout moment au runtime</text:span></text:p>
      <text:p text:style-name="_5f_code"><text:span text:style-name="_5f_OOoComputerComment"># avec la fonction __import__</text:span></text:p>
      <text:p text:style-name="_5f_code"/>
      <text:p text:style-name="_5f_code"><text:span text:style-name="_5f_OOoComputerKeyWord"><text:span text:style-name="T1">def</text:span></text:span><text:span text:style-name="T85"> </text:span><text:span text:style-name="_5f_OOoComputerIdent">my_import</text:span><text:span text:style-name="_5f_OOoComputerSpecial">(</text:span><text:span text:style-name="_5f_OOoComputerIdent">name</text:span><text:span text:style-name="_5f_OOoComputerSpecial">):</text:span></text:p>
      <text:p text:style-name="_5f_code"><text:s text:c="4"/><text:span text:style-name="_5f_OOoComputerIdent"><text:span text:style-name="T48">mod</text:span></text:span><text:span text:style-name="T91"> </text:span><text:span text:style-name="_5f_OOoComputerSpecial"><text:span text:style-name="T48">=</text:span></text:span><text:span text:style-name="T91"> </text:span><text:span text:style-name="_5f_OOoComputerIdent"><text:span text:style-name="T48">__import__</text:span></text:span><text:span text:style-name="_5f_OOoComputerSpecial"><text:span text:style-name="T48">(</text:span></text:span><text:span text:style-name="_5f_OOoComputerIdent"><text:span text:style-name="T48">name</text:span></text:span><text:span text:style-name="_5f_OOoComputerSpecial"><text:span text:style-name="T48">)</text:span></text:span></text:p>
      <text:p text:style-name="_5f_code"><text:s text:c="4"/><text:span text:style-name="_5f_OOoComputerIdent"><text:span text:style-name="T48">components</text:span></text:span><text:span text:style-name="T91"> </text:span><text:span text:style-name="_5f_OOoComputerSpecial"><text:span text:style-name="T48">=</text:span></text:span><text:span text:style-name="T91"> </text:span><text:span text:style-name="_5f_OOoComputerIdent"><text:span text:style-name="T48">name</text:span></text:span><text:span text:style-name="_5f_OOoComputerSpecial"><text:span text:style-name="T48">.</text:span></text:span><text:span text:style-name="_5f_OOoComputerIdent"><text:span text:style-name="T48">split</text:span></text:span><text:span text:style-name="_5f_OOoComputerSpecial"><text:span text:style-name="T48">(</text:span></text:span><text:span text:style-name="_5f_OOoComputerLiteral"><text:span text:style-name="T50">'.'</text:span></text:span><text:span text:style-name="_5f_OOoComputerSpecial"><text:span text:style-name="T48">)</text:span></text:span></text:p>
      <text:p text:style-name="_5f_code"><text:s text:c="4"/><text:span text:style-name="_5f_OOoComputerKeyWord"><text:span text:style-name="T50">for</text:span></text:span><text:span text:style-name="T87"> </text:span><text:span text:style-name="_5f_OOoComputerIdent"><text:span text:style-name="T48">comp</text:span></text:span><text:span text:style-name="T91"> </text:span><text:span text:style-name="_5f_OOoComputerKeyWord"><text:span text:style-name="T50">in</text:span></text:span><text:span text:style-name="T87"> </text:span><text:span text:style-name="_5f_OOoComputerIdent"><text:span text:style-name="T48">component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_5f_code"><text:s text:c="8"/><text:span text:style-name="_5f_OOoComputerIdent"><text:span text:style-name="T48">mod</text:span></text:span><text:span text:style-name="T91"> </text:span><text:span text:style-name="_5f_OOoComputerSpecial"><text:span text:style-name="T48">=</text:span></text:span><text:span text:style-name="T91"> </text:span><text:span text:style-name="_5f_OOoComputerIdent"><text:span text:style-name="T48">getattr</text:span></text:span><text:span text:style-name="_5f_OOoComputerSpecial"><text:span text:style-name="T48">(</text:span></text:span><text:span text:style-name="_5f_OOoComputerIdent"><text:span text:style-name="T48">mod</text:span></text:span><text:span text:style-name="_5f_OOoComputerSpecial"><text:span text:style-name="T48">,</text:span></text:span><text:span text:style-name="T91"> </text:span><text:span text:style-name="_5f_OOoComputerIdent"><text:span text:style-name="T48">comp</text:span></text:span><text:span text:style-name="_5f_OOoComputerSpecial"><text:span text:style-name="T48">)</text:span></text:span></text:p>
      <text:p text:style-name="_5f_code"><text:s text:c="4"/><text:span text:style-name="_5f_OOoComputerKeyWord"><text:span text:style-name="T50">return</text:span></text:span><text:span text:style-name="T87"> </text:span><text:span text:style-name="_5f_OOoComputerIdent"><text:span text:style-name="T48">mod</text:span></text:span></text:p>
      <text:p text:style-name="_5f_code"><text:span text:style-name="T91"/></text:p>
      <text:p text:style-name="_5f_code"><text:span text:style-name="_5f_OOoComputerIdent">mod</text:span> <text:span text:style-name="_5f_OOoComputerSpecial">=</text:span> <text:span text:style-name="_5f_OOoComputerIdent">my_import</text:span><text:span text:style-name="_5f_OOoComputerSpecial">(</text:span><text:span text:style-name="_5f_OOoComputerLiteral"><text:span text:style-name="T1">"plugins.%s"</text:span></text:span><text:span text:style-name="T100"> </text:span><text:span text:style-name="_5f_OOoComputerSpecial">%</text:span> <text:span text:style-name="_5f_OOoComputerIdent">plugin_name</text:span> <text:span text:style-name="_5f_OOoComputerSpecial">+</text:span><text:span text:style-name="_5f_OOoComputerLiteral"><text:span text:style-name="T1">".PluginInit"</text:span></text:span><text:span text:style-name="_5f_OOoComputerSpecial">)</text:span></text:p>
      <text:p text:style-name="_5f_code"><text:span text:style-name="_5f_OOoComputerIdent">plugin</text:span> <text:span text:style-name="_5f_OOoComputerSpecial">=</text:span> <text:span text:style-name="_5f_OOoComputerIdent">mod</text:span><text:span text:style-name="_5f_OOoComputerSpecial">.</text:span><text:span text:style-name="_5f_OOoComputerIdent">PluginInit</text:span><text:span text:style-name="_5f_OOoComputerSpecial">()</text:span></text:p>
      <text:p text:style-name="_5f_code"/>
      <text:p text:style-name="_5f_code"><text:span text:style-name="_5f_OOoComputerComment"># On initialise le jeu </text:span><text:span text:style-name="_5f_OOoComputerComment"><text:span text:style-name="T130">avec le plugin passé en paramètre</text:span></text:span></text:p>
      <text:p text:style-name="_5f_code"><text:span text:style-name="_5f_OOoComputerIdent">game_state</text:span> <text:span text:style-name="_5f_OOoComputerSpecial">=</text:span> <text:span text:style-name="_5f_OOoComputerIdent">GameState</text:span><text:span text:style-name="_5f_OOoComputerSpecial">(</text:span><text:span text:style-name="_5f_OOoComputerIdent">plugin</text:span><text:span text:style-name="_5f_OOoComputerSpecial">.</text:span><text:span text:style-name="_5f_OOoComputerIdent">initGameState</text:span><text:span text:style-name="_5f_OOoComputerSpecial">(),</text:span> <text:span text:style-name="_5f_OOoComputerIdent">plugin</text:span><text:span text:style-name="_5f_OOoComputerSpecial">)</text:span></text:p>
      <text:p text:style-name="_5f_code"><text:span text:style-name="_5f_OOoComputerIdent">game</text:span> <text:span text:style-name="_5f_OOoComputerSpecial">=</text:span> <text:span text:style-name="_5f_OOoComputerIdent">Game</text:span><text:span text:style-name="_5f_OOoComputerSpecial">(</text:span><text:span text:style-name="_5f_OOoComputerIdent">game_state</text:span><text:span text:style-name="_5f_OOoComputerSpecial">)</text:span></text:p>
      <text:p text:style-name="P167"><text:span text:style-name="_5f_OOoComputerSpecial"/></text:p>
      <text:p text:style-name="P166"><text:span text:style-name="T120"><text:s/></text:span></text:p>
      <text:p text:style-name="P119"/>
      <text:h text:style-name="P179" text:outline-level="3"><text:bookmark-start text:name="__RefHeading__5133_1795008082"/>La classe pluginManager<text:bookmark-end text:name="__RefHeading__5133_1795008082"/></text:h>
      <text:p text:style-name="P120">La classe pluginManager fais office de couche d'abstraction entre le moteur de jeu et le plugin.</text:p>
      <text:p text:style-name="P121">On y retrouve toutes les fonctions utiles pour définir les réglés du jeu à l’intérieur du plugin.</text:p>
      <text:p text:style-name="P125"/>
      <text:p text:style-name="P125"/>
      <text:p text:style-name="P121"/>
      <text:p text:style-name="P126">Voici qui <text:span text:style-name="T132">un diagramme qui</text:span> illustre son comportement :</text:p>
      <text:p text:style-name="P126"><draw:frame draw:style-name="fr1" draw:name="Frame8" text:anchor-type="paragraph" svg:width="3.9134in" draw:z-index="16"><draw:text-box fo:min-height="4.8835in"><text:p text:style-name="P69"><draw:frame draw:style-name="fr8" draw:name="Image9" text:anchor-type="paragraph" svg:width="3.9134in" svg:height="4.7189in" draw:z-index="17"><draw:image xlink:href="Pictures/10000000000001EF00000255514ABD3B.png" xlink:type="simple" xlink:show="embed" xlink:actuate="onLoad"/></draw:frame>Diagramme <text:sequence text:ref-name="refDiagramme7" text:name="Diagramme" text:formula="ooow:Diagramme+1" style:num-format="1">8</text:sequence>: Le plugin</text:p></draw:text-box></draw:frame><text:soft-page-break/></text:p>
      <text:p text:style-name="P124"/>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p text:style-name="P128">La fonction <text:span text:style-name="T63">nextState </text:span>du plugin est appelé à l’intérieur de la fonction<text:span text:style-name="T63"> pluginNextState</text:span> <text:span text:style-name="T133">tout comme la fonction </text:span><text:span text:style-name="T71">isLegalMove </text:span><text:span text:style-name="T40">qui est la condition pour pouvoir appeler </text:span><text:span text:style-name="T71">nextState</text:span><text:span text:style-name="T40">.</text:span></text:p>
      <text:p text:style-name="P128"/>
      <text:p text:style-name="P129"><text:span text:style-name="T41"/></text:p>
      <text:p text:style-name="P129"><text:span text:style-name="T41">D</text:span><text:span text:style-name="T36">e plus, l'utilisateur accède au fonctions de <text:s/></text:span><text:span text:style-name="T41">pluginManager </text:span><text:span text:style-name="T36">de manière transparente sans pouvoir modifier directement le GameState.</text:span></text:p>
      <text:p text:style-name="P129"/>
      <text:p text:style-name="P129"><text:span text:style-name="T36">Par example, si pendent une phase de jeu particulière l'on veut distribuer des cartes, on va procèder ainsi : dans la fonction nextState du plugin, on apelle tout simplement la fonction </text:span><text:span text:style-name="T63">dealCards </text:span><text:span text:style-name="T36">(définie dans PluginManager et disponible par héritage ) et le jeu est fait !</text:span><text:span text:style-name="T36"><text:note text:id="ftn0" text:note-class="footnote"><text:note-citation>2</text:note-citation><text:note-body><text:p text:style-name="P191">La<text:span text:style-name="T131"> documentation de la classe </text:span><text:span text:style-name="T73">PluginManager </text:span><text:span text:style-name="T131"><text:s/>peut être consulté en Annexe.</text:span></text:p></text:note-body></text:note></text:span></text:p>
      <text:p text:style-name="P129"/>
      <text:p text:style-name="P131">Voici le pseudo-code de la fonction PluginNextState et PluginisLegalMove :</text:p>
      <text:p text:style-name="_5f_code"><text:soft-page-break/><text:span text:style-name="_5f_OOoComputerKeyWord"><text:span text:style-name="T1">def</text:span></text:span><text:span text:style-name="T85"> </text:span><text:span text:style-name="_5f_OOoComputerIdent"><text:span text:style-name="T8">p</text:span></text:span><text:span text:style-name="_5f_OOoComputerIdent"><text:span text:style-name="T7">lugin</text:span></text:span><text:span text:style-name="_5f_OOoComputerIdent"><text:span text:style-name="T2">NextState</text:span></text:span><text:span text:style-name="_5f_OOoComputerSpecial">(</text:span><text:span text:style-name="_5f_OOoComputerIdent"><text:span text:style-name="T134">action</text:span></text:span><text:span text:style-name="_5f_OOoComputerSpecial">):</text:span></text:p>
      <text:p text:style-name="_5f_code"><text:s text:c="4"/><text:span text:style-name="_5f_OOoComputerLiteral"><text:span text:style-name="T51">""" Cette fonction apelle la fonction nextState du plugin</text:span></text:span></text:p>
      <text:p text:style-name="_5f_code"><text:s text:c="8"/><text:span text:style-name="_5f_OOoComputerIdent"><text:span text:style-name="T51">actuel</text:span></text:span><text:span text:style-name="_5f_OOoComputerSpecial"><text:span text:style-name="T51">.</text:span></text:span></text:p>
      <text:p text:style-name="_5f_code"><text:s text:c="4"/><text:span text:style-name="_5f_OOoComputerLiteral"><text:span text:style-name="T51">"""</text:span></text:span></text:p>
      <text:p text:style-name="_5f_code"/>
      <text:p text:style-name="_5f_code"><text:span text:style-name="T92"><text:s text:c="2"/></text:span><text:span text:style-name="_5f_OOoComputerComment"><text:span text:style-name="T52"># isLost et isWin son redéfini dans le plugin</text:span></text:span></text:p>
      <text:p text:style-name="_5f_code"><text:s text:c="4"/><text:span text:style-name="_5f_OOoComputerKeyWord"><text:span text:style-name="T50">if</text:span></text:span><text:span text:style-name="_5f_OOoComputerSpecial"><text:span text:style-name="T48">(</text:span></text:span><text:span text:style-name="T91"> </text:span><text:span text:style-name="_5f_OOoComputerKeyWord"><text:span text:style-name="T50">not</text:span></text:span><text:span text:style-name="T87"> </text:span><text:span text:style-name="_5f_OOoComputerIdent"><text:span text:style-name="T48">isLost</text:span></text:span><text:span text:style-name="_5f_OOoComputerSpecial"><text:span text:style-name="T48">()</text:span></text:span><text:span text:style-name="T91"> </text:span><text:span text:style-name="_5f_OOoComputerKeyWord"><text:span text:style-name="T50">and</text:span></text:span><text:span text:style-name="T87"> </text:span><text:span text:style-name="_5f_OOoComputerKeyWord"><text:span text:style-name="T50">not</text:span></text:span><text:span text:style-name="T87"> </text:span><text:span text:style-name="_5f_OOoComputerIdent"><text:span text:style-name="T48">isWin</text:span></text:span><text:span text:style-name="_5f_OOoComputerSpecial"><text:span text:style-name="T48">()):</text:span></text:span></text:p>
      <text:p text:style-name="_5f_code"><text:s text:c="13"/></text:p>
      <text:p text:style-name="_5f_code"><text:s text:c="8"/><text:span text:style-name="_5f_OOoComputerIdent"><text:span text:style-name="T48">self</text:span></text:span><text:span text:style-name="_5f_OOoComputerSpecial"><text:span text:style-name="T48">.</text:span></text:span><text:span text:style-name="_5f_OOoComputerIdent"><text:span text:style-name="T48">nextState</text:span></text:span><text:span text:style-name="_5f_OOoComputerSpecial"><text:span text:style-name="T48">()</text:span></text:span><text:span text:style-name="T91"> </text:span><text:span text:style-name="_5f_OOoComputerComment"><text:span text:style-name="T58"># Redefini dans le plugin</text:span></text:span></text:p>
      <text:p text:style-name="_5f_code"><text:s text:c="8"/><text:span text:style-name="_5f_OOoComputerIdent"><text:span text:style-name="T48">sortAllHandsByValue</text:span></text:span><text:span text:style-name="_5f_OOoComputerSpecial"><text:span text:style-name="T48">()</text:span></text:span><text:span text:style-name="T91"> </text:span><text:span text:style-name="_5f_OOoComputerComment"><text:span text:style-name="T58"># Fonction commun à tout jeu de carte</text:span></text:span></text:p>
      <text:p text:style-name="_5f_code"><text:s text:c="4"/><text:span text:style-name="_5f_OOoComputerKeyWord"><text:span text:style-name="T50">else</text:span></text:span><text:span text:style-name="_5f_OOoComputerSpecial"><text:span text:style-name="T48">:</text:span></text:span></text:p>
      <text:p text:style-name="_5f_code"><text:s text:c="8"/><text:span text:style-name="_5f_OOoComputerKeyWord"><text:span text:style-name="T50">if</text:span></text:span><text:span text:style-name="_5f_OOoComputerSpecial"><text:span text:style-name="T48">(</text:span></text:span><text:span text:style-name="_5f_OOoComputerIdent"><text:span text:style-name="T48">isWin</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Victoire"</text:span></text:span><text:span text:style-name="_5f_OOoComputerSpecial"><text:span text:style-name="T48">,</text:span></text:span><text:span text:style-name="T91"> </text:span><text:span text:style-name="_5f_OOoComputerLiteral"><text:span text:style-name="T50">"Vous avez gangé."</text:span></text:span><text:span text:style-name="_5f_OOoComputerSpecial"><text:span text:style-name="T48">)</text:span></text:span></text:p>
      <text:p text:style-name="_5f_code"><text:s text:c="8"/><text:span text:style-name="_5f_OOoComputerKeyWord"><text:span text:style-name="T50">else</text:span></text:span><text:span text:style-name="_5f_OOoComputerSpecial"><text:span text:style-name="T48">:</text:span></text:span></text:p>
      <text:p text:style-name="_5f_code"><text:s text:c="12"/><text:span text:style-name="_5f_OOoComputerIdent"><text:span text:style-name="T48">showDialogMessage</text:span></text:span><text:span text:style-name="_5f_OOoComputerSpecial"><text:span text:style-name="T48">(</text:span></text:span><text:span text:style-name="_5f_OOoComputerLiteral"><text:span text:style-name="T50">"Perdu"</text:span></text:span><text:span text:style-name="_5f_OOoComputerSpecial"><text:span text:style-name="T48">,</text:span></text:span><text:span text:style-name="T91"> </text:span><text:span text:style-name="_5f_OOoComputerLiteral"><text:span text:style-name="T50">"Vous avez perdu."</text:span></text:span><text:span text:style-name="_5f_OOoComputerSpecial"><text:span text:style-name="T48">)</text:span></text:span></text:p>
      <text:p text:style-name="_5f_code"><text:s text:c="4"/><text:span text:style-name="_5f_OOoComputerKeyWord"><text:span text:style-name="T50">return</text:span></text:span><text:span text:style-name="T87"> </text:span><text:span text:style-name="_5f_OOoComputerIdent"><text:span text:style-name="T59">gameState</text:span></text:span></text:p>
      <text:p text:style-name="_5f_code"/>
      <text:p text:style-name="_5f_code"><text:span text:style-name="_5f_OOoComputerKeyWord"><text:span text:style-name="T1">def</text:span></text:span><text:span text:style-name="T85"> </text:span><text:span text:style-name="_5f_OOoComputerIdent"><text:span text:style-name="T8">Plugin</text:span></text:span><text:span text:style-name="_5f_OOoComputerIdent">isLegalMove</text:span><text:span text:style-name="_5f_OOoComputerSpecial">(</text:span><text:span text:style-name="_5f_OOoComputerIdent">action</text:span><text:span text:style-name="_5f_OOoComputerSpecial">):</text:span></text:p>
      <text:p text:style-name="_5f_code"><text:s text:c="10"/><text:span text:style-name="_5f_OOoComputerKeyWord"><text:span text:style-name="T50">return</text:span></text:span><text:span text:style-name="T87"> </text:span><text:span text:style-name="_5f_OOoComputerIdent"><text:span text:style-name="T48">self</text:span></text:span><text:span text:style-name="_5f_OOoComputerSpecial"><text:span text:style-name="T48">.</text:span></text:span><text:span text:style-name="_5f_OOoComputerIdent"><text:span text:style-name="T48">isLegalMove</text:span></text:span><text:span text:style-name="_5f_OOoComputerSpecial"><text:span text:style-name="T48">()</text:span></text:span></text:p>
      <text:p text:style-name="_5f_code"><text:span text:style-name="_5f_OOoComputerIdent"><text:span text:style-name="T59"/></text:span></text:p>
      <text:p text:style-name="P123"/>
      <text:p text:style-name="P132">On peut remarquer dans ce pseudo-code que le <text:s/><text:span text:style-name="T63">Decorator</text:span> de Python 3 est utilisé :</text:p>
      <text:p text:style-name="P132">On ajoute des opérations avant et après l'appel de nextState, on a ainsi décoré la fonction du plugin.</text:p>
      <text:p text:style-name="P130"><text:span text:style-name="T42">Avec cette structure</text:span><text:span text:style-name="T36">, l</text:span><text:span text:style-name="T41">e but du </text:span><text:span text:style-name="T36">développeur </text:span><text:span text:style-name="T41"><text:s/>devient donc celui de redéfinir les deux fonctions </text:span><text:span text:style-name="T72">nextState</text:span><text:span text:style-name="T41"> et </text:span><text:span text:style-name="T72">isLegalMove</text:span><text:span text:style-name="T41"> </text:span><text:span text:style-name="T36">hérités du </text:span><text:span text:style-name="T41">pluginManager avec les fonctions fournies par cette même classe.</text:span></text:p>
      <text:p text:style-name="P127"><text:span text:style-name="T41">Le plugin hérite donc toutes les fonctions nécessaires pour modifier et accéder a un état de jeu de manière transparente.</text:span></text:p>
      <text:p text:style-name="P122"/>
      <text:h text:style-name="P158" text:outline-level="2"><text:bookmark-start text:name="__RefHeading__2994_1668826222"/><text:bookmark-end text:name="__RefHeading__2994_1668826222"/></text:h>
      <text:h text:style-name="P76" text:outline-level="1"/>
      <text:h text:style-name="P79" text:outline-level="1"><text:bookmark-start text:name="__RefHeading__3582_1668826222"/>Tutoriel <text:bookmark-end text:name="__RefHeading__3582_1668826222"/></text:h>
      <text:p text:style-name="P110">Par la suite un tutoriel qui vous guidera à écrire un plugin pour <text:span text:style-name="T138">implémenter</text:span> le jeu de la « bataille ».</text:p>
      <text:p text:style-name="P110"/>
      <text:p text:style-name="Text_20_body">La bataille est un jeu de cartes  qui se joue habituellement à deux et qui est d'une grande simplicité puisque sous la conduite exclusive du hasard.</text:p>
      <text:p text:style-name="P110"/>
      <text:p text:style-name="Text_20_body">On distribue l'ensemble d'un <text:s/>jeu de cartes aux joueurs, qui n'en prennent pas connaissance. À chaque tour, chaque joueur retourne la carte du haut de sa main . Celui qui a la carte de la plus haute valeur <text:span text:style-name="T138">gagne</text:span>.</text:p>
      <text:p text:style-name="Text_20_body">En cas d'égalité de valeurs <text:s/>les joueurs commencent par placer une deuxième carte jusqu’à quand les cartes <text:span text:style-name="T139">joué sont</text:span> différents, la procédure est répétée <text:span text:style-name="T139">sinon</text:span>.</text:p>
      <text:p text:style-name="Text_20_body"/>
      <text:h text:style-name="P160" text:outline-level="2"/>
      <text:p text:style-name="P140"/>
      <text:h text:style-name="Heading_20_2" text:outline-level="2"><text:bookmark-start text:name="__RefHeading__6575_1795008082"/>Implémentation<text:bookmark-end text:name="__RefHeading__6575_1795008082"/></text:h>
      <text:p text:style-name="P111">Un plugin doit impérativement être placé dans un <text:span text:style-name="T140">répertoire</text:span> qui <text:span text:style-name="T140">contient</text:span> le <text:span text:style-name="T140">même</text:span> nom du <text:span text:style-name="T140">plugin.</text:span></text:p>
      <text:p text:style-name="P111">À <text:span text:style-name="T138">l’intérieur</text:span> de ce répertoire il faudra créer un <text:span text:style-name="T140">module</text:span> PluginInit.py qui définit deux classes,</text:p>
      <text:list xml:id="list4890334109029497735" text:style-name="L12">
        <text:list-item>
          <text:p text:style-name="P109">Une classe PuginInit pour définir les régles de jeu.</text:p>
        </text:list-item>
        <text:list-item>
          <text:p text:style-name="P109">Une classe IABataille pour définir le comportement du joueur adversaire.</text:p>
        </text:list-item>
      </text:list>
      <text:p text:style-name="P140">Voici le début de notre fichier <text:span text:style-name="T141">PluginInit.py </text:span>placé dans le répertoire bataille .</text:p>
      <text:p text:style-name="P140"/>
      <text:p text:style-name="P170"><text:span text:style-name="T85">from </text:span>game.Plugin <text:span text:style-name="T85">import </text:span>Plugin, IAPlugin</text:p>
      <text:p text:style-name="P170"><text:span text:style-name="T85">class </text:span>PluginInit(Plugin):</text:p>
      <text:p text:style-name="P170"><text:s text:c="4"/><text:span text:style-name="T102">""" Cette classe représente un PluginBataille</text:span></text:p>
      <text:p text:style-name="P170"><text:s text:c="4"/><text:span text:style-name="T92">"""</text:span></text:p>
      <text:p text:style-name="P170"><text:span text:style-name="T101"><text:s text:c="4"/></text:span><text:span text:style-name="T87">def </text:span><text:span text:style-name="T123">__init__</text:span><text:span text:style-name="T91">(</text:span><text:span text:style-name="T90">self</text:span><text:span text:style-name="T91">):</text:span></text:p>
      <text:p text:style-name="P168"><text:s text:c="8"/><text:span text:style-name="T91">Plugin.</text:span><text:span text:style-name="T123">__init__</text:span><text:span text:style-name="T91">(</text:span><text:span text:style-name="T90">self</text:span><text:span text:style-name="T91">, </text:span><text:span text:style-name="T99">"La Bataille"</text:span><text:span text:style-name="T91">)</text:span></text:p>
      <text:p text:style-name="P140"/>
      <text:p text:style-name="P140"/>
      <text:h text:style-name="P161" text:outline-level="2"><text:soft-page-break/></text:h>
      <text:p text:style-name="P140">Il faut maintenant initialiser le jeu, on doit connaître le nombre des joueurs et ajouter les opposants ( la classe IABataille qu'on va définir à la fin)</text:p>
      <text:p text:style-name="P140"/>
      <text:p text:style-name="_5f_code"><text:s text:c="3"/><text:span text:style-name="T87">def </text:span><text:span text:style-name="T91">pluginInit(</text:span><text:span text:style-name="T90">self</text:span><text:span text:style-name="T91">):</text:span></text:p>
      <text:p text:style-name="_5f_code"><text:s text:c="8"/><text:span text:style-name="T102">""" Cette fonction initialise l'état intitial du jeu</text:span></text:p>
      <text:p text:style-name="_5f_code"><text:s text:c="12"/><text:span text:style-name="T92">La table et les joueurs.</text:span></text:p>
      <text:p text:style-name="_5f_code"><text:s text:c="8"/><text:span text:style-name="T92">"""</text:span></text:p>
      <text:p text:style-name="_5f_code"><text:span text:style-name="T101"><text:s text:c="8"/></text:span><text:span text:style-name="T90">self</text:span><text:span text:style-name="T91">.initPlayers(</text:span><text:span text:style-name="T98">2</text:span><text:span text:style-name="T91">)</text:span></text:p>
      <text:p text:style-name="_5f_code"><text:s text:c="8"/><text:span text:style-name="T90">self</text:span><text:span text:style-name="T91">.opponents.append(IABataille())</text:span></text:p>
      <text:h text:style-name="Heading_20_3" text:outline-level="3"><text:bookmark-start text:name="__RefHeading__6577_1795008082"/><text:span text:style-name="T139">Les phases de jeu</text:span><text:bookmark-end text:name="__RefHeading__6577_1795008082"/></text:h>
      <text:p text:style-name="P138">On suppose qu'un jeu soit défini par plusieurs phases.</text:p>
      <text:p text:style-name="P138">Pour pouvoir implémenter notre plugin, il faudra d'abord définir les phases du jeu, tout jeu de carte doit commencer par une phase « Start »</text:p>
      <text:p text:style-name="P138">Une bataille est composé par le phases suivants :</text:p>
      <text:list xml:id="list8266935442174895901" text:style-name="L14">
        <text:list-item>
          <text:p text:style-name="P137">Initiale</text:p>
        </text:list-item>
        <text:list-item>
          <text:p text:style-name="P137">Jeu</text:p>
        </text:list-item>
        <text:list-item>
          <text:p text:style-name="P137">Finale</text:p>
        </text:list-item>
      </text:list>
      <text:p text:style-name="P138">Dans la phase initiale on va <text:span text:style-name="T140">effectuer</text:span> les action suivants</text:p>
      <text:list xml:id="list6210433748136538061" text:style-name="L18">
        <text:list-item>
          <text:p text:style-name="P139">Distribuer une carte à chaque joueur</text:p>
        </text:list-item>
        <text:list-item>
          <text:p text:style-name="P139">Déterminer le premier et dernier joueur </text:p>
        </text:list-item>
        <text:list-item>
          <text:p text:style-name="P139">Déterminer la prochain phase de jeu, <text:span text:style-name="T140">la phase de jeu dans ce cas</text:span></text:p>
          <text:p text:style-name="P139"/>
        </text:list-item>
      </text:list>
      <text:p text:style-name="P172"><text:soft-page-break/><text:s text:c="3"/><text:span text:style-name="_5f_OOoComputerKeyWord"><text:span text:style-name="T50">def</text:span></text:span><text:span text:style-name="T87"> </text:span><text:span text:style-name="_5f_OOoComputerIdent"><text:span text:style-name="T48">initial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72"><text:span text:style-name="T91"><text:s text:c="4"/></text:span><text:span text:style-name="_5f_OOoComputerComment"><text:span text:style-name="T51"># </text:span></text:span><text:span text:style-name="_5f_OOoComputerComment"><text:span text:style-name="T53">Nettoyage de la table</text:span></text:span></text:p>
      <text:p text:style-name="P172"><text:s text:c="8"/><text:span text:style-name="_5f_OOoComputerIdent"><text:span text:style-name="T48">self</text:span></text:span><text:span text:style-name="_5f_OOoComputerSpecial"><text:span text:style-name="T48">.</text:span></text:span><text:span text:style-name="_5f_OOoComputerIdent"><text:span text:style-name="T48">flushTable</text:span></text:span><text:span text:style-name="_5f_OOoComputerSpecial"><text:span text:style-name="T48">()</text:span></text:span></text:p>
      <text:p text:style-name="P172"><text:s text:c="8"/><text:span text:style-name="_5f_OOoComputerComment"><text:span text:style-name="T51"># Distribution des cartes aux joueurs</text:span></text:span></text:p>
      <text:p text:style-name="P172"><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dealCards</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72"><text:s text:c="8"/><text:span text:style-name="_5f_OOoComputerComment"><text:span text:style-name="T51"># On affecte le premier joueur</text:span></text:span></text:p>
      <text:p text:style-name="P172"><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FirstPlayer</text:span></text:span><text:span text:style-name="_5f_OOoComputerSpecial"><text:span text:style-name="T48">(</text:span></text:span><text:span text:style-name="_5f_OOoComputerLiteral"><text:span text:style-name="T48">0</text:span></text:span><text:span text:style-name="_5f_OOoComputerSpecial"><text:span text:style-name="T48">)</text:span></text:span></text:p>
      <text:p text:style-name="P172"><text:s text:c="8"/><text:span text:style-name="_5f_OOoComputerComment"><text:span text:style-name="T51"># On affecte le </text:span></text:span><text:span text:style-name="_5f_OOoComputerComment"><text:span text:style-name="T53">dernier</text:span></text:span><text:span text:style-name="_5f_OOoComputerComment"><text:span text:style-name="T51"> joueur</text:span></text:span></text:p>
      <text:p text:style-name="P172"><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LastPlayer</text:span></text:span><text:span text:style-name="_5f_OOoComputerSpecial"><text:span text:style-name="T48">(</text:span></text:span><text:span text:style-name="_5f_OOoComputerLiteral"><text:span text:style-name="T48">1</text:span></text:span><text:span text:style-name="_5f_OOoComputerSpecial"><text:span text:style-name="T48">)</text:span></text:span></text:p>
      <text:p text:style-name="P172"><text:s text:c="8"/><text:span text:style-name="_5f_OOoComputerComment"><text:span text:style-name="T51"># On </text:span></text:span><text:span text:style-name="_5f_OOoComputerComment"><text:span text:style-name="T53">change la</text:span></text:span><text:span text:style-name="_5f_OOoComputerComment"><text:span text:style-name="T51"> phase de jeu </text:span></text:span><text:span text:style-name="_5f_OOoComputerComment"><text:span text:style-name="T53">courante</text:span></text:span></text:p>
      <text:p text:style-name="P171"><text:span text:style-name="T101"><text:s text:c="8"/></text:span><text:span text:style-name="_5f_OOoComputerIdent"><text:span text:style-name="T48">self</text:span></text:span><text:span text:style-name="_5f_OOoComputerSpecial"><text:span text:style-name="T48">.</text:span></text:span><text:span text:style-name="_5f_OOoComputerIdent"><text:span text:style-name="T48">setCurrentPhase</text:span></text:span><text:span text:style-name="_5f_OOoComputerSpecial"><text:span text:style-name="T48">(</text:span></text:span><text:span text:style-name="_5f_OOoComputerLiteral"><text:span text:style-name="T50">"Play"</text:span></text:span><text:span text:style-name="_5f_OOoComputerSpecial"><text:span text:style-name="T48">)</text:span></text:span></text:p>
      <text:p text:style-name="P138"/>
      <text:p text:style-name="P140">Dans la phase de jeu :</text:p>
      <text:list xml:id="list3496295885065097395" text:style-name="L19">
        <text:list-item>
          <text:p text:style-name="P141">Jouer la seul carte qu'on a dans la main</text:p>
        </text:list-item>
        <text:list-item>
          <text:p text:style-name="P141">Si on est le dernier passer à la phase , passer le tour sinon</text:p>
        </text:list-item>
      </text:list>
      <text:p text:style-name="P140"/>
      <text:p text:style-name="P172"><text:s text:c="4"/><text:span text:style-name="_5f_OOoComputerKeyWord"><text:span text:style-name="T50">def</text:span></text:span><text:span text:style-name="T87"> </text:span><text:span text:style-name="_5f_OOoComputerIdent"><text:span text:style-name="T48">playPhase</text:span></text:span><text:span text:style-name="_5f_OOoComputerSpecial"><text:span text:style-name="T48">(</text:span></text:span><text:span text:style-name="_5f_OOoComputerIdent"><text:span text:style-name="T48">self</text:span></text:span><text:span text:style-name="_5f_OOoComputerSpecial"><text:span text:style-name="T48">):</text:span></text:span></text:p>
      <text:p text:style-name="P172"><text:span text:style-name="T91"><text:s text:c="4"/></text:span><text:span text:style-name="_5f_OOoComputerComment"><text:span text:style-name="T51"># </text:span></text:span><text:span text:style-name="_5f_OOoComputerComment"><text:span text:style-name="T53">La fonction agentAction récupère l'action éfféctué par le </text:span></text:span></text:p>
      <text:p text:style-name="P172"><text:span text:style-name="T103"><text:s text:c="4"/></text:span><text:span text:style-name="_5f_OOoComputerComment"><text:span text:style-name="T53"># joueur</text:span></text:span></text:p>
      <text:p text:style-name="P172"><text:s text:c="8"/><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agentAction</text:span></text:span><text:span text:style-name="_5f_OOoComputerSpecial"><text:span text:style-name="T48">.</text:span></text:span><text:span text:style-name="_5f_OOoComputerIdent"><text:span text:style-name="T48">type</text:span></text:span><text:span text:style-name="T91"> </text:span><text:span text:style-name="_5f_OOoComputerSpecial"><text:span text:style-name="T48">==</text:span></text:span><text:span text:style-name="T91"> </text:span><text:span text:style-name="_5f_OOoComputerLiteral"><text:span text:style-name="T50">"move"</text:span></text:span><text:span text:style-name="_5f_OOoComputerSpecial"><text:span text:style-name="T48">):</text:span></text:span></text:p>
      <text:p text:style-name="P172"><text:span text:style-name="T91"><text:tab/></text:span><text:span text:style-name="_5f_OOoComputerComment"><text:span text:style-name="T53"># Joueur la carte sélectionne</text:span></text:span></text:p>
      <text:p text:style-name="P172"><text:s text:c="12"/><text:span text:style-name="_5f_OOoComputerIdent"><text:span text:style-name="T48">self</text:span></text:span><text:span text:style-name="_5f_OOoComputerSpecial"><text:span text:style-name="T48">.</text:span></text:span><text:span text:style-name="_5f_OOoComputerIdent"><text:span text:style-name="T48">playSelectedCard</text:span></text:span><text:span text:style-name="_5f_OOoComputerSpecial"><text:span text:style-name="T48">()</text:span></text:span></text:p>
      <text:p text:style-name="P172"/>
      <text:p text:style-name="P172"><text:span text:style-name="T91"><text:s text:c="5"/></text:span><text:span text:style-name="_5f_OOoComputerComment"><text:span text:style-name="T53"># Si je suis le dernier saute directement à la phase suivante</text:span></text:span></text:p>
      <text:p text:style-name="P172"><text:s text:c="12"/><text:span text:style-name="_5f_OOoComputerKeyWord"><text:span text:style-name="T50">if</text:span></text:span><text:span text:style-name="_5f_OOoComputerSpecial"><text:span text:style-name="T48">(</text:span></text:span><text:span text:style-name="_5f_OOoComputerIdent"><text:span text:style-name="T48">self</text:span></text:span><text:span text:style-name="_5f_OOoComputerSpecial"><text:span text:style-name="T48">.</text:span></text:span><text:span text:style-name="_5f_OOoComputerIdent"><text:span text:style-name="T48">iAmLastPlayerToPlay</text:span></text:span><text:span text:style-name="_5f_OOoComputerSpecial"><text:span text:style-name="T48">()):</text:span></text:span></text:p>
      <text:p text:style-name="P172"><text:s text:c="16"/><text:span text:style-name="_5f_OOoComputerIdent"><text:span text:style-name="T48">self</text:span></text:span><text:span text:style-name="_5f_OOoComputerSpecial"><text:span text:style-name="T48">.</text:span></text:span><text:span text:style-name="_5f_OOoComputerIdent"><text:span text:style-name="T48">endTurnPh</text:span></text:span><text:span text:style-name="_5f_OOoComputerIdent"><text:span text:style-name="T60">a</text:span></text:span><text:span text:style-name="_5f_OOoComputerIdent"><text:span text:style-name="T48">se</text:span></text:span><text:span text:style-name="_5f_OOoComputerSpecial"><text:span text:style-name="T48">()</text:span></text:span></text:p>
      <text:p text:style-name="P172"><text:s text:c="16"/><text:span text:style-name="_5f_OOoComputerKeyWord"><text:span text:style-name="T142">return</text:span></text:span></text:p>
      <text:p text:style-name="P169"><text:s text:c="12"/><text:span text:style-name="_5f_OOoComputerIdent"><text:span text:style-name="T48">self</text:span></text:span><text:span text:style-name="_5f_OOoComputerSpecial"><text:span text:style-name="T48">.</text:span></text:span><text:span text:style-name="_5f_OOoComputerIdent"><text:span text:style-name="T48">next_turn</text:span></text:span><text:span text:style-name="_5f_OOoComputerSpecial"><text:span text:style-name="T48">()</text:span></text:span></text:p>
      <text:p text:style-name="P140"/>
      <text:p text:style-name="P140">Dans la phase Finale on va déterminer le gagnant <text:span text:style-name="T143">si (y en a un)</text:span> <text:span text:style-name="T143">et </text:span>calculer les points, <text:span text:style-name="T143">sinon, on distribue une carte et on retourne à la phase de jeu.</text:span></text:p>
      <text:p text:style-name="_5f_code"><text:soft-page-break/><text:span text:style-name="T85">def </text:span>endTurnPhase(<text:span text:style-name="T89">self</text:span>):</text:p>
      <text:p text:style-name="P173"><text:s text:c="4"/><text:span text:style-name="_5f_OOoComputerComment"><text:span text:style-name="T53"># </text:span></text:span><text:span text:style-name="_5f_OOoComputerComment"><text:span text:style-name="T54">Les deux dernières <text:s/>cartes sur la table </text:span></text:span></text:p>
      <text:p text:style-name="_5f_code"><text:s text:c="4"/><text:span text:style-name="T91">lastCards = </text:span><text:span text:style-name="T90">self</text:span><text:span text:style-name="T91">.getLastCards(</text:span><text:span text:style-name="T98">2</text:span><text:span text:style-name="T91">)</text:span></text:p>
      <text:p text:style-name="_5f_code"><text:s text:c="4"/><text:span text:style-name="T91">carte1Val = </text:span><text:span text:style-name="T90">self</text:span><text:span text:style-name="T91">.getValeurCarte(lastCards[</text:span><text:span text:style-name="T98">0</text:span><text:span text:style-name="T91">])</text:span></text:p>
      <text:p text:style-name="_5f_code"><text:s text:c="4"/><text:span text:style-name="T91">carte2Val = </text:span><text:span text:style-name="T90">self</text:span><text:span text:style-name="T91">.getValeurCarte(lastCards[</text:span><text:span text:style-name="T98">1</text:span><text:span text:style-name="T91">])</text:span></text:p>
      <text:p text:style-name="_5f_code"><text:span text:style-name="T91"/></text:p>
      <text:p text:style-name="_5f_code"><text:s text:c="4"/><text:span text:style-name="T87">if</text:span><text:span text:style-name="T91">((carte1Val != carte2Val)):</text:span></text:p>
      <text:p text:style-name="_5f_code"><text:s text:c="8"/><text:span text:style-name="T91">score = </text:span><text:span text:style-name="T90">self</text:span><text:span text:style-name="T91">.getTableSumCardScore()</text:span></text:p>
      <text:p text:style-name="_5f_code"><text:s text:c="8"/><text:span text:style-name="T91">winner = </text:span><text:span text:style-name="T98">0 </text:span><text:span text:style-name="T87">if </text:span><text:span text:style-name="T91">(carte1Val &gt; carte2Val) </text:span><text:span text:style-name="T87">else </text:span><text:span text:style-name="T98">1</text:span></text:p>
      <text:p text:style-name="_5f_code"><text:span text:style-name="T97"><text:s text:c="8"/></text:span><text:span text:style-name="T90">self</text:span><text:span text:style-name="T91">.addPlayerScore(winner, score)</text:span></text:p>
      <text:p text:style-name="_5f_code"><text:s text:c="8"/><text:span text:style-name="T90">self</text:span><text:span text:style-name="T91">.appendLogInfoMessage(</text:span><text:span text:style-name="T99">"Player " </text:span><text:span text:style-name="T91">+ </text:span><text:span text:style-name="T86">str</text:span><text:span text:style-name="T91">(winner) + </text:span><text:span text:style-name="T99">" win turn. Points:" </text:span><text:span text:style-name="T91">+ </text:span><text:span text:style-name="T86">str</text:span><text:span text:style-name="T91">(score))</text:span></text:p>
      <text:p text:style-name="_5f_code"><text:s text:c="8"/><text:span text:style-name="T90">self</text:span><text:span text:style-name="T91">.setCurrentPhase(</text:span><text:span text:style-name="T99">"Start"</text:span><text:span text:style-name="T91">)</text:span></text:p>
      <text:p text:style-name="_5f_code"><text:span text:style-name="T91"/></text:p>
      <text:p text:style-name="_5f_code"><text:s text:c="4"/><text:span text:style-name="T87">else</text:span><text:span text:style-name="T91">:</text:span></text:p>
      <text:p text:style-name="_5f_code"><text:s text:c="8"/><text:span text:style-name="T90">self</text:span><text:span text:style-name="T91">.appendLogInfoMessage(</text:span><text:span text:style-name="T99">"Draw"</text:span><text:span text:style-name="T91">)</text:span></text:p>
      <text:p text:style-name="_5f_code"><text:s text:c="8"/><text:span text:style-name="T90">self</text:span><text:span text:style-name="T91">.dealCards(</text:span><text:span text:style-name="T98">1</text:span><text:span text:style-name="T91">)</text:span></text:p>
      <text:p text:style-name="_5f_code"><text:s text:c="8"/><text:span text:style-name="T90">self</text:span><text:span text:style-name="T91">.setCurrentPhase(</text:span><text:span text:style-name="T99">"Play"</text:span><text:span text:style-name="T91">)</text:span></text:p>
      <text:p text:style-name="P142"/>
      <text:p text:style-name="P142">Chaque phase de jeu peut faire appel à la fonction agentAction qui renvoie l'action du joueur courant, en fonction de cette action on peut donc produire un effet sur l'état de jeu, dans ce cas, jouer une carte. </text:p>
      <text:h text:style-name="Heading_20_3" text:outline-level="3"><text:bookmark-start text:name="__RefHeading__6601_1795008082"/>La fonction nextState du plugin<text:bookmark-end text:name="__RefHeading__6601_1795008082"/></text:h>
      <text:p text:style-name="P143">Dans la fonction du nextState on va tout simplement appeler la fonction correspondante à la phase de jeu courante.</text:p>
      <text:p text:style-name="P143"/>
      <text:p text:style-name="_5f_code"><text:soft-page-break/><text:span text:style-name="T85">def </text:span>nextState(<text:span text:style-name="T89">self</text:span>):</text:p>
      <text:p text:style-name="_5f_code"><text:s text:c="4"/><text:span text:style-name="T102">""" <text:s/>Renvoie le prochain etat du jeu etant donnée une action</text:span></text:p>
      <text:p text:style-name="_5f_code"><text:s text:c="8"/><text:span text:style-name="T92">getAction() pour récuperer une action</text:span></text:p>
      <text:p text:style-name="_5f_code"><text:s text:c="4"/><text:span text:style-name="T92">"""</text:span></text:p>
      <text:p text:style-name="_5f_code"><text:s text:c="4"/><text:span text:style-name="T92"># On récupere la phase de jeu actuelle</text:span></text:p>
      <text:p text:style-name="_5f_code"><text:span text:style-name="T101"><text:s text:c="4"/></text:span><text:span text:style-name="T91">phase = </text:span><text:span text:style-name="T90">self</text:span><text:span text:style-name="T91">.getCurrentPhase()</text:span></text:p>
      <text:p text:style-name="_5f_code"><text:span text:style-name="T91"/></text:p>
      <text:p text:style-name="_5f_code"><text:s text:c="4"/><text:span text:style-name="T102"># Le jeu commence toujours par la phase Start</text:span></text:p>
      <text:p text:style-name="_5f_code"><text:span text:style-name="T101"><text:s text:c="4"/></text:span><text:span text:style-name="T87">if</text:span><text:span text:style-name="T91">( phase == </text:span><text:span text:style-name="T99">"Start"</text:span><text:span text:style-name="T91">):</text:span></text:p>
      <text:p text:style-name="_5f_code"><text:s text:c="8"/><text:span text:style-name="T90">self</text:span><text:span text:style-name="T91">.initialPhase()</text:span></text:p>
      <text:p text:style-name="_5f_code"><text:s text:c="4"/><text:span text:style-name="T87">if</text:span><text:span text:style-name="T91">( phase == </text:span><text:span text:style-name="T99">"Play"</text:span><text:span text:style-name="T91">):</text:span></text:p>
      <text:p text:style-name="_5f_code"><text:s text:c="8"/><text:span text:style-name="T90">self</text:span><text:span text:style-name="T91">.playPhase()</text:span></text:p>
      <text:p text:style-name="_5f_code"><text:s text:c="4"/><text:span text:style-name="T87">if</text:span><text:span text:style-name="T91">( phase == </text:span><text:span text:style-name="T99">"EndTurn"</text:span><text:span text:style-name="T91">):</text:span></text:p>
      <text:p text:style-name="_5f_code"><text:s text:c="8"/><text:span text:style-name="T90">self</text:span><text:span text:style-name="T91">.endTurnPhase()</text:span></text:p>
      <text:p text:style-name="_5f_code"><text:span text:style-name="T91"/></text:p>
      <text:p text:style-name="P140"/>
      <text:h text:style-name="Heading_20_3" text:outline-level="3"><text:bookmark-start text:name="__RefHeading__6603_1795008082"/>Les fonctions isWin() et is Lost()<text:bookmark-end text:name="__RefHeading__6603_1795008082"/></text:h>
      <text:p text:style-name="P143">Dans tous les jeu de cartes, il faut impérativement redéfinir ces deux fonctions, dans le cas de la bataille, une partie est gagné s'il n y a plus de carte et notre score est le meilleur.</text:p>
      <text:p text:style-name="P143">Ces fonctions sont vérifié à chaque tour.</text:p>
      <text:p text:style-name="_5f_code"><text:span text:style-name="T85">def </text:span>isWin(<text:span text:style-name="T89">self</text:span>):</text:p>
      <text:p text:style-name="_5f_code"><text:s text:c="4"/><text:span text:style-name="T87">if</text:span><text:span text:style-name="T91">( </text:span><text:span text:style-name="T90">self</text:span><text:span text:style-name="T91">.isDeckEmpty() </text:span><text:span text:style-name="T87">and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_5f_code"><text:span text:style-name="T87"/></text:p>
      <text:p text:style-name="_5f_code"><text:span text:style-name="T85">def </text:span>isLost(<text:span text:style-name="T89">self</text:span>):</text:p>
      <text:p text:style-name="_5f_code"><text:s text:c="4"/><text:span text:style-name="T87">if</text:span><text:span text:style-name="T91">( </text:span><text:span text:style-name="T90">self</text:span><text:span text:style-name="T91">.isDeckEmpty() </text:span><text:span text:style-name="T87">and not </text:span><text:span text:style-name="T90">self</text:span><text:span text:style-name="T91">.IHaveBestScore()):</text:span></text:p>
      <text:p text:style-name="_5f_code"><text:s text:c="8"/><text:span text:style-name="T87">return True</text:span></text:p>
      <text:p text:style-name="_5f_code"><text:span text:style-name="T84"><text:s text:c="4"/></text:span><text:span text:style-name="T87">else</text:span><text:span text:style-name="T91">: </text:span><text:span text:style-name="T87">False</text:span></text:p>
      <text:p text:style-name="_5f_code"/>
      <text:p text:style-name="P143"/>
      <text:h text:style-name="P162" text:outline-level="2"/>
      <text:h text:style-name="Heading_20_3" text:outline-level="3"><text:bookmark-start text:name="__RefHeading__6605_1795008082"/>La fonction isLegalMove<text:bookmark-end text:name="__RefHeading__6605_1795008082"/></text:h>
      <text:p text:style-name="P143">Dans cette fonction on va vérifier si l'action passé en paramètre de la fonction nextState est une action valide, dans le jeu de la bataille on a pas vraiment beaucoup de cas d'action illegale, on pourrait juste essayer de jouer la carte de l'adversaire par example.</text:p>
      <text:p text:style-name="P143">Voici son implémentation </text:p>
      <text:p text:style-name="_5f_code"><text:soft-page-break/><text:span text:style-name="T87">def </text:span><text:span text:style-name="T91">isLegalMove(</text:span><text:span text:style-name="T90">self</text:span><text:span text:style-name="T91">):</text:span></text:p>
      <text:p text:style-name="_5f_code"><text:s text:c="8"/><text:span text:style-name="_5f_OOoComputerLiteral"><text:span text:style-name="T51">"""</text:span></text:span></text:p>
      <text:p text:style-name="_5f_code"><text:s text:c="6"/><text:span text:style-name="T144"><text:s text:c="2"/></text:span><text:span text:style-name="_5f_OOoComputerIdent"><text:span text:style-name="T145">Renvoie</text:span></text:span><text:span text:style-name="T148"> </text:span><text:span text:style-name="_5f_OOoComputerIdent"><text:span text:style-name="T145">True</text:span></text:span><text:span text:style-name="T148"> </text:span><text:span text:style-name="_5f_OOoComputerIdent"><text:span text:style-name="T145">si</text:span></text:span><text:span text:style-name="T148"> </text:span><text:span text:style-name="_5f_OOoComputerIdent"><text:span text:style-name="T145">l</text:span></text:span><text:span text:style-name="_5f_OOoComputerLiteral"><text:span text:style-name="T145">'action est </text:span></text:span><text:span text:style-name="_5f_OOoComputerLiteral"><text:span text:style-name="T146">légale</text:span></text:span><text:span text:style-name="_5f_OOoComputerLiteral"><text:span text:style-name="T145"> à </text:span></text:span><text:span text:style-name="_5f_OOoComputerLiteral"><text:span text:style-name="T147">l'</text:span></text:span><text:span text:style-name="_5f_OOoComputerIdent"><text:span text:style-name="T145">état</text:span></text:span><text:span text:style-name="T148"> </text:span><text:span text:style-name="_5f_OOoComputerIdent"><text:span text:style-name="T145">courant</text:span></text:span></text:p>
      <text:p text:style-name="_5f_code"><text:span text:style-name="T101"><text:s text:c="8"/></text:span><text:span text:style-name="_5f_OOoComputerSpecial"><text:span text:style-name="T50">:</text:span></text:span><text:span text:style-name="_5f_OOoComputerKeyWord"><text:span text:style-name="T50">return</text:span></text:span><text:span text:style-name="_5f_OOoComputerSpecial"><text:span text:style-name="T51">:</text:span></text:span></text:p>
      <text:p text:style-name="_5f_code"><text:s text:c="8"/><text:span text:style-name="_5f_OOoComputerLiteral"><text:span text:style-name="T51">"""</text:span></text:span></text:p>
      <text:p text:style-name="_5f_code"><text:span text:style-name="_5f_OOoComputerKeyWord"><text:span text:style-name="T94"><text:s text:c="4"/></text:span></text:span><text:span text:style-name="_5f_OOoComputerKeyWord"><text:span text:style-name="T55">if</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agentAction</text:span></text:span><text:span text:style-name="_5f_OOoComputerSpecial"><text:span text:style-name="T51">.</text:span></text:span><text:span text:style-name="_5f_OOoComputerIdent"><text:span text:style-name="T51">type</text:span></text:span><text:span text:style-name="T92"> </text:span><text:span text:style-name="_5f_OOoComputerSpecial"><text:span text:style-name="T51">==</text:span></text:span><text:span text:style-name="T92"> </text:span><text:span text:style-name="_5f_OOoComputerLiteral"><text:span text:style-name="T55">"move"</text:span></text:span><text:span text:style-name="_5f_OOoComputerSpecial"><text:span text:style-name="T51">):</text:span></text:span><text:span text:style-name="T92"> </text:span></text:p>
      <text:p text:style-name="_5f_code"><text:span text:style-name="T92"><text:tab/><text:tab/></text:span><text:span text:style-name="_5f_OOoComputerKeyWord"><text:span text:style-name="T54">if</text:span></text:span><text:span text:style-name="_5f_OOoComputerSpecial"><text:span text:style-name="T54">(</text:span></text:span><text:span text:style-name="T93"> </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isMine</text:span></text:span><text:span text:style-name="_5f_OOoComputerSpecial"><text:span text:style-name="T54">(</text:span></text:span><text:span text:style-name="_5f_OOoComputerIdent"><text:span text:style-name="T54">self</text:span></text:span><text:span text:style-name="_5f_OOoComputerSpecial"><text:span text:style-name="T54">.</text:span></text:span><text:span text:style-name="_5f_OOoComputerIdent"><text:span text:style-name="T54">selectedCard</text:span></text:span><text:span text:style-name="_5f_OOoComputerSpecial"><text:span text:style-name="T54">())</text:span></text:span><text:span text:style-name="T93"> </text:span><text:span text:style-name="_5f_OOoComputerSpecial"><text:span text:style-name="T54">:</text:span></text:span></text:p>
      <text:p text:style-name="_5f_code"><text:span text:style-name="T93"><text:tab/><text:tab/><text:tab/></text:span><text:span text:style-name="_5f_OOoComputerKeyWord"><text:span text:style-name="T54">return</text:span></text:span><text:span text:style-name="T93"> </text:span><text:span text:style-name="_5f_OOoComputerIdent"><text:span text:style-name="T54">false</text:span></text:span></text:p>
      <text:p text:style-name="_5f_code"><text:span text:style-name="T92"/></text:p>
      <text:p text:style-name="_5f_code"><text:span text:style-name="T101"><text:s text:c="8"/></text:span><text:span text:style-name="_5f_OOoComputerKeyWord"><text:span text:style-name="T50">return</text:span></text:span><text:span text:style-name="T87"> </text:span><text:span text:style-name="_5f_OOoComputerIdent"><text:span text:style-name="T50">True</text:span></text:span></text:p>
      <text:h text:style-name="P163" text:outline-level="2"><text:bookmark-start text:name="__RefHeading__6751_1795008082"/><text:span text:style-name="T149">L'opposant</text:span><text:bookmark-end text:name="__RefHeading__6751_1795008082"/></text:h>
      <text:p text:style-name="P144">Pour définir le comportement de l'adversaire il faudra définir une classe qui contient la fonction getAction.</text:p>
      <text:p text:style-name="P144">Dans le cas de la bataille, notre adversaire va tout simplement jouer la seule carte qu'il a en main, voici l'implémentation de cette classe.</text:p>
      <text:p text:style-name="P144"/>
      <text:p text:style-name="_5f_code"><text:span text:style-name="T85">class </text:span>IABataille(IAPlugin):</text:p>
      <text:p text:style-name="_5f_code"><text:s text:c="4"/><text:span text:style-name="T87">def </text:span><text:span text:style-name="T123">__init__</text:span><text:span text:style-name="T91">(</text:span><text:span text:style-name="T90">self</text:span><text:span text:style-name="T91">):</text:span></text:p>
      <text:p text:style-name="_5f_code"><text:s text:c="8"/><text:span text:style-name="T91">IAPlugin.</text:span><text:span text:style-name="T123">__init__</text:span><text:span text:style-name="T91">(</text:span><text:span text:style-name="T90">self</text:span><text:span text:style-name="T91">, </text:span><text:span text:style-name="T98">1</text:span><text:span text:style-name="T91">)</text:span></text:p>
      <text:p text:style-name="_5f_code"><text:s text:c="4"/><text:span text:style-name="T87">def </text:span><text:span text:style-name="T91">getAction(</text:span><text:span text:style-name="T90">self</text:span><text:span text:style-name="T91">):</text:span></text:p>
      <text:p text:style-name="_5f_code"><text:s text:c="8"/><text:span text:style-name="T91">card = getCurrentPlayerFirstCard()</text:span></text:p>
      <text:p text:style-name="_5f_code"><text:s text:c="8"/><text:span text:style-name="T91">move = defAgentAction(</text:span><text:span text:style-name="T99">"move"</text:span><text:span text:style-name="T91">, card)</text:span></text:p>
      <text:p text:style-name="_5f_code"><text:s text:c="8"/><text:span text:style-name="T87">return </text:span><text:span text:style-name="T91">move</text:span></text:p>
      <text:p text:style-name="_5f_code"/>
      <text:p text:style-name="P145"/>
      <text:p text:style-name="P144">Pour définir une action on utilise la fonction defAgentAction qui prend en paramètre le nom de l'action et un argument, dans ce cas, la carte à jouer, puis on renvoie l'action.</text:p>
      <text:p text:style-name="P144"/>
      <text:p text:style-name="P144"/>
      <text:p text:style-name="P147">Ceci suffit pour définir le jeu de la bataille <text:span text:style-name="T151">dont voici un screenshot</text:span>.<text:note text:id="ftn2" text:note-class="footnote"><text:note-citation>3</text:note-citation><text:note-body><text:p text:style-name="P192">Vous pouvez consulter le code de la bataille dans le répertoire plugin/bataille du projet</text:p></text:note-body></text:note></text:p>
      <text:p text:style-name="P144"><draw:frame draw:style-name="fr1" draw:name="Frame9" text:anchor-type="paragraph" svg:width="6.6929in" draw:z-index="18"><draw:text-box fo:min-height="5.1992in"><text:p text:style-name="P188"><draw:frame draw:style-name="fr7" draw:name="Image10" text:anchor-type="paragraph" svg:width="6.6929in" style:rel-width="100%" svg:height="5.1992in" style:rel-height="scale" draw:z-index="19"><draw:image xlink:href="Pictures/1000000000000407000003212FADBE70.png" xlink:type="simple" xlink:show="embed" xlink:actuate="onLoad"/></draw:frame>ScreenShot <text:sequence text:ref-name="refScreenShot0" text:name="ScreenShot" text:formula="ooow:ScreenShot+1" style:num-format="1">1</text:sequence>: La bataille</text:p></draw:text-box></draw:frame></text:p>
      <text:h text:style-name="P80" text:outline-level="1"><text:bookmark-start text:name="__RefHeading__593_1668826222"/><text:span text:style-name="T135">Journal de bord</text:span><text:bookmark-end text:name="__RefHeading__593_1668826222"/></text:h>
      <text:p text:style-name="P133">Voici les étapes du développement d'après le journal de bord.</text:p>
      <text:list xml:id="list812684825609105218" text:style-name="L13">
        <text:list-item>
          <text:p text:style-name="P99">Analyse du projet, choix des outils, premiers diagrammes structurels</text:p>
        </text:list-item>
        <text:list-item>
          <text:p text:style-name="P99">Conception de la squelette de l'interface graphique, premier rencontre avec Pyglet</text:p>
        </text:list-item>
        <text:list-item>
          <text:p text:style-name="P99">Conception de la squelette du moteur de jeu : boucle principale et premiers « actions »</text:p>
        </text:list-item>
        <text:list-item>
          <text:p text:style-name="P99">Implémentation d'un jeu de bataille sans plugin</text:p>
        </text:list-item>
        <text:list-item>
          <text:p text:style-name="P99">Ajout <text:span text:style-name="T136">du PluginManager</text:span>, déplacement des <text:span text:style-name="T136">fonctions du GameState au PluginManager, <text:s/>premier plugin fonctionnant mais peu de fonctions.</text:span> </text:p>
        </text:list-item>
        <text:list-item>
          <text:p text:style-name="P100">Implémentation de la belote, ajout de fonctions pour les plugins.</text:p>
        </text:list-item>
        <text:list-item>
          <text:p text:style-name="P100">Révision de la documentation.</text:p>
        </text:list-item>
        <text:list-item>
          <text:p text:style-name="P100">Écriture rapport.</text:p>
          <text:p text:style-name="P99"/>
        </text:list-item>
      </text:list>
      <text:h text:style-name="P74" text:outline-level="1"><text:bookmark-start text:name="__RefHeading__1318_918576416"/>Conclusion<text:bookmark-end text:name="__RefHeading__1318_918576416"/></text:h>
      <text:p text:style-name="P134">Mon objectif est celui de travailler dans le développement d<text:span text:style-name="T150">es </text:span>jeux vidéo<text:span text:style-name="T150">s</text:span>, ce projet m'a donc beaucoup aidé a comprendre le fonctionnement d'un moteur de jeu, d'un moteur graphique et d'un plugin.</text:p>
      <text:p text:style-name="P134"/>
      <text:p text:style-name="P135">De plus, j'ai appris des nouvelles notions de Python 3, <text:span text:style-name="T137">le</text:span> <text:span text:style-name="T63">Decorator </text:span><text:span text:style-name="T44">par</text:span><text:span text:style-name="T63"> </text:span><text:span text:style-name="T44">exemple</text:span><text:span text:style-name="T43">, </text:span><text:span text:style-name="T36">et j'ai </text:span><text:span text:style-name="T44">acquis</text:span><text:span text:style-name="T36"> une bonne connaissance </text:span><text:span text:style-name="T63"><text:s/></text:span><text:span text:style-name="T43">de </text:span><text:span text:style-name="T36">Pyglet .</text:span></text:p>
      <text:p text:style-name="P135"><text:span text:style-name="T36"/></text:p>
      <text:p text:style-name="P135"><text:span text:style-name="T43">C'</text:span><text:span text:style-name="T36"> ét</text:span><text:span text:style-name="T43">ait</text:span><text:span text:style-name="T36"> agréable de travailler avec </text:span><text:span text:style-name="T43">cette bibliothèque</text:span><text:span text:style-name="T36">, </text:span><text:span text:style-name="T43">simple </text:span><text:span text:style-name="T36">et conceptuellement <text:s/>propre, </text:span><text:span text:style-name="T43">surtout </text:span><text:span text:style-name="T36">la gestion des événements. <text:s/></text:span><text:span text:style-name="T43">J'ai na pas du</text:span><text:span text:style-name="T36"> forcer une structure de </text:span><text:span text:style-name="T43">conception</text:span><text:span text:style-name="T36"> particuli</text:span><text:span text:style-name="T43">è</text:span><text:span text:style-name="T36">r</text:span><text:span text:style-name="T43">e</text:span><text:span text:style-name="T36"> </text:span><text:span text:style-name="T43">pour m'adapter à Pyglet, je suis très satisfait de mon choix.</text:span></text:p>
      <text:p text:style-name="P135"><text:span text:style-name="T43"/></text:p>
      <text:p text:style-name="P136">Bien que initialement <text:span text:style-name="T150">ce projet était</text:span> prévu pour deux personnes, j'ai quand-même pu avancer à la fois dans l'implémentation graphique et du moteur, j'aurais avoir aimé avoir plus de temps pour créer des autres exemples de plugins <text:span text:style-name="T137">et ajouter de fonctions en plus, mais le temps était malheureusement limité.</text:span></text:p>
      <text:p text:style-name="P136"><text:s/></text:p>
      <text:p text:style-name="P49"><text:s/></text:p>
      <text:p text:style-name="P49"/>
      <text:h text:style-name="P77" text:outline-level="1"><text:bookmark-start text:name="__RefHeading__1320_918576416"/><text:soft-page-break/>Annexe<text:bookmark-end text:name="__RefHeading__1320_918576416"/></text:h>
      <text:p text:style-name="P124"/>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ce style:name="Lohit Hindi1" svg:font-family="'Lohit Hindi'"/>
    <style:font-face style:name="Verdana" svg:font-family="Verdana, Arial, Helvetica, sans-serif"/>
    <style:font-face style:name="arial" svg:font-family="arial, sans-serif"/>
    <style:font-face style:name="sans-serif" svg:font-family="sans-serif"/>
    <style:font-face style:name="tahoma" svg:font-family="tahoma, arial, helvetica, 'bitstream vera sans',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9</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2T16:52:34.228671458</dc:date>
    <meta:editing-duration>P2DT8H42M6S</meta:editing-duration>
    <meta:editing-cycles>187</meta:editing-cycles>
    <meta:generator>LibreOffice/4.2.8.2$Linux_X86_64 LibreOffice_project/420m0$Build-2</meta:generator>
    <meta:document-statistic meta:table-count="0" meta:image-count="11" meta:object-count="0" meta:page-count="29" meta:paragraph-count="453" meta:word-count="3771" meta:character-count="24589" meta:non-whitespace-character-count="20235"/>
  </office:meta>
</office:document-meta>
</file>